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55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0.2425in"/>
    </style:style>
    <style:style style:name="co4" style:family="table-column">
      <style:table-column-properties fo:break-before="auto" style:column-width="0.1866in"/>
    </style:style>
    <style:style style:name="co5" style:family="table-column">
      <style:table-column-properties fo:break-before="auto" style:column-width="0.2091in"/>
    </style:style>
    <style:style style:name="co6" style:family="table-column">
      <style:table-column-properties fo:break-before="auto" style:column-width="0.198in"/>
    </style:style>
    <style:style style:name="co7" style:family="table-column">
      <style:table-column-properties fo:break-before="auto" style:column-width="0.2535in"/>
    </style:style>
    <style:style style:name="co8" style:family="table-column">
      <style:table-column-properties fo:break-before="auto" style:column-width="0.1764in"/>
    </style:style>
    <style:style style:name="co9" style:family="table-column">
      <style:table-column-properties fo:break-before="auto" style:column-width="0.3744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3.3583in"/>
    </style:style>
    <style:style style:name="co12" style:family="table-column">
      <style:table-column-properties fo:break-before="auto" style:column-width="0.4516in"/>
    </style:style>
    <style:style style:name="co13" style:family="table-column">
      <style:table-column-properties fo:break-before="auto" style:column-width="1.1193in"/>
    </style:style>
    <style:style style:name="co126" style:family="table-column">
      <style:table-column-properties fo:break-before="auto" style:column-width="0.978in"/>
    </style:style>
    <style:style style:name="co132" style:family="table-column">
      <style:table-column-properties fo:break-before="auto" style:column-width="2.5335in"/>
    </style:style>
    <style:style style:name="co133" style:family="table-column">
      <style:table-column-properties fo:break-before="auto" style:column-width="1.3118in"/>
    </style:style>
    <style:style style:name="co135" style:family="table-column">
      <style:table-column-properties fo:break-before="auto" style:column-width="0.8925in"/>
    </style:style>
    <style:style style:name="co136" style:family="table-column">
      <style:table-column-properties fo:break-before="auto" style:column-width="1.3764in"/>
    </style:style>
    <style:style style:name="co110" style:family="table-column">
      <style:table-column-properties fo:break-before="auto" style:column-width="1.4791in"/>
    </style:style>
    <style:style style:name="co137" style:family="table-column">
      <style:table-column-properties fo:break-before="auto" style:column-width="1.8646in"/>
    </style:style>
    <style:style style:name="co18" style:family="table-column">
      <style:table-column-properties fo:break-before="auto" style:column-width="0.6181in"/>
    </style:style>
    <style:style style:name="co127" style:family="table-column">
      <style:table-column-properties fo:break-before="auto" style:column-width="3.0472in"/>
    </style:style>
    <style:style style:name="co129" style:family="table-column">
      <style:table-column-properties fo:break-before="auto" style:column-width="2.0835in"/>
    </style:style>
    <style:style style:name="co21" style:family="table-column">
      <style:table-column-properties fo:break-before="auto" style:column-width="0.4764in"/>
    </style:style>
    <style:style style:name="co22" style:family="table-column">
      <style:table-column-properties fo:break-before="auto" style:column-width="2.0575in"/>
    </style:style>
    <style:style style:name="co23" style:family="table-column">
      <style:table-column-properties fo:break-before="auto" style:column-width="0.2071in"/>
    </style:style>
    <style:style style:name="co24" style:family="table-column">
      <style:table-column-properties fo:break-before="auto" style:column-width="0.2193in"/>
    </style:style>
    <style:style style:name="co25" style:family="table-column">
      <style:table-column-properties fo:break-before="auto" style:column-width="0.2327in"/>
    </style:style>
    <style:style style:name="co26" style:family="table-column">
      <style:table-column-properties fo:break-before="auto" style:column-width="0.2839in"/>
    </style:style>
    <style:style style:name="co27" style:family="table-column">
      <style:table-column-properties fo:break-before="auto" style:column-width="0.3992in"/>
    </style:style>
    <style:style style:name="co131" style:family="table-column">
      <style:table-column-properties fo:break-before="auto" style:column-width="2.4945in"/>
    </style:style>
    <style:style style:name="co108" style:family="table-column">
      <style:table-column-properties fo:break-before="auto" style:column-width="0.7598in"/>
    </style:style>
    <style:style style:name="co119" style:family="table-column">
      <style:table-column-properties fo:break-before="auto" style:column-width="1.7839in"/>
    </style:style>
    <style:style style:name="co120" style:family="table-column">
      <style:table-column-properties fo:break-before="auto" style:column-width="1.6299in"/>
    </style:style>
    <style:style style:name="co79" style:family="table-column">
      <style:table-column-properties fo:break-before="auto" style:column-width="0.7161in"/>
    </style:style>
    <style:style style:name="co122" style:family="table-column">
      <style:table-column-properties fo:break-before="auto" style:column-width="2.4665in"/>
    </style:style>
    <style:style style:name="co34" style:family="table-column">
      <style:table-column-properties fo:break-before="auto" style:column-width="0.1654in"/>
    </style:style>
    <style:style style:name="co140" style:family="table-column">
      <style:table-column-properties fo:break-before="auto" style:column-width="3.9091in"/>
    </style:style>
    <style:style style:name="co141" style:family="table-column">
      <style:table-column-properties fo:break-before="auto" style:column-width="0.848in"/>
    </style:style>
    <style:style style:name="co144" style:family="table-column">
      <style:table-column-properties fo:break-before="auto" style:column-width="0.8591in"/>
    </style:style>
    <style:style style:name="co145" style:family="table-column">
      <style:table-column-properties fo:break-before="auto" style:column-width="1.189in"/>
    </style:style>
    <style:style style:name="co125" style:family="table-column">
      <style:table-column-properties fo:break-before="auto" style:column-width="0.7209in"/>
    </style:style>
    <style:style style:name="co138" style:family="table-column">
      <style:table-column-properties fo:break-before="auto" style:column-width="2.1984in"/>
    </style:style>
    <style:style style:name="co123" style:family="table-column">
      <style:table-column-properties fo:break-before="auto" style:column-width="2.1217in"/>
    </style:style>
    <style:style style:name="co42" style:family="table-column">
      <style:table-column-properties fo:break-before="auto" style:column-width="0.7465in"/>
    </style:style>
    <style:style style:name="co139" style:family="table-column">
      <style:table-column-properties fo:break-before="auto" style:column-width="2.6874in"/>
    </style:style>
    <style:style style:name="co146" style:family="table-column">
      <style:table-column-properties fo:break-before="auto" style:column-width="4.7311in"/>
    </style:style>
    <style:style style:name="co46" style:family="table-column">
      <style:table-column-properties fo:break-before="auto" style:column-width="0.572in"/>
    </style:style>
    <style:style style:name="co47" style:family="table-column">
      <style:table-column-properties fo:break-before="auto" style:column-width="1.2992in"/>
    </style:style>
    <style:style style:name="co48" style:family="table-column">
      <style:table-column-properties fo:break-before="auto" style:column-width="2.0701in"/>
    </style:style>
    <style:style style:name="co49" style:family="table-column">
      <style:table-column-properties fo:break-before="auto" style:column-width="0.4402in"/>
    </style:style>
    <style:style style:name="co50" style:family="table-column">
      <style:table-column-properties fo:break-before="auto" style:column-width="1.7953in"/>
    </style:style>
    <style:style style:name="co51" style:family="table-column">
      <style:table-column-properties fo:break-before="auto" style:column-width="0.4181in"/>
    </style:style>
    <style:style style:name="co52" style:family="table-column">
      <style:table-column-properties fo:break-before="auto" style:column-width="2.3783in"/>
    </style:style>
    <style:style style:name="co115" style:family="table-column">
      <style:table-column-properties fo:break-before="auto" style:column-width="0.5835in"/>
    </style:style>
    <style:style style:name="co116" style:family="table-column">
      <style:table-column-properties fo:break-before="auto" style:column-width="1.9047in"/>
    </style:style>
    <style:style style:name="co117" style:family="table-column">
      <style:table-column-properties fo:break-before="auto" style:column-width="1.878in"/>
    </style:style>
    <style:style style:name="co95" style:family="table-column">
      <style:table-column-properties fo:break-before="auto" style:column-width="2.2756in"/>
    </style:style>
    <style:style style:name="co118" style:family="table-column">
      <style:table-column-properties fo:break-before="auto" style:column-width="0.4382in"/>
    </style:style>
    <style:style style:name="co121" style:family="table-column">
      <style:table-column-properties fo:break-before="auto" style:column-width="3.2925in"/>
    </style:style>
    <style:style style:name="co99" style:family="table-column">
      <style:table-column-properties fo:break-before="auto" style:column-width="0.9008in"/>
    </style:style>
    <style:style style:name="co100" style:family="table-column">
      <style:table-column-properties fo:break-before="auto" style:column-width="0.8492in"/>
    </style:style>
    <style:style style:name="co101" style:family="table-column">
      <style:table-column-properties fo:break-before="auto" style:column-width="1.6075in"/>
    </style:style>
    <style:style style:name="co67" style:family="table-column">
      <style:table-column-properties fo:break-before="auto" style:column-width="1.389in"/>
    </style:style>
    <style:style style:name="co102" style:family="table-column">
      <style:table-column-properties fo:break-before="auto" style:column-width="1.7362in"/>
    </style:style>
    <style:style style:name="co106" style:family="table-column">
      <style:table-column-properties fo:break-before="auto" style:column-width="2.0063in"/>
    </style:style>
    <style:style style:name="co109" style:family="table-column">
      <style:table-column-properties fo:break-before="auto" style:column-width="2.4689in"/>
    </style:style>
    <style:style style:name="co82" style:family="table-column">
      <style:table-column-properties fo:break-before="auto" style:column-width="1.3508in"/>
    </style:style>
    <style:style style:name="co83" style:family="table-column">
      <style:table-column-properties fo:break-before="auto" style:column-width="2.1346in"/>
    </style:style>
    <style:style style:name="co84" style:family="table-column">
      <style:table-column-properties fo:break-before="auto" style:column-width="1.698in"/>
    </style:style>
    <style:style style:name="co86" style:family="table-column">
      <style:table-column-properties fo:break-before="auto" style:column-width="1.8134in"/>
    </style:style>
    <style:style style:name="co87" style:family="table-column">
      <style:table-column-properties fo:break-before="auto" style:column-width="4.2043in"/>
    </style:style>
    <style:style style:name="co130" style:family="table-column">
      <style:table-column-properties fo:break-before="auto" style:column-width="2.1472in"/>
    </style:style>
    <style:style style:name="co96" style:family="table-column">
      <style:table-column-properties fo:break-before="auto" style:column-width="0.4898in"/>
    </style:style>
    <style:style style:name="co134" style:family="table-column">
      <style:table-column-properties fo:break-before="auto" style:column-width="0.5535in"/>
    </style:style>
    <style:style style:name="co142" style:family="table-column">
      <style:table-column-properties fo:break-before="auto" style:column-width="1.6591in"/>
    </style:style>
    <style:style style:name="co91" style:family="table-column">
      <style:table-column-properties fo:break-before="auto" style:column-width="1.4917in"/>
    </style:style>
    <style:style style:name="co93" style:family="table-column">
      <style:table-column-properties fo:break-before="auto" style:column-width="1.4661in"/>
    </style:style>
    <style:style style:name="co94" style:family="table-column">
      <style:table-column-properties fo:break-before="auto" style:column-width="0.528in"/>
    </style:style>
    <style:style style:name="co97" style:family="table-column">
      <style:table-column-properties fo:break-before="auto" style:column-width="2.5591in"/>
    </style:style>
    <style:style style:name="co114" style:family="table-column">
      <style:table-column-properties fo:break-before="auto" style:column-width="3.4201in"/>
    </style:style>
    <style:style style:name="co111" style:family="table-column">
      <style:table-column-properties fo:break-before="auto" style:column-width="1.2346in"/>
    </style:style>
    <style:style style:name="co112" style:family="table-column">
      <style:table-column-properties fo:break-before="auto" style:column-width="1.7492in"/>
    </style:style>
    <style:style style:name="co113" style:family="table-column">
      <style:table-column-properties fo:break-before="auto" style:column-width="2.9189in"/>
    </style:style>
    <style:style style:name="co92" style:family="table-column">
      <style:table-column-properties fo:break-before="auto" style:column-width="1.2091in"/>
    </style:style>
    <style:style style:name="co98" style:family="table-column">
      <style:table-column-properties fo:break-before="auto" style:column-width="1.8902in"/>
    </style:style>
    <style:style style:name="co104" style:family="table-column">
      <style:table-column-properties fo:break-before="auto" style:column-width="1.3374in"/>
    </style:style>
    <style:style style:name="co105" style:family="table-column">
      <style:table-column-properties fo:break-before="auto" style:column-width="1.6846in"/>
    </style:style>
    <style:style style:name="co107" style:family="table-column">
      <style:table-column-properties fo:break-before="auto" style:column-width="4.2937in"/>
    </style:style>
    <style:style style:name="ro1" style:family="table-row">
      <style:table-row-properties style:row-height="0.1862in" fo:break-before="auto" style:use-optimal-row-height="true"/>
    </style:style>
    <style:style style:name="ro18" style:family="table-row">
      <style:table-row-properties style:row-height="0.1783in" fo:break-before="auto" style:use-optimal-row-height="true"/>
    </style:style>
    <style:style style:name="ro14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1665in" fo:break-before="auto" style:use-optimal-row-height="true"/>
    </style:style>
    <style:style style:name="ro21" style:family="table-row">
      <style:table-row-properties style:row-height="0.1665in" fo:break-before="auto" style:use-optimal-row-height="true"/>
    </style:style>
    <style:style style:name="ro25" style:family="table-row">
      <style:table-row-properties style:row-height="0.1783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1783in" fo:break-before="auto" style:use-optimal-row-height="true"/>
    </style:style>
    <style:style style:name="ro24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1783in" fo:break-before="auto" style:use-optimal-row-height="true"/>
    </style:style>
    <style:style style:name="ro17" style:family="table-row">
      <style:table-row-properties style:row-height="0.1827in" fo:break-before="auto" style:use-optimal-row-height="true"/>
    </style:style>
    <style:style style:name="ta1" style:family="table" style:master-page-name="PageStyle_5f_total_20_for_20_set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ta19" style:family="table" style:master-page-name="PageStyle_5f_helmet">
      <style:table-properties table:display="true" style:writing-mode="lr-tb"/>
    </style:style>
    <style:style style:name="ta22" style:family="table" style:master-page-name="PageStyle_5f_amulet">
      <style:table-properties table:display="true" style:writing-mode="lr-tb"/>
    </style:style>
    <style:style style:name="ta17" style:family="table" style:master-page-name="PageStyle_5f_main">
      <style:table-properties table:display="true" style:writing-mode="lr-tb"/>
    </style:style>
    <style:style style:name="ta6" style:family="table" style:master-page-name="PageStyle_5f_breastplate">
      <style:table-properties table:display="true" style:writing-mode="lr-tb"/>
    </style:style>
    <style:style style:name="ta20" style:family="table" style:master-page-name="PageStyle_5f_cloak">
      <style:table-properties table:display="true" style:writing-mode="lr-tb"/>
    </style:style>
    <style:style style:name="ta12" style:family="table" style:master-page-name="PageStyle_5f_greaves">
      <style:table-properties table:display="true" style:writing-mode="lr-tb"/>
    </style:style>
    <style:style style:name="ta18" style:family="table" style:master-page-name="PageStyle_5f_boots">
      <style:table-properties table:display="true" style:writing-mode="lr-tb"/>
    </style:style>
    <style:style style:name="ta14" style:family="table" style:master-page-name="PageStyle_5f_ring">
      <style:table-properties table:display="true" style:writing-mode="lr-tb"/>
    </style:style>
    <style:style style:name="ta21" style:family="table" style:master-page-name="PageStyle_5f_shield">
      <style:table-properties table:display="true" style:writing-mode="lr-tb"/>
    </style:style>
    <style:style style:name="ta16" style:family="table" style:master-page-name="PageStyle_5f_other">
      <style:table-properties table:display="true" style:writing-mode="lr-tb"/>
    </style:style>
    <style:style style:name="ta23" style:family="table" style:master-page-name="PageStyle_5f_glove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 style:data-style-name="N100"/>
    <style:style style:name="ce11" style:family="table-cell" style:parent-style-name="Default" style:data-style-name="N37"/>
    <style:style style:name="ce9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cc"/>
    </style:style>
  </office:automatic-styles>
  <office:body>
    <office:spreadsheet>
      <table:calculation-settings table:case-sensitive="false" table:automatic-find-labels="false" table:use-regular-expressions="false"/>
      <table:table table:name="total for s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number-columns-repeated="1006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El</text:p>
          </table:table-cell>
          <table:table-cell office:value-type="string">
            <text:p>M</text:p>
          </table:table-cell>
          <table:table-cell office:value-type="string">
            <text:p>En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Sum</text:p>
          </table:table-cell>
          <table:table-cell/>
          <table:table-cell table:style-name="ce2" office:value-type="string">
            <text:p>Jugger Rating</text:p>
          </table:table-cell>
          <table:table-cell table:style-name="ce2" office:value-type="string">
            <text:p>Value</text:p>
          </table:table-cell>
          <table:table-cell/>
          <table:table-cell table:style-name="ce3" office:value-type="string">
            <text:p>Mud Rating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elmet</text:p>
          </table:table-cell>
          <table:table-cell table:number-columns-repeated="11"/>
          <table:table-cell table:formula="of:=SUM([.C2:.L2])" office:value-type="float" office:value="0">
            <text:p>0</text:p>
          </table:table-cell>
          <table:table-cell/>
          <table:table-cell office:value-type="string">
            <text:p>Negative protection from this form of attack.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poor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amulet</text:p>
          </table:table-cell>
          <table:table-cell office:value-type="string">
            <text:p>delictate gold crown (shiny)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C3:.L3])" office:value-type="float" office:value="9">
            <text:p>9</text:p>
          </table:table-cell>
          <table:table-cell/>
          <table:table-cell office:value-type="string">
            <text:p>No protection from this form of attack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1">
          <table:table-cell office:value-type="string">
            <text:p>main</text:p>
          </table:table-cell>
          <table:table-cell office:value-type="string">
            <text:p>translucent armo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formula="of:=SUM([.C4:.L4])" office:value-type="float" office:value="34">
            <text:p>34</text:p>
          </table:table-cell>
          <table:table-cell/>
          <table:table-cell office:value-type="string">
            <text:p>Very little protection from this form of attack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cent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office:value-type="string">
            <text:p>cloak</text:p>
          </table:table-cell>
          <table:table-cell table:number-columns-repeated="11"/>
          <table:table-cell table:formula="of:=SUM([.C5:.L5])" office:value-type="float" office:value="0">
            <text:p>0</text:p>
          </table:table-cell>
          <table:table-cell/>
          <table:table-cell office:value-type="string">
            <text:p>Very poor protection from this form of attack.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mpressive</text:p>
          </table:table-cell>
          <table:table-cell office:value-type="float" office:value="4">
            <text:p>4</text:p>
          </table:table-cell>
          <table:table-cell table:number-columns-repeated="1005"/>
        </table:table-row>
        <table:table-row table:style-name="ro1">
          <table:table-cell office:value-type="string">
            <text:p>gloves</text:p>
          </table:table-cell>
          <table:table-cell table:number-columns-repeated="11"/>
          <table:table-cell table:formula="of:=SUM([.C6:.L6])" office:value-type="float" office:value="0">
            <text:p>0</text:p>
          </table:table-cell>
          <table:table-cell/>
          <table:table-cell office:value-type="string">
            <text:p>Poor protection from this form of attack.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ery impressive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1">
          <table:table-cell office:value-type="string">
            <text:p>greaves</text:p>
          </table:table-cell>
          <table:table-cell table:number-columns-repeated="11"/>
          <table:table-cell table:formula="of:=SUM([.C7:.L7])" office:value-type="float" office:value="0">
            <text:p>0</text:p>
          </table:table-cell>
          <table:table-cell/>
          <table:table-cell office:value-type="string">
            <text:p>Below average protection from this form of attack.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boots</text:p>
          </table:table-cell>
          <table:table-cell table:number-columns-repeated="11"/>
          <table:table-cell table:formula="of:=SUM([.C8:.L8])" office:value-type="float" office:value="0">
            <text:p>0</text:p>
          </table:table-cell>
          <table:table-cell/>
          <table:table-cell office:value-type="string">
            <text:p>Average protection from this form of attack.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ing</text:p>
          </table:table-cell>
          <table:table-cell office:value-type="string">
            <text:p>ivory ring of protection</text:p>
          </table:table-cell>
          <table:table-cell table:number-columns-repeated="10" office:value-type="float" office:value="2">
            <text:p>2</text:p>
          </table:table-cell>
          <table:table-cell table:formula="of:=SUM([.C9:.L9])" office:value-type="float" office:value="20">
            <text:p>20</text:p>
          </table:table-cell>
          <table:table-cell/>
          <table:table-cell office:value-type="string">
            <text:p>Above average protection from this form of attack.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ing</text:p>
          </table:table-cell>
          <table:table-cell office:value-type="string">
            <text:p>lead ring of stoneski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10:.L10])" office:value-type="float" office:value="12">
            <text:p>12</text:p>
          </table:table-cell>
          <table:table-cell/>
          <table:table-cell office:value-type="string">
            <text:p>Good protection from this form of attack.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hield</text:p>
          </table:table-cell>
          <table:table-cell office:value-type="string">
            <text:p>translucent shield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C11:.L11])" office:value-type="float" office:value="21">
            <text:p>21</text:p>
          </table:table-cell>
          <table:table-cell/>
          <table:table-cell office:value-type="string">
            <text:p>Very good protection from this form of attack.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other</text:p>
          </table:table-cell>
          <table:table-cell office:value-type="string">
            <text:p>blood red bracers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C12:.L12])" office:value-type="float" office:value="9">
            <text:p>9</text:p>
          </table:table-cell>
          <table:table-cell/>
          <table:table-cell office:value-type="string">
            <text:p>Excellent protection from this form of attack.</text:p>
          </table:table-cell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table:formula="of:=SUM([.C2:.C12])" office:value-type="float" office:value="20">
            <text:p>20</text:p>
          </table:table-cell>
          <table:table-cell table:style-name="ce1" table:formula="of:=SUM([.D2:.D12])" office:value-type="float" office:value="21">
            <text:p>21</text:p>
          </table:table-cell>
          <table:table-cell table:style-name="ce1" table:formula="of:=SUM([.E2:.E12])" office:value-type="float" office:value="11">
            <text:p>11</text:p>
          </table:table-cell>
          <table:table-cell table:style-name="ce1" table:formula="of:=SUM([.F2:.F12])" office:value-type="float" office:value="10">
            <text:p>10</text:p>
          </table:table-cell>
          <table:table-cell table:style-name="ce1" table:formula="of:=SUM([.G2:.G12])" office:value-type="float" office:value="5">
            <text:p>5</text:p>
          </table:table-cell>
          <table:table-cell table:style-name="ce1" table:formula="of:=SUM([.H2:.H12])" office:value-type="float" office:value="8">
            <text:p>8</text:p>
          </table:table-cell>
          <table:table-cell table:style-name="ce1" table:formula="of:=SUM([.I2:.I12])" office:value-type="float" office:value="4">
            <text:p>4</text:p>
          </table:table-cell>
          <table:table-cell table:style-name="ce1" table:formula="of:=SUM([.J2:.J12])" office:value-type="float" office:value="16">
            <text:p>16</text:p>
          </table:table-cell>
          <table:table-cell table:style-name="ce1" table:formula="of:=SUM([.K2:.K12])" office:value-type="float" office:value="5">
            <text:p>5</text:p>
          </table:table-cell>
          <table:table-cell table:style-name="ce1" table:formula="of:=SUM([.L2:.L12])" office:value-type="float" office:value="5">
            <text:p>5</text:p>
          </table:table-cell>
          <table:table-cell table:style-name="ce1" table:formula="of:=SUM([.M2:.M12])" office:value-type="float" office:value="105">
            <text:p>105</text:p>
          </table:table-cell>
          <table:table-cell/>
          <table:table-cell office:value-type="string">
            <text:p>Supreme protection from this form of attack.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Ultra protection from this form of attack.</text:p>
          </table:table-cell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Absurd protection from this form of attack.</text:p>
          </table:table-cell>
          <table:table-cell office:value-type="float" office:value="12">
            <text:p>12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Off the scale.</text:p>
          </table:table-cell>
          <table:table-cell office:value-type="float" office:value="13">
            <text:p>13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Approaching Uberness.</text:p>
          </table:table-cell>
          <table:table-cell office:value-type="float" office:value="14">
            <text:p>14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At the brink of Uberness.</text:p>
          </table:table-cell>
          <table:table-cell office:value-type="float" office:value="15">
            <text:p>15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reinforce</text:p>
          </table:table-cell>
          <table:table-cell table:number-columns-repeated="10" office:value-type="float" office:value="0">
            <text:p>0</text:p>
          </table:table-cell>
          <table:table-cell table:formula="of:=SUM([.C19:.L19])" office:value-type="float" office:value="0">
            <text:p>0</text:p>
          </table:table-cell>
          <table:table-cell/>
          <table:table-cell office:value-type="string">
            <text:p>Uber.</text:p>
          </table:table-cell>
          <table:table-cell office:value-type="float" office:value="16">
            <text:p>16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Uberly uber.</text:p>
          </table:table-cell>
          <table:table-cell office:value-type="float" office:value="17">
            <text:p>1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table:formula="of:=SUM([.C13:.C20])" office:value-type="float" office:value="20">
            <text:p>20</text:p>
          </table:table-cell>
          <table:table-cell table:style-name="ce1" table:formula="of:=SUM([.D13:.D20])" office:value-type="float" office:value="21">
            <text:p>21</text:p>
          </table:table-cell>
          <table:table-cell table:style-name="ce1" table:formula="of:=SUM([.E13:.E20])" office:value-type="float" office:value="11">
            <text:p>11</text:p>
          </table:table-cell>
          <table:table-cell table:style-name="ce1" table:formula="of:=SUM([.F13:.F20])" office:value-type="float" office:value="10">
            <text:p>10</text:p>
          </table:table-cell>
          <table:table-cell table:style-name="ce1" table:formula="of:=SUM([.G13:.G20])" office:value-type="float" office:value="5">
            <text:p>5</text:p>
          </table:table-cell>
          <table:table-cell table:style-name="ce1" table:formula="of:=SUM([.H13:.H20])" office:value-type="float" office:value="8">
            <text:p>8</text:p>
          </table:table-cell>
          <table:table-cell table:style-name="ce1" table:formula="of:=SUM([.I13:.I20])" office:value-type="float" office:value="4">
            <text:p>4</text:p>
          </table:table-cell>
          <table:table-cell table:style-name="ce1" table:formula="of:=SUM([.J13:.J20])" office:value-type="float" office:value="16">
            <text:p>16</text:p>
          </table:table-cell>
          <table:table-cell table:style-name="ce1" table:formula="of:=SUM([.K13:.K20])" office:value-type="float" office:value="5">
            <text:p>5</text:p>
          </table:table-cell>
          <table:table-cell table:style-name="ce1" table:formula="of:=SUM([.L13:.L20])" office:value-type="float" office:value="5">
            <text:p>5</text:p>
          </table:table-cell>
          <table:table-cell table:style-name="ce1" table:formula="of:=SUM([.M13:.M20])" office:value-type="float" office:value="105">
            <text:p>105</text:p>
          </table:table-cell>
          <table:table-cell/>
          <table:table-cell office:value-type="string">
            <text:p>The one above Uberly uber.</text:p>
          </table:table-cell>
          <table:table-cell office:value-type="float" office:value="18">
            <text:p>18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The one above the one above Uberly uber.</text:p>
          </table:table-cell>
          <table:table-cell office:value-type="float" office:value="19">
            <text:p>19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First level of perfection.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Second level of perfection.</text:p>
          </table:table-cell>
          <table:table-cell office:value-type="float" office:value="21">
            <text:p>2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Third level of perfection.</text:p>
          </table:table-cell>
          <table:table-cell office:value-type="float" office:value="22">
            <text:p>22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Fourth level of perfection.</text:p>
          </table:table-cell>
          <table:table-cell office:value-type="float" office:value="23">
            <text:p>23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Perfect.</text:p>
          </table:table-cell>
          <table:table-cell office:value-type="float" office:value="24">
            <text:p>24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You are virtually immune to this form of attack.</text:p>
          </table:table-cell>
          <table:table-cell office:value-type="float" office:value="25">
            <text:p>2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orn armour values are relative to the class of armour it is (shield, gloves, etc.)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inforce is the raw number of the plating and is easier to gauge how effective it 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 weight in the worn ac, I'll have to come up with a weight for each class, based 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e output shown in score and see what contributes what</text:p>
          </table:table-cell>
          <table:table-cell table:number-columns-repeated="1022"/>
        </table:table-row>
      </table:table>
      <table:table table:name="sets" table:style-name="ta13" table:print="false">
        <office:forms form:automatic-focus="false" form:apply-design-mode="false"/>
        <table:table-column table:style-name="co126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5" table:number-columns-repeated="4" table:default-cell-style-name="Default"/>
        <table:table-column table:style-name="co136" table:default-cell-style-name="Default"/>
        <table:table-column table:style-name="co110" table:default-cell-style-name="Default"/>
        <table:table-column table:style-name="co137" table:default-cell-style-name="Default"/>
        <table:table-row table:style-name="ro18">
          <table:table-cell table:style-name="ce9" office:value-type="string">
            <text:p>regen/heals</text:p>
          </table:table-cell>
          <table:table-cell table:number-columns-repeated="3"/>
          <table:table-cell table:style-name="ce9" office:value-type="string">
            <text:p>carnegie/dressy</text:p>
          </table:table-cell>
          <table:table-cell table:number-columns-repeated="2"/>
          <table:table-cell table:style-name="ce9" office:value-type="string">
            <text:p>knight deflect set</text:p>
          </table:table-cell>
          <table:table-cell table:number-columns-repeated="2"/>
        </table:table-row>
        <table:table-row table:style-name="ro18">
          <table:table-cell table:style-name="ce9" office:value-type="string">
            <text:p>wielded</text:p>
          </table:table-cell>
          <table:table-cell office:value-type="string">
            <text:p>sapphire studded sceptre, fang sword</text:p>
          </table:table-cell>
          <table:table-cell office:value-type="string">
            <text:p>random sp heals</text:p>
          </table:table-cell>
          <table:table-cell table:number-columns-repeated="4"/>
          <table:table-cell office:value-type="string">
            <text:p>use reforge!</text:p>
          </table:table-cell>
          <table:table-cell table:number-columns-repeated="2"/>
        </table:table-row>
        <table:table-row table:style-name="ro18">
          <table:table-cell table:style-name="ce9"/>
          <table:table-cell office:value-type="string">
            <text:p>blade of ghoti</text:p>
          </table:table-cell>
          <table:table-cell office:value-type="string">
            <text:p>hp heals, stuns mobs</text:p>
          </table:table-cell>
          <table:table-cell/>
          <table:table-cell office:value-type="string">
            <text:p>helmet</text:p>
          </table:table-cell>
          <table:table-cell table:number-columns-repeated="4"/>
          <table:table-cell office:value-type="string">
            <text:p>notes</text:p>
          </table:table-cell>
        </table:table-row>
        <table:table-row table:style-name="ro1">
          <table:table-cell office:value-type="string">
            <text:p>helmet</text:p>
          </table:table-cell>
          <table:table-cell table:number-columns-repeated="3"/>
          <table:table-cell office:value-type="string">
            <text:p>amulet</text:p>
          </table:table-cell>
          <table:table-cell office:value-type="string">
            <text:p>cravat</text:p>
          </table:table-cell>
          <table:table-cell/>
          <table:table-cell office:value-type="string">
            <text:p>helmet</text:p>
          </table:table-cell>
          <table:table-cell office:value-type="string">
            <text:p>plumed helmet</text:p>
          </table:table-cell>
          <table:table-cell office:value-type="string">
            <text:p>has the most slots I can find</text:p>
          </table:table-cell>
        </table:table-row>
        <table:table-row table:style-name="ro14">
          <table:table-cell office:value-type="string">
            <text:p>amulet</text:p>
          </table:table-cell>
          <table:table-cell office:value-type="string">
            <text:p>celestians amulet</text:p>
          </table:table-cell>
          <table:table-cell office:value-type="string">
            <text:p>random sps (hps?)</text:p>
          </table:table-cell>
          <table:table-cell/>
          <table:table-cell office:value-type="string">
            <text:p>main</text:p>
          </table:table-cell>
          <table:table-cell table:number-columns-repeated="5"/>
        </table:table-row>
        <table:table-row table:style-name="ro14">
          <table:table-cell/>
          <table:table-cell office:value-type="string">
            <text:p>amulet of fire</text:p>
          </table:table-cell>
          <table:table-cell office:value-type="string">
            <text:p>sp regen</text:p>
          </table:table-cell>
          <table:table-cell/>
          <table:table-cell office:value-type="string">
            <text:p>breastplate</text:p>
          </table:table-cell>
          <table:table-cell table:number-columns-repeated="5"/>
        </table:table-row>
        <table:table-row table:style-name="ro18">
          <table:table-cell office:value-type="string">
            <text:p>main</text:p>
          </table:table-cell>
          <table:table-cell office:value-type="string">
            <text:p>armour of elements</text:p>
          </table:table-cell>
          <table:table-cell office:value-type="string">
            <text:p>.5/.5 regen</text:p>
          </table:table-cell>
          <table:table-cell/>
          <table:table-cell office:value-type="string">
            <text:p>cloak</text:p>
          </table:table-cell>
          <table:table-cell office:value-type="string">
            <text:p>suit coat</text:p>
          </table:table-cell>
          <table:table-cell/>
          <table:table-cell office:value-type="string">
            <text:p>main</text:p>
          </table:table-cell>
          <table:table-cell office:value-type="string">
            <text:p>octochromatic armour</text:p>
          </table:table-cell>
          <table:table-cell office:value-type="string">
            <text:p>ALL</text:p>
          </table:table-cell>
        </table:table-row>
        <table:table-row table:style-name="ro18">
          <table:table-cell office:value-type="string">
            <text:p>breastplate</text:p>
          </table:table-cell>
          <table:table-cell table:number-columns-repeated="3"/>
          <table:table-cell office:value-type="string">
            <text:p>greaves</text:p>
          </table:table-cell>
          <table:table-cell office:value-type="string">
            <text:p>suit pants</text:p>
          </table:table-cell>
          <table:table-cell table:number-columns-repeated="2"/>
          <table:table-cell office:value-type="string">
            <text:p>armour of the magus</text:p>
          </table:table-cell>
          <table:table-cell office:value-type="string">
            <text:p>ALL</text:p>
          </table:table-cell>
        </table:table-row>
        <table:table-row table:style-name="ro18">
          <table:table-cell office:value-type="string">
            <text:p>cloak</text:p>
          </table:table-cell>
          <table:table-cell office:value-type="string">
            <text:p>cloak of karak</text:p>
          </table:table-cell>
          <table:table-cell office:value-type="string">
            <text:p>random hp/sp heal</text:p>
          </table:table-cell>
          <table:table-cell/>
          <table:table-cell office:value-type="string">
            <text:p>gloves</text:p>
          </table:table-cell>
          <table:table-cell table:number-columns-repeated="2"/>
          <table:table-cell office:value-type="string">
            <text:p>cloak</text:p>
          </table:table-cell>
          <table:table-cell office:value-type="string">
            <text:p>cloak of karak</text:p>
          </table:table-cell>
          <table:table-cell office:value-type="string">
            <text:p>ALL</text:p>
          </table:table-cell>
        </table:table-row>
        <table:table-row table:style-name="ro14">
          <table:table-cell/>
          <table:table-cell office:value-type="string">
            <text:p>ornate robe (from princesses)</text:p>
          </table:table-cell>
          <table:table-cell office:value-type="string">
            <text:p>random sps heals</text:p>
          </table:table-cell>
          <table:table-cell/>
          <table:table-cell office:value-type="string">
            <text:p>boots</text:p>
          </table:table-cell>
          <table:table-cell office:value-type="string">
            <text:p>loafers</text:p>
          </table:table-cell>
          <table:table-cell table:number-columns-repeated="4"/>
        </table:table-row>
        <table:table-row table:style-name="ro18">
          <table:table-cell office:value-type="string">
            <text:p>greaves</text:p>
          </table:table-cell>
          <table:table-cell table:number-columns-repeated="3"/>
          <table:table-cell office:value-type="string">
            <text:p>shield</text:p>
          </table:table-cell>
          <table:table-cell table:number-columns-repeated="2"/>
          <table:table-cell office:value-type="string">
            <text:p>gloves</text:p>
          </table:table-cell>
          <table:table-cell office:value-type="string">
            <text:p>gloves of karak?</text:p>
          </table:table-cell>
          <table:table-cell/>
        </table:table-row>
        <table:table-row table:style-name="ro18">
          <table:table-cell office:value-type="string">
            <text:p>gloves</text:p>
          </table:table-cell>
          <table:table-cell office:value-type="string">
            <text:p>gauntlets of might w/ axls card</text:p>
          </table:table-cell>
          <table:table-cell table:style-name="ce10" office:value-type="string">
            <text:p>1/1</text:p>
          </table:table-cell>
          <table:table-cell/>
          <table:table-cell office:value-type="string">
            <text:p>ring</text:p>
          </table:table-cell>
          <table:table-cell table:number-columns-repeated="3"/>
          <table:table-cell office:value-type="string">
            <text:p>dermal gloves of cryo</text:p>
          </table:table-cell>
          <table:table-cell office:value-type="string">
            <text:p>decent number of slots</text:p>
          </table:table-cell>
        </table:table-row>
        <table:table-row table:style-name="ro1">
          <table:table-cell office:value-type="string">
            <text:p>boots</text:p>
          </table:table-cell>
          <table:table-cell table:number-columns-repeated="3"/>
          <table:table-cell office:value-type="string">
            <text:p>ring</text:p>
          </table:table-cell>
          <table:table-cell table:number-columns-repeated="5"/>
        </table:table-row>
        <table:table-row table:style-name="ro18">
          <table:table-cell office:value-type="string">
            <text:p>shield</text:p>
          </table:table-cell>
          <table:table-cell table:number-columns-repeated="3"/>
          <table:table-cell office:value-type="string">
            <text:p>other</text:p>
          </table:table-cell>
          <table:table-cell office:value-type="string">
            <text:p>wristwatch</text:p>
          </table:table-cell>
          <table:table-cell/>
          <table:table-cell office:value-type="string">
            <text:p>boots</text:p>
          </table:table-cell>
          <table:table-cell office:value-type="string">
            <text:p>boots of karak?</text:p>
          </table:table-cell>
          <table:table-cell/>
        </table:table-row>
        <table:table-row table:style-name="ro18">
          <table:table-cell office:value-type="string">
            <text:p>ring</text:p>
          </table:table-cell>
          <table:table-cell office:value-type="string">
            <text:p>ring of winter</text:p>
          </table:table-cell>
          <table:table-cell office:value-type="string">
            <text:p>random 5 sp heal</text:p>
          </table:table-cell>
          <table:table-cell table:number-columns-repeated="5"/>
          <table:table-cell office:value-type="string">
            <text:p>dermal boots</text:p>
          </table:table-cell>
          <table:table-cell office:value-type="string">
            <text:p>decent number of slots</text:p>
          </table:table-cell>
        </table:table-row>
        <table:table-row table:style-name="ro1">
          <table:table-cell office:value-type="string">
            <text:p>ring</text:p>
          </table:table-cell>
          <table:table-cell office:value-type="string">
            <text:p>ring of winter</text:p>
          </table:table-cell>
          <table:table-cell table:number-columns-repeated="6"/>
          <table:table-cell office:value-type="string">
            <text:p>holy shoes</text:p>
          </table:table-cell>
          <table:table-cell office:value-type="string">
            <text:p>decent number of slots</text:p>
          </table:table-cell>
        </table:table-row>
        <table:table-row table:style-name="ro18">
          <table:table-cell/>
          <table:table-cell office:value-type="string">
            <text:p>diamond ring of life</text:p>
          </table:table-cell>
          <table:table-cell office:value-type="string">
            <text:p>1/0 or 0/1</text:p>
          </table:table-cell>
          <table:table-cell table:number-columns-repeated="5"/>
          <table:table-cell office:value-type="string">
            <text:p>loafers, carnegie 2.0</text:p>
          </table:table-cell>
          <table:table-cell office:value-type="string">
            <text:p>decent number of slots</text:p>
          </table:table-cell>
        </table:table-row>
        <table:table-row table:style-name="ro1">
          <table:table-cell/>
          <table:table-cell office:value-type="string">
            <text:p>crelevere</text:p>
          </table:table-cell>
          <table:table-cell table:style-name="ce11" office:value-type="string">
            <text:p>3/3 regen</text:p>
          </table:table-cell>
          <table:table-cell table:number-columns-repeated="7"/>
        </table:table-row>
        <table:table-row table:style-name="ro18">
          <table:table-cell/>
          <table:table-cell office:value-type="string">
            <text:p>crelevere</text:p>
          </table:table-cell>
          <table:table-cell table:style-name="ce11" office:value-type="string">
            <text:p>3/3 regen</text:p>
          </table:table-cell>
          <table:table-cell table:number-columns-repeated="4"/>
          <table:table-cell office:value-type="string">
            <text:p>shield</text:p>
          </table:table-cell>
          <table:table-cell office:value-type="string">
            <text:p>shield of sparing</text:p>
          </table:table-cell>
          <table:table-cell office:value-type="string">
            <text:p>harfain, reforge for ALL</text:p>
          </table:table-cell>
        </table:table-row>
        <table:table-row table:style-name="ro18">
          <table:table-cell office:value-type="string">
            <text:p>other</text:p>
          </table:table-cell>
          <table:table-cell office:value-type="string">
            <text:p>wwf heavy weight championship belt</text:p>
          </table:table-cell>
          <table:table-cell table:style-name="ce10" office:value-type="string">
            <text:p>1/1</text:p>
          </table:table-cell>
          <table:table-cell table:number-columns-repeated="5"/>
          <table:table-cell office:value-type="string">
            <text:p>chalky white shield</text:p>
          </table:table-cell>
          <table:table-cell/>
        </table:table-row>
        <table:table-row table:style-name="ro18">
          <table:table-cell office:value-type="string">
            <text:p>unkown</text:p>
          </table:table-cell>
          <table:table-cell table:number-columns-repeated="7"/>
          <table:table-cell office:value-type="string">
            <text:p>dermal shield</text:p>
          </table:table-cell>
          <table:table-cell/>
        </table:table-row>
        <table:table-row table:style-name="ro18">
          <table:table-cell office:value-type="string">
            <text:p>misc</text:p>
          </table:table-cell>
          <table:table-cell office:value-type="string">
            <text:p>oj cow oj</text:p>
          </table:table-cell>
          <table:table-cell table:style-name="ce10" office:value-type="string">
            <text:p>1/1</text:p>
          </table:table-cell>
          <table:table-cell table:number-columns-repeated="5"/>
          <table:table-cell office:value-type="string">
            <text:p>trans shield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blood crystal</text:p>
          </table:table-cell>
          <table:table-cell office:value-type="string">
            <text:p>fill and enjoy 50 hps a round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lobe of pure energy</text:p>
          </table:table-cell>
          <table:table-cell table:style-name="ce10" office:value-type="string">
            <text:p>0/1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otion of regen</text:p>
          </table:table-cell>
          <table:table-cell office:value-type="string">
            <text:p>2/2 ish</text:p>
          </table:table-cell>
          <table:table-cell table:number-columns-repeated="7"/>
        </table:table-row>
      </table:table>
      <table:table table:name="helmet" table:style-name="ta19" table:print="false">
        <office:forms form:automatic-focus="false" form:apply-design-mode="false"/>
        <table:table-column table:style-name="co18" table:default-cell-style-name="Default"/>
        <table:table-column table:style-name="co127" table:default-cell-style-name="Default"/>
        <table:table-column table:style-name="co12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31" table:default-cell-style-name="Default"/>
        <table:table-row table:style-name="ro1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tomb of king alaren</text:p>
          </table:table-cell>
          <table:table-cell office:value-type="string">
            <text:p>hengst</text:p>
          </table:table-cell>
          <table:table-cell office:value-type="string">
            <text:p>140k</text:p>
          </table:table-cell>
          <table:table-cell office:value-type="string">
            <text:p>plumed helmet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F2:.O2])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ice mountains</text:p>
          </table:table-cell>
          <table:table-cell office:value-type="string">
            <text:p>cryohydra</text:p>
          </table:table-cell>
          <table:table-cell office:value-type="string">
            <text:p>170k</text:p>
          </table:table-cell>
          <table:table-cell office:value-type="string">
            <text:p>dermal helmet of the cryohydra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F3:.O3])"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gamal islands</text:p>
          </table:table-cell>
          <table:table-cell office:value-type="string">
            <text:p>Drochnathair</text:p>
          </table:table-cell>
          <table:table-cell office:value-type="string">
            <text:p>650k</text:p>
          </table:table-cell>
          <table:table-cell office:value-type="string">
            <text:p>dragon helm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F4:.O4])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atlanta</text:p>
          </table:table-cell>
          <table:table-cell office:value-type="string">
            <text:p>cyber pope</text:p>
          </table:table-cell>
          <table:table-cell office:value-type="string">
            <text:p>60k</text:p>
          </table:table-cell>
          <table:table-cell office:value-type="string">
            <text:p>cyber-pontif hat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F5:.O5])"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atalanta</text:p>
          </table:table-cell>
          <table:table-cell office:value-type="string">
            <text:p>140k</text:p>
          </table:table-cell>
          <table:table-cell office:value-type="string">
            <text:p>winged helmet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SUM([.F6:.O6])" office:value-type="float" office:value="14">
            <text:p>14</text:p>
          </table:table-cell>
          <table:table-cell office:value-type="string">
            <text:p>has good 'defense' boost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great well of crenda</text:p>
          </table:table-cell>
          <table:table-cell office:value-type="string">
            <text:p>ghost of hematite</text:p>
          </table:table-cell>
          <table:table-cell office:value-type="string">
            <text:p>64k</text:p>
          </table:table-cell>
          <table:table-cell office:value-type="string">
            <text:p>crimson helmet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number-columns-repeated="6" office:value-type="float" office:value="0">
            <text:p>0</text:p>
          </table:table-cell>
          <table:table-cell table:formula="of:=SUM([.F7:.O7])" office:value-type="float" office:value="0">
            <text:p>0</text:p>
          </table:table-cell>
          <table:table-cell office:value-type="string">
            <text:p>bindy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the land (1)</text:p>
          </table:table-cell>
          <table:table-cell office:value-type="string">
            <text:p>northron wind</text:p>
          </table:table-cell>
          <table:table-cell office:value-type="string">
            <text:p>46k</text:p>
          </table:table-cell>
          <table:table-cell office:value-type="string">
            <text:p>translucent helmet</text:p>
          </table:table-cell>
          <table:table-cell table:number-columns-repeated="12"/>
        </table:table-row>
        <table:table-row table:style-name="ro1">
          <table:table-cell office:value-type="string">
            <text:p>chaos</text:p>
          </table:table-cell>
          <table:table-cell office:value-type="string">
            <text:p>electric cave</text:p>
          </table:table-cell>
          <table:table-cell office:value-type="string">
            <text:p>shindrak the barbarian</text:p>
          </table:table-cell>
          <table:table-cell office:value-type="string">
            <text:p>27k</text:p>
          </table:table-cell>
          <table:table-cell office:value-type="string">
            <text:p>star helmet</text:p>
          </table:table-cell>
          <table:table-cell table:number-columns-repeated="11"/>
          <table:table-cell office:value-type="string">
            <text:p>gives +1 light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string">
            <text:p>the amazon research center</text:p>
          </table:table-cell>
          <table:table-cell office:value-type="string">
            <text:p>sgt. oliver sparks</text:p>
          </table:table-cell>
          <table:table-cell office:value-type="string">
            <text:p>45k</text:p>
          </table:table-cell>
          <table:table-cell office:value-type="string">
            <text:p>biotech military helmet</text:p>
          </table:table-cell>
          <table:table-cell table:number-columns-repeated="1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mount knivur</text:p>
          </table:table-cell>
          <table:table-cell office:value-type="string">
            <text:p>gwain, dwarven brigade leader</text:p>
          </table:table-cell>
          <table:table-cell office:value-type="string">
            <text:p>48k</text:p>
          </table:table-cell>
          <table:table-cell office:value-type="string">
            <text:p>dwarven helm</text:p>
          </table:table-cell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abbey</text:p>
          </table:table-cell>
          <table:table-cell office:value-type="string">
            <text:p>derwych</text:p>
          </table:table-cell>
          <table:table-cell/>
          <table:table-cell office:value-type="string">
            <text:p>tarnished helmet</text:p>
          </table:table-cell>
          <table:table-cell table:number-columns-repeated="11"/>
          <table:table-cell office:value-type="string">
            <text:p>must be high righteous+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mystic seal – boudoir of the shadow succubus</text:p>
          </table:table-cell>
          <table:table-cell office:value-type="string">
            <text:p>succubus</text:p>
          </table:table-cell>
          <table:table-cell office:value-type="string">
            <text:p>110k</text:p>
          </table:table-cell>
          <table:table-cell office:value-type="string">
            <text:p>helm of the deep sea</text:p>
          </table:table-cell>
          <table:table-cell table:number-columns-repeated="5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rare, provides light? Lets you swim?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mystic seal</text:p>
          </table:table-cell>
          <table:table-cell office:value-type="string">
            <text:p>zakain</text:p>
          </table:table-cell>
          <table:table-cell office:value-type="string">
            <text:p>180k</text:p>
          </table:table-cell>
          <table:table-cell office:value-type="string">
            <text:p>crystalline warhelm</text:p>
          </table:table-cell>
          <table:table-cell table:number-columns-repeated="2" office:value-type="string">
            <text:p>x</text:p>
          </table:table-cell>
          <table:table-cell table:number-columns-repeated="9"/>
          <table:table-cell office:value-type="string">
            <text:p>rare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r'lyeh</text:p>
          </table:table-cell>
          <table:table-cell office:value-type="string">
            <text:p>priest</text:p>
          </table:table-cell>
          <table:table-cell office:value-type="string">
            <text:p>15k</text:p>
          </table:table-cell>
          <table:table-cell office:value-type="string">
            <text:p>helmet of berserking</text:p>
          </table:table-cell>
          <table:table-cell table:number-columns-repeated="2" office:value-type="string">
            <text:p>x</text:p>
          </table:table-cell>
          <table:table-cell table:number-columns-repeated="8" office:value-type="float" office:value="0">
            <text:p>0</text:p>
          </table:table-cell>
          <table:table-cell/>
          <table:table-cell office:value-type="string">
            <text:p>not sure what this does (auto aggro)?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simpsons</text:p>
          </table:table-cell>
          <table:table-cell office:value-type="string">
            <text:p>radioactive man</text:p>
          </table:table-cell>
          <table:table-cell office:value-type="string">
            <text:p>52k</text:p>
          </table:table-cell>
          <table:table-cell office:value-type="string">
            <text:p>lightning bolt helm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clarapsyche</text:p>
          </table:table-cell>
          <table:table-cell office:value-type="string">
            <text:p>80k</text:p>
          </table:table-cell>
          <table:table-cell office:value-type="string">
            <text:p>kuru helmet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haos</text:p>
          </table:table-cell>
          <table:table-cell office:value-type="string">
            <text:p>land 2.0</text:p>
          </table:table-cell>
          <table:table-cell office:value-type="string">
            <text:p>warhaft</text:p>
          </table:table-cell>
          <table:table-cell office:value-type="string">
            <text:p>110k</text:p>
          </table:table-cell>
          <table:table-cell office:value-type="string">
            <text:p>warhaft helmet (augmented)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murus faralain</text:p>
          </table:table-cell>
          <table:table-cell office:value-type="string">
            <text:p>osyluth</text:p>
          </table:table-cell>
          <table:table-cell office:value-type="string">
            <text:p>40k</text:p>
          </table:table-cell>
          <table:table-cell office:value-type="string">
            <text:p>myril helmet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+3 wis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fe dar Shad</text:p>
          </table:table-cell>
          <table:table-cell office:value-type="string">
            <text:p>* princess</text:p>
          </table:table-cell>
          <table:table-cell office:value-type="string">
            <text:p>*</text:p>
          </table:table-cell>
          <table:table-cell office:value-type="string">
            <text:p>dark green helmet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+9 wis</text:p>
          </table:table-cell>
        </table:table-row>
        <table:table-row table:style-name="ro14">
          <table:table-cell office:value-type="string">
            <text:p>fantasy</text:p>
          </table:table-cell>
          <table:table-cell office:value-type="string">
            <text:p>necromancer lair</text:p>
          </table:table-cell>
          <table:table-cell office:value-type="string">
            <text:p>lijak</text:p>
          </table:table-cell>
          <table:table-cell/>
          <table:table-cell office:value-type="string">
            <text:p>crown of death</text:p>
          </table:table-cell>
          <table:table-cell table:number-columns-repeated="11"/>
          <table:table-cell office:value-type="string">
            <text:p>neg ac, +2sp</text:p>
          </table:table-cell>
        </table:table-row>
      </table:table>
      <table:table table:name="amulet" table:style-name="ta22" table:print="false">
        <office:forms form:automatic-focus="false" form:apply-design-mode="false"/>
        <table:table-column table:style-name="co10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79" table:default-cell-style-name="Default"/>
        <table:table-column table:style-name="co12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0" table:number-columns-repeated="1004" table:default-cell-style-name="Default"/>
        <table:table-row table:style-name="ro18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Notes</text:p>
          </table:table-cell>
          <table:table-cell table:number-columns-repeated="1007"/>
        </table:table-row>
        <table:table-row table:style-name="ro20">
          <table:table-cell office:value-type="string">
            <text:p>chaos</text:p>
          </table:table-cell>
          <table:table-cell office:value-type="string">
            <text:p>diablo 2</text:p>
          </table:table-cell>
          <table:table-cell office:value-type="string">
            <text:p>nightmare cow king</text:p>
          </table:table-cell>
          <table:table-cell office:value-type="string">
            <text:p>1M</text:p>
          </table:table-cell>
          <table:table-cell office:value-type="string">
            <text:p>delictate gold crown (sparkling)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SUM([.F2:.O2])" office:value-type="float" office:value="16">
            <text:p>16</text:p>
          </table:table-cell>
          <table:table-cell office:value-type="string">
            <text:p>*can be blue (3sp), red, or purple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8">
          <table:table-cell office:value-type="string">
            <text:p>chaos</text:p>
          </table:table-cell>
          <table:table-cell office:value-type="string">
            <text:p>diablo 2</text:p>
          </table:table-cell>
          <table:table-cell office:value-type="string">
            <text:p>normal cow king</text:p>
          </table:table-cell>
          <table:table-cell office:value-type="string">
            <text:p>65k</text:p>
          </table:table-cell>
          <table:table-cell office:value-type="string">
            <text:p>delictate gold crown (shiny)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F3:.O3])" office:value-type="float" office:value="9">
            <text:p>9</text:p>
          </table:table-cell>
          <table:table-cell office:value-type="string">
            <text:p>*can be blue, red, or purple for <text:s/>regen (sp, hp, or both)</text:p>
          </table:table-cell>
          <table:table-cell office:value-type="string">
            <text:p><text:s/></text:p>
          </table:table-cell>
          <table:table-cell table:number-columns-repeated="1006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kourlyn temple</text:p>
          </table:table-cell>
          <table:table-cell table:number-columns-repeated="2" office:value-type="string">
            <text:p>see notes</text:p>
          </table:table-cell>
          <table:table-cell office:value-type="string">
            <text:p>storm amulet</text:p>
          </table:table-cell>
          <table:table-cell table:number-columns-repeated="11"/>
          <table:table-cell office:value-type="string">
            <text:p>guarded by mistwraiths (60kx4), boosts ac when activated</text:p>
          </table:table-cell>
          <table:table-cell table:number-columns-repeated="1007"/>
        </table:table-row>
        <table:table-row table:style-name="ro18">
          <table:table-cell office:value-type="string">
            <text:p>chaos</text:p>
          </table:table-cell>
          <table:table-cell office:value-type="string">
            <text:p>the land (1)</text:p>
          </table:table-cell>
          <table:table-cell office:value-type="string">
            <text:p>southron wind</text:p>
          </table:table-cell>
          <table:table-cell office:value-type="string">
            <text:p>68k</text:p>
          </table:table-cell>
          <table:table-cell office:value-type="string">
            <text:p>translucent amulet</text:p>
          </table:table-cell>
          <table:table-cell table:number-columns-repeated="1019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around the town of angelo</text:p>
          </table:table-cell>
          <table:table-cell office:value-type="string">
            <text:p>off-duty guard</text:p>
          </table:table-cell>
          <table:table-cell/>
          <table:table-cell office:value-type="string">
            <text:p>amulet of water breathing</text:p>
          </table:table-cell>
          <table:table-cell table:number-columns-repeated="11"/>
          <table:table-cell office:value-type="string">
            <text:p>lets you breath under water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enchanted spring</text:p>
          </table:table-cell>
          <table:table-cell office:value-type="string">
            <text:p>kimber maxim</text:p>
          </table:table-cell>
          <table:table-cell office:value-type="string">
            <text:p>60k</text:p>
          </table:table-cell>
          <table:table-cell office:value-type="string">
            <text:p>amulet of water breathing</text:p>
          </table:table-cell>
          <table:table-cell table:number-columns-repeated="11"/>
          <table:table-cell office:value-type="string">
            <text:p>lets you breath under water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necromancer's lair</text:p>
          </table:table-cell>
          <table:table-cell table:number-columns-repeated="3" office:value-type="string">
            <text:p>*</text:p>
          </table:table-cell>
          <table:table-cell table:number-columns-repeated="11"/>
          <table:table-cell office:value-type="string">
            <text:p>random drops on mobs and in coffins</text:p>
          </table:table-cell>
          <table:table-cell table:number-columns-repeated="1007"/>
        </table:table-row>
        <table:table-row table:style-name="ro18">
          <table:table-cell office:value-type="string">
            <text:p>chaos</text:p>
          </table:table-cell>
          <table:table-cell office:value-type="string">
            <text:p>northern cowville</text:p>
          </table:table-cell>
          <table:table-cell office:value-type="string">
            <text:p>baby cow king</text:p>
          </table:table-cell>
          <table:table-cell office:value-type="string">
            <text:p>40k</text:p>
          </table:table-cell>
          <table:table-cell office:value-type="string">
            <text:p>delicate gold crown (tarnished)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F9:.O9])" office:value-type="float" office:value="8">
            <text:p>8</text:p>
          </table:table-cell>
          <table:table-cell table:number-columns-repeated="1008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mount knivur</text:p>
          </table:table-cell>
          <table:table-cell office:value-type="string">
            <text:p>kaleen, high dwarf elder</text:p>
          </table:table-cell>
          <table:table-cell office:value-type="string">
            <text:p>62k</text:p>
          </table:table-cell>
          <table:table-cell office:value-type="string">
            <text:p>medallion of knivur</text:p>
          </table:table-cell>
          <table:table-cell table:number-columns-repeated="11"/>
          <table:table-cell office:value-type="string">
            <text:p>+4 int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abbey</text:p>
          </table:table-cell>
          <table:table-cell office:value-type="string">
            <text:p>ostford</text:p>
          </table:table-cell>
          <table:table-cell office:value-type="string">
            <text:p>125k</text:p>
          </table:table-cell>
          <table:table-cell office:value-type="string">
            <text:p>tarnished amulet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1"/>
        </table:table-row>
        <table:table-row table:style-name="ro18">
          <table:table-cell office:value-type="string">
            <text:p>science</text:p>
          </table:table-cell>
          <table:table-cell office:value-type="string">
            <text:p>atlanta</text:p>
          </table:table-cell>
          <table:table-cell office:value-type="string">
            <text:p>cyber pope</text:p>
          </table:table-cell>
          <table:table-cell office:value-type="string">
            <text:p>65k</text:p>
          </table:table-cell>
          <table:table-cell office:value-type="string">
            <text:p>silver microchip-embedded medallion</text:p>
          </table:table-cell>
          <table:table-cell table:number-columns-repeated="11"/>
          <table:table-cell office:value-type="string">
            <text:p>push button, gives e/b/f/i/a/p ac for 50sps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tower of the moon</text:p>
          </table:table-cell>
          <table:table-cell office:value-type="string">
            <text:p>akul the moon mage</text:p>
          </table:table-cell>
          <table:table-cell office:value-type="string">
            <text:p>45k</text:p>
          </table:table-cell>
          <table:table-cell office:value-type="string">
            <text:p>amulet of the moon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1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enchanted spring</text:p>
          </table:table-cell>
          <table:table-cell office:value-type="string">
            <text:p>luna maray</text:p>
          </table:table-cell>
          <table:table-cell office:value-type="string">
            <text:p>50k</text:p>
          </table:table-cell>
          <table:table-cell office:value-type="string">
            <text:p>amulet of invisibility</text:p>
          </table:table-cell>
          <table:table-cell table:number-columns-repeated="11"/>
          <table:table-cell office:value-type="string">
            <text:p>makes you invis fool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fe dar Shad</text:p>
          </table:table-cell>
          <table:table-cell office:value-type="string">
            <text:p>arriana</text:p>
          </table:table-cell>
          <table:table-cell office:value-type="string">
            <text:p>104k</text:p>
          </table:table-cell>
          <table:table-cell office:value-type="string">
            <text:p>pendant of the sapphire fist</text:p>
          </table:table-cell>
          <table:table-cell table:number-columns-repeated="11" office:value-type="string">
            <text:p>x</text:p>
          </table:table-cell>
          <table:table-cell table:number-columns-repeated="1008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desert psionicists tent</text:p>
          </table:table-cell>
          <table:table-cell office:value-type="string">
            <text:p>mia</text:p>
          </table:table-cell>
          <table:table-cell office:value-type="string">
            <text:p>25k</text:p>
          </table:table-cell>
          <table:table-cell office:value-type="string">
            <text:p>golden psionicist amulet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  <table:table-cell office:value-type="string">
            <text:p>rare</text:p>
          </table:table-cell>
          <table:table-cell table:number-columns-repeated="1007"/>
        </table:table-row>
        <table:table-row table:style-name="ro18">
          <table:table-cell office:value-type="string">
            <text:p>chaos</text:p>
          </table:table-cell>
          <table:table-cell office:value-type="string">
            <text:p>billy bob's big top circus</text:p>
          </table:table-cell>
          <table:table-cell office:value-type="string">
            <text:p>albino tiger</text:p>
          </table:table-cell>
          <table:table-cell office:value-type="string">
            <text:p>75k</text:p>
          </table:table-cell>
          <table:table-cell office:value-type="string">
            <text:p>diamond studded tiger collar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random hp heals</text:p>
          </table:table-cell>
          <table:table-cell table:number-columns-repeated="1007"/>
        </table:table-row>
        <table:table-row table:style-name="ro18">
          <table:table-cell office:value-type="string">
            <text:p>chaos</text:p>
          </table:table-cell>
          <table:table-cell office:value-type="string">
            <text:p>magic the gathering</text:p>
          </table:table-cell>
          <table:table-cell office:value-type="string">
            <text:p>Were-penguin</text:p>
          </table:table-cell>
          <table:table-cell office:value-type="string">
            <text:p>95k</text:p>
          </table:table-cell>
          <table:table-cell office:value-type="string">
            <text:p>small ivory pendent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1/0 regen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plane of fire</text:p>
          </table:table-cell>
          <table:table-cell office:value-type="string">
            <text:p>huge elemental</text:p>
          </table:table-cell>
          <table:table-cell office:value-type="string">
            <text:p>500k</text:p>
          </table:table-cell>
          <table:table-cell office:value-type="string">
            <text:p>amulet of fire</text:p>
          </table:table-cell>
          <table:table-cell table:number-columns-repeated="11"/>
          <table:table-cell office:value-type="string">
            <text:p>sp regen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furious</text:p>
          </table:table-cell>
          <table:table-cell office:value-type="string">
            <text:p>140k</text:p>
          </table:table-cell>
          <table:table-cell office:value-type="string">
            <text:p>amulet of rage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8" office:value-type="float" office:value="0">
            <text:p>0</text:p>
          </table:table-cell>
          <table:table-cell table:number-columns-repeated="1009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/>
          <table:table-cell office:value-type="string">
            <text:p>100k</text:p>
          </table:table-cell>
          <table:table-cell office:value-type="string">
            <text:p>power amulet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/>
          <table:table-cell office:value-type="string">
            <text:p>mob turns you to stone and have to quit; on wearing drop to 1/1 hp/sp</text:p>
          </table:table-cell>
          <table:table-cell table:number-columns-repeated="1007"/>
        </table:table-row>
        <table:table-row table:style-name="ro18">
          <table:table-cell office:value-type="string">
            <text:p>chaos</text:p>
          </table:table-cell>
          <table:table-cell office:value-type="string">
            <text:p>pulp fiction</text:p>
          </table:table-cell>
          <table:table-cell office:value-type="string">
            <text:p>marsellus wallace</text:p>
          </table:table-cell>
          <table:table-cell office:value-type="string">
            <text:p>170k</text:p>
          </table:table-cell>
          <table:table-cell office:value-type="string">
            <text:p>golden macguffin</text:p>
          </table:table-cell>
          <table:table-cell table:number-columns-repeated="10" office:value-type="float" office:value="0">
            <text:p>0</text:p>
          </table:table-cell>
          <table:table-cell/>
          <table:table-cell office:value-type="string">
            <text:p>boosts stats, makes mobs aggro, summons 80k hunters, regen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maze</text:p>
          </table:table-cell>
          <table:table-cell office:value-type="string">
            <text:p>fernon fire necromancer</text:p>
          </table:table-cell>
          <table:table-cell office:value-type="string">
            <text:p>30k</text:p>
          </table:table-cell>
          <table:table-cell office:value-type="string">
            <text:p>amulet of fire resistance</text:p>
          </table:table-cell>
          <table:table-cell table:number-columns-repeated="10" office:value-type="float" office:value="0">
            <text:p>0</text:p>
          </table:table-cell>
          <table:table-cell/>
          <table:table-cell office:value-type="string">
            <text:p>rub amulet → fire immune, not sure what cool down is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stormrock castle: dark forest</text:p>
          </table:table-cell>
          <table:table-cell office:value-type="string">
            <text:p>jenna dawnrunner</text:p>
          </table:table-cell>
          <table:table-cell office:value-type="string">
            <text:p>67k</text:p>
          </table:table-cell>
          <table:table-cell office:value-type="string">
            <text:p>sunfire emblem (radiant)</text:p>
          </table:table-cell>
          <table:table-cell table:number-columns-repeated="11"/>
          <table:table-cell office:value-type="string">
            <text:p>100, 75, 50 overheal, resets, rub amulet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shadow dragon lair</text:p>
          </table:table-cell>
          <table:table-cell office:value-type="string">
            <text:p>Ancient shadow dragon</text:p>
          </table:table-cell>
          <table:table-cell office:value-type="string">
            <text:p>300k</text:p>
          </table:table-cell>
          <table:table-cell office:value-type="string">
            <text:p>amulet of the dragon</text:p>
          </table:table-cell>
          <table:table-cell table:number-columns-repeated="2"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talbo's forest home</text:p>
          </table:table-cell>
          <table:table-cell table:number-columns-repeated="2" office:value-type="string">
            <text:p>n/a</text:p>
          </table:table-cell>
          <table:table-cell office:value-type="string">
            <text:p>enchanted amulet of flying</text:p>
          </table:table-cell>
          <table:table-cell table:number-columns-repeated="2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search bird nest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lost woods</text:p>
          </table:table-cell>
          <table:table-cell office:value-type="string">
            <text:p>celestian</text:p>
          </table:table-cell>
          <table:table-cell office:value-type="string">
            <text:p>75k</text:p>
          </table:table-cell>
          <table:table-cell office:value-type="string">
            <text:p>celestian's amulet of magic</text:p>
          </table:table-cell>
          <table:table-cell table:number-columns-repeated="11"/>
          <table:table-cell office:value-type="string">
            <text:p>random hp/sp regen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lonely keep</text:p>
          </table:table-cell>
          <table:table-cell office:value-type="string">
            <text:p>honorable knight</text:p>
          </table:table-cell>
          <table:table-cell office:value-type="string">
            <text:p>506k</text:p>
          </table:table-cell>
          <table:table-cell office:value-type="string">
            <text:p>talisman of hono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hold talisman gives big hp heal and align boost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murus faralain</text:p>
          </table:table-cell>
          <table:table-cell office:value-type="string">
            <text:p>random demons</text:p>
          </table:table-cell>
          <table:table-cell office:value-type="string">
            <text:p>50k</text:p>
          </table:table-cell>
          <table:table-cell office:value-type="string">
            <text:p>myril amulet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+5 str, bindy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dragon labyrinth</text:p>
          </table:table-cell>
          <table:table-cell office:value-type="string">
            <text:p>ophidian shaman</text:p>
          </table:table-cell>
          <table:table-cell office:value-type="string">
            <text:p>125k</text:p>
          </table:table-cell>
          <table:table-cell office:value-type="string">
            <text:p>shama amulet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18">
          <table:table-cell office:value-type="string">
            <text:p>science</text:p>
          </table:table-cell>
          <table:table-cell office:value-type="string">
            <text:p>carnegie 2.0</text:p>
          </table:table-cell>
          <table:table-cell office:value-type="string">
            <text:p>new yorker</text:p>
          </table:table-cell>
          <table:table-cell office:value-type="string">
            <text:p>200k</text:p>
          </table:table-cell>
          <table:table-cell office:value-type="string">
            <text:p>expensive silk cravat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/>
          <table:table-cell office:value-type="string">
            <text:p>haha</text:p>
          </table:table-cell>
          <table:table-cell table:number-columns-repeated="1007"/>
        </table:table-row>
        <table:table-row table:style-name="ro18">
          <table:table-cell office:value-type="string">
            <text:p>chaos</text:p>
          </table:table-cell>
          <table:table-cell office:value-type="string">
            <text:p>midgard &amp; valhalla</text:p>
          </table:table-cell>
          <table:table-cell office:value-type="string">
            <text:p>freja</text:p>
          </table:table-cell>
          <table:table-cell office:value-type="string">
            <text:p>60k</text:p>
          </table:table-cell>
          <table:table-cell office:value-type="string">
            <text:p>freja's necklace</text:p>
          </table:table-cell>
          <table:table-cell table:number-columns-repeated="11"/>
          <table:table-cell office:value-type="string">
            <text:p>'healup' decent heal, hps and sps, +3 cha</text:p>
          </table:table-cell>
          <table:table-cell table:number-columns-repeated="1007"/>
        </table:table-row>
        <table:table-row table:style-name="ro18">
          <table:table-cell office:value-type="string">
            <text:p>chaos</text:p>
          </table:table-cell>
          <table:table-cell office:value-type="string">
            <text:p>Diablo 2</text:p>
          </table:table-cell>
          <table:table-cell office:value-type="string">
            <text:p>hell cow king</text:p>
          </table:table-cell>
          <table:table-cell office:value-type="string">
            <text:p>10M</text:p>
          </table:table-cell>
          <table:table-cell office:value-type="string">
            <text:p>delicate gold crown (radiant)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SUM([.F33:.O33])" office:value-type="float" office:value="16">
            <text:p>16</text:p>
          </table:table-cell>
          <table:table-cell table:number-columns-repeated="1008"/>
        </table:table-row>
        <table:table-row table:style-name="ro18" table:number-rows-repeated="3">
          <table:table-cell table:number-columns-repeated="1024"/>
        </table:table-row>
        <table:table-row table:style-name="ro18">
          <table:table-cell office:value-type="string">
            <text:p>amulet</text:p>
          </table:table-cell>
          <table:table-cell office:value-type="string">
            <text:p>notes</text:p>
          </table:table-cell>
          <table:table-cell table:number-columns-repeated="1022"/>
        </table:table-row>
        <table:table-row table:style-name="ro18">
          <table:table-cell office:value-type="string">
            <text:p>of missiles</text:p>
          </table:table-cell>
          <table:table-cell office:value-type="string">
            <text:p>does energy dmg</text:p>
          </table:table-cell>
          <table:table-cell table:number-columns-repeated="1022"/>
        </table:table-row>
      </table:table>
      <table:table table:name="main" table:style-name="ta17" table:print="false">
        <office:forms form:automatic-focus="false" form:apply-design-mode="false"/>
        <table:table-column table:style-name="co125" table:default-cell-style-name="Default"/>
        <table:table-column table:style-name="co138" table:default-cell-style-name="Default"/>
        <table:table-column table:style-name="co123" table:default-cell-style-name="Default"/>
        <table:table-column table:style-name="co42" table:default-cell-style-name="Default"/>
        <table:table-column table:style-name="co13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46" table:default-cell-style-name="Default"/>
        <table:table-row table:style-name="ro20">
          <table:table-cell table:style-name="ce13" office:value-type="string">
            <text:p>Realm</text:p>
          </table:table-cell>
          <table:table-cell table:style-name="ce13" office:value-type="string">
            <text:p>Area</text:p>
          </table:table-cell>
          <table:table-cell table:style-name="ce13" office:value-type="string">
            <text:p>Mob</text:p>
          </table:table-cell>
          <table:table-cell table:style-name="ce13" office:value-type="string">
            <text:p>Class</text:p>
          </table:table-cell>
          <table:table-cell table:style-name="ce13" office:value-type="string">
            <text:p>Name</text:p>
          </table:table-cell>
          <table:table-cell table:style-name="ce13" office:value-type="string">
            <text:p>E</text:p>
          </table:table-cell>
          <table:table-cell table:style-name="ce13" office:value-type="string">
            <text:p>B</text:p>
          </table:table-cell>
          <table:table-cell table:style-name="ce13" office:value-type="string">
            <text:p>F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El</text:p>
          </table:table-cell>
          <table:table-cell table:style-name="ce13" office:value-type="string">
            <text:p>M</text:p>
          </table:table-cell>
          <table:table-cell table:style-name="ce13" office:value-type="string">
            <text:p>En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R</text:p>
          </table:table-cell>
          <table:table-cell table:style-name="ce13" office:value-type="string">
            <text:p>Sum</text:p>
          </table:table-cell>
          <table:table-cell table:style-name="ce13" office:value-type="string">
            <text:p>Notes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dragon isle</text:p>
          </table:table-cell>
          <table:table-cell office:value-type="string">
            <text:p>*</text:p>
          </table:table-cell>
          <table:table-cell office:value-type="string">
            <text:p>~250k</text:p>
          </table:table-cell>
          <table:table-cell office:value-type="string">
            <text:p>shimmering octochromatic dragon armour</text:p>
          </table:table-cell>
          <table:table-cell table:number-columns-repeated="2" office:value-type="float" office:value="4">
            <text:p>4</text:p>
          </table:table-cell>
          <table:table-cell table:number-columns-repeated="8" office:value-type="float" office:value="5">
            <text:p>5</text:p>
          </table:table-cell>
          <table:table-cell table:formula="of:=SUM([.F2:.O2])" office:value-type="float" office:value="48">
            <text:p>48</text:p>
          </table:table-cell>
          <table:table-cell office:value-type="string">
            <text:p>8 dragons all about 250-300k must be killed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Catacombs 2.0</text:p>
          </table:table-cell>
          <table:table-cell office:value-type="string">
            <text:p>skeleton chieftain</text:p>
          </table:table-cell>
          <table:table-cell office:value-type="string">
            <text:p>100k ??</text:p>
          </table:table-cell>
          <table:table-cell office:value-type="string">
            <text:p>white suit of armour (glowing)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F3:.O3])" office:value-type="float" office:value="44">
            <text:p>44</text:p>
          </table:table-cell>
          <table:table-cell office:value-type="string">
            <text:p>rare, good spread of ac, I'm guessing ice, drops to 5 after 'lots' is reforged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portal of life</text:p>
          </table:table-cell>
          <table:table-cell office:value-type="string">
            <text:p>dracolich</text:p>
          </table:table-cell>
          <table:table-cell office:value-type="string">
            <text:p>75k</text:p>
          </table:table-cell>
          <table:table-cell office:value-type="string">
            <text:p>adamantium armour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F4:.O4])" office:value-type="float" office:value="36">
            <text:p>36</text:p>
          </table:table-cell>
          <table:table-cell/>
        </table:table-row>
        <table:table-row table:style-name="ro20">
          <table:table-cell office:value-type="string">
            <text:p>fantasy</text:p>
          </table:table-cell>
          <table:table-cell office:value-type="string">
            <text:p>catacombs (1)</text:p>
          </table:table-cell>
          <table:table-cell office:value-type="string">
            <text:p>sorceress</text:p>
          </table:table-cell>
          <table:table-cell office:value-type="string">
            <text:p>10k</text:p>
          </table:table-cell>
          <table:table-cell office:value-type="string">
            <text:p>armour of the magus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formula="of:=SUM([.F5:.O5])" office:value-type="float" office:value="34">
            <text:p>34</text:p>
          </table:table-cell>
          <table:table-cell office:value-type="string">
            <text:p>on second level, summons demons</text:p>
          </table:table-cell>
        </table:table-row>
        <table:table-row table:style-name="ro20">
          <table:table-cell office:value-type="string">
            <text:p>chaos</text:p>
          </table:table-cell>
          <table:table-cell office:value-type="string">
            <text:p>the land (1)</text:p>
          </table:table-cell>
          <table:table-cell office:value-type="string">
            <text:p>westron wind</text:p>
          </table:table-cell>
          <table:table-cell office:value-type="string">
            <text:p>68k</text:p>
          </table:table-cell>
          <table:table-cell office:value-type="string">
            <text:p>translucent armo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formula="of:=SUM([.F6:.O6])" office:value-type="float" office:value="34">
            <text:p>34</text:p>
          </table:table-cell>
          <table:table-cell/>
        </table:table-row>
        <table:table-row table:style-name="ro20">
          <table:table-cell office:value-type="string">
            <text:p>fantasy</text:p>
          </table:table-cell>
          <table:table-cell office:value-type="string">
            <text:p>angelo</text:p>
          </table:table-cell>
          <table:table-cell office:value-type="string">
            <text:p>goliath</text:p>
          </table:table-cell>
          <table:table-cell office:value-type="string">
            <text:p>120k</text:p>
          </table:table-cell>
          <table:table-cell office:value-type="string">
            <text:p>armour of the dragon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F7:.O7])" office:value-type="float" office:value="33">
            <text:p>33</text:p>
          </table:table-cell>
          <table:table-cell office:value-type="string">
            <text:p>+3 str</text:p>
          </table:table-cell>
        </table:table-row>
        <table:table-row table:style-name="ro20">
          <table:table-cell office:value-type="string">
            <text:p>science</text:p>
          </table:table-cell>
          <table:table-cell office:value-type="string">
            <text:p>atlanta</text:p>
          </table:table-cell>
          <table:table-cell office:value-type="string">
            <text:p>cyber pope</text:p>
          </table:table-cell>
          <table:table-cell office:value-type="string">
            <text:p>65k</text:p>
          </table:table-cell>
          <table:table-cell office:value-type="string">
            <text:p>cyberpapal armour plating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F8:.O8])" office:value-type="float" office:value="31">
            <text:p>31</text:p>
          </table:table-cell>
          <table:table-cell office:value-type="string">
            <text:p>unique</text:p>
          </table:table-cell>
        </table:table-row>
        <table:table-row table:style-name="ro20">
          <table:table-cell office:value-type="string">
            <text:p>chaos</text:p>
          </table:table-cell>
          <table:table-cell office:value-type="string">
            <text:p>the para-elemental plane of soy</text:p>
          </table:table-cell>
          <table:table-cell office:value-type="string">
            <text:p>tofurkey of death</text:p>
          </table:table-cell>
          <table:table-cell office:value-type="string">
            <text:p>50k</text:p>
          </table:table-cell>
          <table:table-cell office:value-type="string">
            <text:p>tofu armou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5">
            <text:p>5</text:p>
          </table:table-cell>
          <table:table-cell table:formula="of:=SUM([.F9:.O9])" office:value-type="float" office:value="30">
            <text:p>30</text:p>
          </table:table-cell>
          <table:table-cell/>
        </table:table-row>
        <table:table-row table:style-name="ro20">
          <table:table-cell office:value-type="string">
            <text:p>chaos</text:p>
          </table:table-cell>
          <table:table-cell office:value-type="string">
            <text:p>simpsons</text:p>
          </table:table-cell>
          <table:table-cell office:value-type="string">
            <text:p>radioactive core</text:p>
          </table:table-cell>
          <table:table-cell office:value-type="string">
            <text:p>155k</text:p>
          </table:table-cell>
          <table:table-cell office:value-type="string">
            <text:p>radioactive armour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F10:.O10])" office:value-type="float" office:value="30">
            <text:p>30</text:p>
          </table:table-cell>
          <table:table-cell office:value-type="string">
            <text:p>+2 wis/str, -2 cha</text:p>
          </table:table-cell>
        </table:table-row>
        <table:table-row table:style-name="ro20">
          <table:table-cell office:value-type="string">
            <text:p>chaos</text:p>
          </table:table-cell>
          <table:table-cell office:value-type="string">
            <text:p>princess bride</text:p>
          </table:table-cell>
          <table:table-cell office:value-type="string">
            <text:p>dread pirate roberts</text:p>
          </table:table-cell>
          <table:table-cell office:value-type="string">
            <text:p>620k</text:p>
          </table:table-cell>
          <table:table-cell office:value-type="string">
            <text:p>dread pirate armour</text:p>
          </table:table-cell>
          <table:table-cell table:number-columns-repeated="5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F11:.O11])" office:value-type="float" office:value="30">
            <text:p>30</text:p>
          </table:table-cell>
          <table:table-cell/>
        </table:table-row>
        <table:table-row table:style-name="ro20">
          <table:table-cell office:value-type="string">
            <text:p>science</text:p>
          </table:table-cell>
          <table:table-cell office:value-type="string">
            <text:p>silcon wraiths</text:p>
          </table:table-cell>
          <table:table-cell office:value-type="string">
            <text:p>randomly in area and on azrael</text:p>
          </table:table-cell>
          <table:table-cell office:value-type="string">
            <text:p>*</text:p>
          </table:table-cell>
          <table:table-cell office:value-type="string">
            <text:p>bodyshield of translucent plaspex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F12:.O12])" office:value-type="float" office:value="29">
            <text:p>29</text:p>
          </table:table-cell>
          <table:table-cell office:value-type="string">
            <text:p>search upstairs closet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Catacombs 2.0</text:p>
          </table:table-cell>
          <table:table-cell office:value-type="string">
            <text:p>small skeleton</text:p>
          </table:table-cell>
          <table:table-cell office:value-type="string">
            <text:p>80k</text:p>
          </table:table-cell>
          <table:table-cell office:value-type="string">
            <text:p>tarnished suit of platemail (glowing)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F13:.O13])" office:value-type="float" office:value="29">
            <text:p>29</text:p>
          </table:table-cell>
          <table:table-cell/>
        </table:table-row>
        <table:table-row table:style-name="ro20">
          <table:table-cell office:value-type="string">
            <text:p>fantasy</text:p>
          </table:table-cell>
          <table:table-cell office:value-type="string">
            <text:p>lonely keep</text:p>
          </table:table-cell>
          <table:table-cell office:value-type="string">
            <text:p>undead cow</text:p>
          </table:table-cell>
          <table:table-cell office:value-type="string">
            <text:p>250k</text:p>
          </table:table-cell>
          <table:table-cell office:value-type="string">
            <text:p>cow platemail</text:p>
          </table:table-cell>
          <table:table-cell table:number-columns-repeated="3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SUM([.F14:.O14])" office:value-type="float" office:value="28">
            <text:p>28</text:p>
          </table:table-cell>
          <table:table-cell office:value-type="string">
            <text:p>rare</text:p>
          </table:table-cell>
        </table:table-row>
        <table:table-row table:style-name="ro20">
          <table:table-cell office:value-type="string">
            <text:p>chaos</text:p>
          </table:table-cell>
          <table:table-cell office:value-type="string">
            <text:p>dexter's laboratory</text:p>
          </table:table-cell>
          <table:table-cell office:value-type="string">
            <text:p>dex transformer</text:p>
          </table:table-cell>
          <table:table-cell office:value-type="string">
            <text:p>150k</text:p>
          </table:table-cell>
          <table:table-cell office:value-type="string">
            <text:p>sheet of armor plating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formula="of:=SUM([.F15:.O15])" office:value-type="float" office:value="28">
            <text:p>28</text:p>
          </table:table-cell>
          <table:table-cell office:value-type="string">
            <text:p>unique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mount knivur</text:p>
          </table:table-cell>
          <table:table-cell office:value-type="string">
            <text:p>kaleen, high dwarf elder</text:p>
          </table:table-cell>
          <table:table-cell office:value-type="string">
            <text:p>62k</text:p>
          </table:table-cell>
          <table:table-cell office:value-type="string">
            <text:p>mithril chainmail</text:p>
          </table:table-cell>
          <table:table-cell table:number-columns-repeated="4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formula="of:=SUM([.F16:.O16])" office:value-type="float" office:value="26">
            <text:p>26</text:p>
          </table:table-cell>
          <table:table-cell/>
        </table:table-row>
        <table:table-row table:style-name="ro20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spirino</text:p>
          </table:table-cell>
          <table:table-cell office:value-type="string">
            <text:p>95k</text:p>
          </table:table-cell>
          <table:table-cell office:value-type="string">
            <text:p>acidmail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F17:.O17])" office:value-type="float" office:value="26">
            <text:p>26</text:p>
          </table:table-cell>
          <table:table-cell office:value-type="string">
            <text:p>good ac, high acid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mount knivur</text:p>
          </table:table-cell>
          <table:table-cell office:value-type="string">
            <text:p>*</text:p>
          </table:table-cell>
          <table:table-cell office:value-type="string">
            <text:p>48k</text:p>
          </table:table-cell>
          <table:table-cell office:value-type="string">
            <text:p>dwarven chainmail</text:p>
          </table:table-cell>
          <table:table-cell table:number-columns-repeated="5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SUM([.F18:.O18])" office:value-type="float" office:value="25">
            <text:p>25</text:p>
          </table:table-cell>
          <table:table-cell office:value-type="string">
            <text:p>gwain (48k) or tisha (40k)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lunasa</text:p>
          </table:table-cell>
          <table:table-cell office:value-type="string">
            <text:p>120k</text:p>
          </table:table-cell>
          <table:table-cell office:value-type="string">
            <text:p>demonmail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F19:.O19])" office:value-type="float" office:value="25">
            <text:p>25</text:p>
          </table:table-cell>
          <table:table-cell office:value-type="string">
            <text:p>on wearing, says you feel confident from side/back?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great well of crenda</text:p>
          </table:table-cell>
          <table:table-cell office:value-type="string">
            <text:p>Hematite, God of rock</text:p>
          </table:table-cell>
          <table:table-cell office:value-type="string">
            <text:p>90k</text:p>
          </table:table-cell>
          <table:table-cell office:value-type="string">
            <text:p>blood red armour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formula="of:=SUM([.F20:.O20])" office:value-type="float" office:value="24">
            <text:p>24</text:p>
          </table:table-cell>
          <table:table-cell office:value-type="string">
            <text:p>no leave, hits hard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kourlyn temple</text:p>
          </table:table-cell>
          <table:table-cell table:number-columns-repeated="2" office:value-type="string">
            <text:p>see notes</text:p>
          </table:table-cell>
          <table:table-cell office:value-type="string">
            <text:p>armour of kourlyn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F21:.O21])" office:value-type="float" office:value="24">
            <text:p>24</text:p>
          </table:table-cell>
          <table:table-cell office:value-type="string">
            <text:p>guarded by mistwraiths (60kx2)</text:p>
          </table:table-cell>
        </table:table-row>
        <table:table-row table:style-name="ro20">
          <table:table-cell office:value-type="string">
            <text:p>science</text:p>
          </table:table-cell>
          <table:table-cell office:value-type="string">
            <text:p>duke nukem</text:p>
          </table:table-cell>
          <table:table-cell office:value-type="string">
            <text:p>bigpig</text:p>
          </table:table-cell>
          <table:table-cell/>
          <table:table-cell office:value-type="string">
            <text:p>used armour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formula="of:=SUM([.F22:.O22])" office:value-type="float" office:value="23">
            <text:p>23</text:p>
          </table:table-cell>
          <table:table-cell office:value-type="string">
            <text:p>very high e/b, juggers love it</text:p>
          </table:table-cell>
        </table:table-row>
        <table:table-row table:style-name="ro20">
          <table:table-cell office:value-type="string">
            <text:p>science</text:p>
          </table:table-cell>
          <table:table-cell office:value-type="string">
            <text:p>camazots</text:p>
          </table:table-cell>
          <table:table-cell office:value-type="string">
            <text:p>demon guard</text:p>
          </table:table-cell>
          <table:table-cell office:value-type="string">
            <text:p>40k</text:p>
          </table:table-cell>
          <table:table-cell office:value-type="string">
            <text:p>camazot armour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F23:.O23])" office:value-type="float" office:value="22">
            <text:p>22</text:p>
          </table:table-cell>
          <table:table-cell/>
        </table:table-row>
        <table:table-row table:style-name="ro20">
          <table:table-cell office:value-type="string">
            <text:p>science</text:p>
          </table:table-cell>
          <table:table-cell office:value-type="string">
            <text:p>dc megatech</text:p>
          </table:table-cell>
          <table:table-cell office:value-type="string">
            <text:p>enforcer</text:p>
          </table:table-cell>
          <table:table-cell office:value-type="string">
            <text:p>40k</text:p>
          </table:table-cell>
          <table:table-cell office:value-type="string">
            <text:p>silver megatech security armour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F24:.O24])" office:value-type="float" office:value="21">
            <text:p>21</text:p>
          </table:table-cell>
          <table:table-cell/>
        </table:table-row>
        <table:table-row table:style-name="ro20">
          <table:table-cell office:value-type="string">
            <text:p>fantasy</text:p>
          </table:table-cell>
          <table:table-cell office:value-type="string">
            <text:p>arena18, arena</text:p>
          </table:table-cell>
          <table:table-cell office:value-type="string">
            <text:p>baby dragon</text:p>
          </table:table-cell>
          <table:table-cell office:value-type="string">
            <text:p>15k</text:p>
          </table:table-cell>
          <table:table-cell office:value-type="string">
            <text:p>dragon scale (magical)</text:p>
          </table:table-cell>
          <table:table-cell table:number-columns-repeated="3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SUM([.F25:.O25])" office:value-type="float" office:value="20">
            <text:p>20</text:p>
          </table:table-cell>
          <table:table-cell/>
        </table:table-row>
        <table:table-row table:style-name="ro20">
          <table:table-cell office:value-type="string">
            <text:p>fantasy</text:p>
          </table:table-cell>
          <table:table-cell office:value-type="string">
            <text:p>around the town of angelo</text:p>
          </table:table-cell>
          <table:table-cell office:value-type="string">
            <text:p>crystal guard</text:p>
          </table:table-cell>
          <table:table-cell office:value-type="string">
            <text:p>45k</text:p>
          </table:table-cell>
          <table:table-cell office:value-type="string">
            <text:p>crystal armour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F26:.O26])" office:value-type="float" office:value="20">
            <text:p>20</text:p>
          </table:table-cell>
          <table:table-cell office:value-type="string">
            <text:p>I think it breaks easily/randomly....</text:p>
          </table:table-cell>
        </table:table-row>
        <table:table-row table:style-name="ro20">
          <table:table-cell office:value-type="string">
            <text:p>chaos</text:p>
          </table:table-cell>
          <table:table-cell office:value-type="string">
            <text:p>pandemonium</text:p>
          </table:table-cell>
          <table:table-cell office:value-type="string">
            <text:p>peor</text:p>
          </table:table-cell>
          <table:table-cell office:value-type="string">
            <text:p>13k</text:p>
          </table:table-cell>
          <table:table-cell office:value-type="string">
            <text:p>black plate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F27:.O27])" office:value-type="float" office:value="19">
            <text:p>19</text:p>
          </table:table-cell>
          <table:table-cell/>
        </table:table-row>
        <table:table-row table:style-name="ro20">
          <table:table-cell office:value-type="string">
            <text:p>chaos</text:p>
          </table:table-cell>
          <table:table-cell office:value-type="string">
            <text:p>pandemonium</text:p>
          </table:table-cell>
          <table:table-cell office:value-type="string">
            <text:p>daemon guard</text:p>
          </table:table-cell>
          <table:table-cell office:value-type="string">
            <text:p>19k</text:p>
          </table:table-cell>
          <table:table-cell office:value-type="string">
            <text:p>daemon plate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F28:.O28])" office:value-type="float" office:value="19">
            <text:p>19</text:p>
          </table:table-cell>
          <table:table-cell/>
        </table:table-row>
        <table:table-row table:style-name="ro20">
          <table:table-cell office:value-type="string">
            <text:p>science</text:p>
          </table:table-cell>
          <table:table-cell office:value-type="string">
            <text:p>space simulator</text:p>
          </table:table-cell>
          <table:table-cell office:value-type="string">
            <text:p>jupitor</text:p>
          </table:table-cell>
          <table:table-cell office:value-type="string">
            <text:p>14k</text:p>
          </table:table-cell>
          <table:table-cell office:value-type="string">
            <text:p>suit of VERY dense armor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F29:.O29])" office:value-type="float" office:value="18">
            <text:p>18</text:p>
          </table:table-cell>
          <table:table-cell/>
        </table:table-row>
        <table:table-row table:style-name="ro20">
          <table:table-cell office:value-type="string">
            <text:p>science</text:p>
          </table:table-cell>
          <table:table-cell office:value-type="string">
            <text:p>dune</text:p>
          </table:table-cell>
          <table:table-cell office:value-type="string">
            <text:p>feyd rautha</text:p>
          </table:table-cell>
          <table:table-cell office:value-type="string">
            <text:p>22k</text:p>
          </table:table-cell>
          <table:table-cell office:value-type="string">
            <text:p>kevlar armour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SUM([.F30:.O30])" office:value-type="float" office:value="17">
            <text:p>17</text:p>
          </table:table-cell>
          <table:table-cell/>
        </table:table-row>
        <table:table-row table:style-name="ro20">
          <table:table-cell office:value-type="string">
            <text:p>fantasy</text:p>
          </table:table-cell>
          <table:table-cell office:value-type="string">
            <text:p>angelo</text:p>
          </table:table-cell>
          <table:table-cell office:value-type="string">
            <text:p>tower guard of the golden order</text:p>
          </table:table-cell>
          <table:table-cell office:value-type="string">
            <text:p>40k</text:p>
          </table:table-cell>
          <table:table-cell office:value-type="string">
            <text:p>golden armour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F31:.O31])" office:value-type="float" office:value="15">
            <text:p>15</text:p>
          </table:table-cell>
          <table:table-cell/>
        </table:table-row>
        <table:table-row table:style-name="ro20">
          <table:table-cell office:value-type="string">
            <text:p>chaos</text:p>
          </table:table-cell>
          <table:table-cell office:value-type="string">
            <text:p>pandemonium</text:p>
          </table:table-cell>
          <table:table-cell office:value-type="string">
            <text:p>black guard</text:p>
          </table:table-cell>
          <table:table-cell office:value-type="string">
            <text:p>30k</text:p>
          </table:table-cell>
          <table:table-cell office:value-type="string">
            <text:p>black chain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F32:.O32])" office:value-type="float" office:value="15">
            <text:p>15</text:p>
          </table:table-cell>
          <table:table-cell/>
        </table:table-row>
        <table:table-row table:style-name="ro20">
          <table:table-cell office:value-type="string">
            <text:p>science</text:p>
          </table:table-cell>
          <table:table-cell office:value-type="string">
            <text:p>dune</text:p>
          </table:table-cell>
          <table:table-cell office:value-type="string">
            <text:p>baron vladamir harkonnen</text:p>
          </table:table-cell>
          <table:table-cell office:value-type="string">
            <text:p>35k</text:p>
          </table:table-cell>
          <table:table-cell office:value-type="string">
            <text:p>polymer plates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F33:.O33])" office:value-type="float" office:value="11">
            <text:p>11</text:p>
          </table:table-cell>
          <table:table-cell/>
        </table:table-row>
        <table:table-row table:style-name="ro20">
          <table:table-cell office:value-type="string">
            <text:p>science</text:p>
          </table:table-cell>
          <table:table-cell office:value-type="string">
            <text:p>dune</text:p>
          </table:table-cell>
          <table:table-cell office:value-type="string">
            <text:p>rabban</text:p>
          </table:table-cell>
          <table:table-cell office:value-type="string">
            <text:p>31k</text:p>
          </table:table-cell>
          <table:table-cell office:value-type="string">
            <text:p>huge polymer armour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table:formula="of:=SUM([.F34:.O34])" office:value-type="float" office:value="10">
            <text:p>10</text:p>
          </table:table-cell>
          <table:table-cell/>
        </table:table-row>
        <table:table-row table:style-name="ro20">
          <table:table-cell office:value-type="string">
            <text:p>fantasy</text:p>
          </table:table-cell>
          <table:table-cell office:value-type="string">
            <text:p>great well of crenda</text:p>
          </table:table-cell>
          <table:table-cell office:value-type="string">
            <text:p>ghost of god</text:p>
          </table:table-cell>
          <table:table-cell office:value-type="string">
            <text:p>64k</text:p>
          </table:table-cell>
          <table:table-cell office:value-type="string">
            <text:p>crimson armour</text:p>
          </table:table-cell>
          <table:table-cell table:number-columns-repeated="3"/>
          <table:table-cell table:number-columns-repeated="7" office:value-type="float" office:value="0">
            <text:p>0</text:p>
          </table:table-cell>
          <table:table-cell table:formula="of:=SUM([.F35:.O35])" office:value-type="float" office:value="0">
            <text:p>0</text:p>
          </table:table-cell>
          <table:table-cell office:value-type="string">
            <text:p>bindy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orc village</text:p>
          </table:table-cell>
          <table:table-cell office:value-type="string">
            <text:p>orc chief</text:p>
          </table:table-cell>
          <table:table-cell office:value-type="string">
            <text:p>140k</text:p>
          </table:table-cell>
          <table:table-cell office:value-type="string">
            <text:p>armor of the orc chief</text:p>
          </table:table-cell>
          <table:table-cell table:number-columns-repeated="10" office:value-type="float" office:value="0">
            <text:p>0</text:p>
          </table:table-cell>
          <table:table-cell table:formula="of:=SUM([.F36:.O36])" office:value-type="float" office:value="0">
            <text:p>0</text:p>
          </table:table-cell>
          <table:table-cell/>
        </table:table-row>
        <table:table-row table:style-name="ro20">
          <table:table-cell office:value-type="string">
            <text:p>science</text:p>
          </table:table-cell>
          <table:table-cell office:value-type="string">
            <text:p>the amazon research center</text:p>
          </table:table-cell>
          <table:table-cell office:value-type="string">
            <text:p>pt. jackson jones</text:p>
          </table:table-cell>
          <table:table-cell office:value-type="string">
            <text:p>35k</text:p>
          </table:table-cell>
          <table:table-cell office:value-type="string">
            <text:p>biotech personal armour</text:p>
          </table:table-cell>
          <table:table-cell table:number-columns-repeated="10" office:value-type="float" office:value="0">
            <text:p>0</text:p>
          </table:table-cell>
          <table:table-cell table:formula="of:=SUM([.F37:.O37])" office:value-type="float" office:value="0">
            <text:p>0</text:p>
          </table:table-cell>
          <table:table-cell/>
        </table:table-row>
        <table:table-row table:style-name="ro20">
          <table:table-cell office:value-type="string">
            <text:p>fantasy</text:p>
          </table:table-cell>
          <table:table-cell office:value-type="string">
            <text:p>troll bridge</text:p>
          </table:table-cell>
          <table:table-cell office:value-type="string">
            <text:p>gwillim</text:p>
          </table:table-cell>
          <table:table-cell office:value-type="string">
            <text:p>65k</text:p>
          </table:table-cell>
          <table:table-cell office:value-type="string">
            <text:p>troll hide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+3 str/con, regens hps, does dmg, can't remove, -2 wis, -4 cha multi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clear valley falls / nomad camp</text:p>
          </table:table-cell>
          <table:table-cell table:number-columns-repeated="2" office:value-type="string">
            <text:p>n/a</text:p>
          </table:table-cell>
          <table:table-cell office:value-type="string">
            <text:p>patrolman mail</text:p>
          </table:table-cell>
          <table:table-cell table:number-columns-repeated="4" office:value-type="string">
            <text:p>x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string">
            <text:p>decent ac, has defense boost</text:p>
          </table:table-cell>
        </table:table-row>
        <table:table-row table:style-name="ro20">
          <table:table-cell office:value-type="string">
            <text:p>science</text:p>
          </table:table-cell>
          <table:table-cell office:value-type="string">
            <text:p>voodoo scavenger</text:p>
          </table:table-cell>
          <table:table-cell office:value-type="string">
            <text:p>*</text:p>
          </table:table-cell>
          <table:table-cell office:value-type="string">
            <text:p>60-100k</text:p>
          </table:table-cell>
          <table:table-cell office:value-type="string">
            <text:p>suit of plasteel body armour</text:p>
          </table:table-cell>
          <table:table-cell table:number-columns-repeated="4" office:value-type="string">
            <text:p>x</text:p>
          </table:table-cell>
          <table:table-cell table:number-columns-repeated="8"/>
        </table:table-row>
        <table:table-row table:style-name="ro20">
          <table:table-cell office:value-type="string">
            <text:p>chaos</text:p>
          </table:table-cell>
          <table:table-cell office:value-type="string">
            <text:p>ashridge acres</text:p>
          </table:table-cell>
          <table:table-cell office:value-type="string">
            <text:p>queen monchie</text:p>
          </table:table-cell>
          <table:table-cell office:value-type="string">
            <text:p>60k</text:p>
          </table:table-cell>
          <table:table-cell office:value-type="string">
            <text:p>queen's corset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0">
          <table:table-cell office:value-type="string">
            <text:p>chaos</text:p>
          </table:table-cell>
          <table:table-cell office:value-type="string">
            <text:p>cloud city</text:p>
          </table:table-cell>
          <table:table-cell office:value-type="string">
            <text:p>dr. frud</text:p>
          </table:table-cell>
          <table:table-cell office:value-type="string">
            <text:p>70k</text:p>
          </table:table-cell>
          <table:table-cell office:value-type="string">
            <text:p>protective bodysuit</text:p>
          </table:table-cell>
          <table:table-cell table:number-columns-repeated="4" office:value-type="string">
            <text:p>x</text:p>
          </table:table-cell>
          <table:table-cell table:number-columns-repeated="6" office:value-type="float" office:value="0">
            <text:p>0</text:p>
          </table:table-cell>
          <table:table-cell table:number-columns-repeated="2"/>
        </table:table-row>
        <table:table-row table:style-name="ro20">
          <table:table-cell office:value-type="string">
            <text:p>fantasy</text:p>
          </table:table-cell>
          <table:table-cell table:style-name="ce7" office:value-type="string">
            <text:p>a dark cavern</text:p>
          </table:table-cell>
          <table:table-cell table:style-name="ce7" office:value-type="string">
            <text:p>massive pit fiend</text:p>
          </table:table-cell>
          <table:table-cell table:style-name="ce7" office:value-type="string">
            <text:p>60k</text:p>
          </table:table-cell>
          <table:table-cell office:value-type="string">
            <text:p>hide of the pit fiend</text:p>
          </table:table-cell>
          <table:table-cell table:number-columns-repeated="3"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 table:number-columns-repeated="2"/>
        </table:table-row>
        <table:table-row table:style-name="ro20">
          <table:table-cell office:value-type="string">
            <text:p>chaos</text:p>
          </table:table-cell>
          <table:table-cell office:value-type="string">
            <text:p>prehistoric earth</text:p>
          </table:table-cell>
          <table:table-cell table:number-columns-repeated="2" office:value-type="string">
            <text:p>n/a</text:p>
          </table:table-cell>
          <table:table-cell office:value-type="string">
            <text:p>Bio-skin suit</text:p>
          </table:table-cell>
          <table:table-cell table:number-columns-repeated="11"/>
          <table:table-cell office:value-type="string">
            <text:p>has 12 buttons, bright white activates, + 2 con, can't break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elemental area</text:p>
          </table:table-cell>
          <table:table-cell office:value-type="string">
            <text:p>conglomeration of energies</text:p>
          </table:table-cell>
          <table:table-cell office:value-type="string">
            <text:p>215k</text:p>
          </table:table-cell>
          <table:table-cell table:number-columns-repeated="13"/>
        </table:table-row>
        <table:table-row table:style-name="ro20">
          <table:table-cell office:value-type="string">
            <text:p>fantasy</text:p>
          </table:table-cell>
          <table:table-cell office:value-type="string">
            <text:p>fe dar shad</text:p>
          </table:table-cell>
          <table:table-cell office:value-type="string">
            <text:p>strong drow warrior</text:p>
          </table:table-cell>
          <table:table-cell office:value-type="string">
            <text:p>35k</text:p>
          </table:table-cell>
          <table:table-cell office:value-type="string">
            <text:p>adamant platemail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high scan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murus faralain</text:p>
          </table:table-cell>
          <table:table-cell office:value-type="string">
            <text:p>jaguar?</text:p>
          </table:table-cell>
          <table:table-cell office:value-type="string">
            <text:p>50k</text:p>
          </table:table-cell>
          <table:table-cell office:value-type="string">
            <text:p>myril armour</text:p>
          </table:table-cell>
          <table:table-cell table:number-columns-repeated="2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string">
            <text:p>+6 con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mage tower</text:p>
          </table:table-cell>
          <table:table-cell office:value-type="string">
            <text:p>*</text:p>
          </table:table-cell>
          <table:table-cell office:value-type="string">
            <text:p>200k</text:p>
          </table:table-cell>
          <table:table-cell office:value-type="string">
            <text:p>armour of elements</text:p>
          </table:table-cell>
          <table:table-cell table:number-columns-repeated="4" office:value-type="string">
            <text:p>x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string">
            <text:p>bindy, .5/.5 regen; 4 x 90K and 200k mob to get</text:p>
          </table:table-cell>
        </table:table-row>
        <table:table-row table:style-name="ro20">
          <table:table-cell office:value-type="string">
            <text:p>chaos</text:p>
          </table:table-cell>
          <table:table-cell office:value-type="string">
            <text:p>midgard and valhalla</text:p>
          </table:table-cell>
          <table:table-cell office:value-type="string">
            <text:p>gorluk</text:p>
          </table:table-cell>
          <table:table-cell office:value-type="string">
            <text:p>30k</text:p>
          </table:table-cell>
          <table:table-cell office:value-type="string">
            <text:p>stone platemail</text:p>
          </table:table-cell>
          <table:table-cell table:number-columns-repeated="4" office:value-type="string">
            <text:p>x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string">
            <text:p>+4 dex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isle of ao</text:p>
          </table:table-cell>
          <table:table-cell office:value-type="string">
            <text:p>gibbergeist</text:p>
          </table:table-cell>
          <table:table-cell office:value-type="string">
            <text:p>175k</text:p>
          </table:table-cell>
          <table:table-cell office:value-type="string">
            <text:p>goblinmail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SUM([.F50:.O50])" office:value-type="float" office:value="34">
            <text:p>34</text:p>
          </table:table-cell>
          <table:table-cell/>
        </table:table-row>
        <table:table-row table:style-name="ro21">
          <table:table-cell office:value-type="string">
            <text:p>fantasy</text:p>
          </table:table-cell>
          <table:table-cell office:value-type="string">
            <text:p>kimlark</text:p>
          </table:table-cell>
          <table:table-cell office:value-type="string">
            <text:p>gnome warlord</text:p>
          </table:table-cell>
          <table:table-cell office:value-type="string">
            <text:p>400k</text:p>
          </table:table-cell>
          <table:table-cell office:value-type="string">
            <text:p>glimmering full plate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F51:.O51])" office:value-type="float" office:value="38">
            <text:p>38</text:p>
          </table:table-cell>
          <table:table-cell/>
        </table:table-row>
        <table:table-row table:style-name="ro20" table:number-rows-repeated="2">
          <table:table-cell table:number-columns-repeated="17"/>
        </table:table-row>
        <table:table-row table:style-name="ro20">
          <table:table-cell office:value-type="string">
            <text:p>science</text:p>
          </table:table-cell>
          <table:table-cell office:value-type="string">
            <text:p>detroit</text:p>
          </table:table-cell>
          <table:table-cell office:value-type="string">
            <text:p>simon kendrick</text:p>
          </table:table-cell>
          <table:table-cell office:value-type="string">
            <text:p>35k</text:p>
          </table:table-cell>
          <table:table-cell office:value-type="string">
            <text:p>multicomponent armour: upper arm</text:p>
          </table:table-cell>
          <table:table-cell table:number-columns-repeated="11"/>
          <table:table-cell office:value-type="string">
            <text:p>in sewer...what is this?</text:p>
          </table:table-cell>
        </table:table-row>
        <table:table-row table:style-name="ro20">
          <table:table-cell office:value-type="string">
            <text:p>science</text:p>
          </table:table-cell>
          <table:table-cell office:value-type="string">
            <text:p>gencorps</text:p>
          </table:table-cell>
          <table:table-cell table:number-columns-repeated="2" office:value-type="string">
            <text:p>*</text:p>
          </table:table-cell>
          <table:table-cell office:value-type="string">
            <text:p>multicomponent armour: leg</text:p>
          </table:table-cell>
          <table:table-cell table:number-columns-repeated="11"/>
          <table:table-cell office:value-type="string">
            <text:p>guarded by 3 50k mobs</text:p>
          </table:table-cell>
        </table:table-row>
        <table:table-row table:style-name="ro20">
          <table:table-cell office:value-type="string">
            <text:p>science</text:p>
          </table:table-cell>
          <table:table-cell office:value-type="string">
            <text:p>gencorps</text:p>
          </table:table-cell>
          <table:table-cell table:number-columns-repeated="2" office:value-type="string">
            <text:p>*</text:p>
          </table:table-cell>
          <table:table-cell office:value-type="string">
            <text:p>multicomponent armour: torso</text:p>
          </table:table-cell>
          <table:table-cell table:number-columns-repeated="11"/>
          <table:table-cell office:value-type="string">
            <text:p>guarded by 3 50k mobs</text:p>
          </table:table-cell>
        </table:table-row>
        <table:table-row table:style-name="ro20">
          <table:table-cell office:value-type="string">
            <text:p>science</text:p>
          </table:table-cell>
          <table:table-cell office:value-type="string">
            <text:p>HTC Northern Expansion Terminal</text:p>
          </table:table-cell>
          <table:table-cell office:value-type="string">
            <text:p>michelle syderman</text:p>
          </table:table-cell>
          <table:table-cell/>
          <table:table-cell office:value-type="string">
            <text:p>multicomponent armour: lower arm</text:p>
          </table:table-cell>
          <table:table-cell table:number-columns-repeated="11"/>
          <table:table-cell office:value-type="string">
            <text:p>go d, nw, west is a hidden room</text:p>
          </table:table-cell>
        </table:table-row>
        <table:table-row table:style-name="ro20">
          <table:table-cell office:value-type="string">
            <text:p>science</text:p>
          </table:table-cell>
          <table:table-cell office:value-type="string">
            <text:p>detroit</text:p>
          </table:table-cell>
          <table:table-cell office:value-type="string">
            <text:p>jerry caldeone</text:p>
          </table:table-cell>
          <table:table-cell office:value-type="string">
            <text:p>80k</text:p>
          </table:table-cell>
          <table:table-cell office:value-type="string">
            <text:p>multicomponent armour: helmet</text:p>
          </table:table-cell>
          <table:table-cell table:number-columns-repeated="11"/>
          <table:table-cell office:value-type="string">
            <text:p>garage is mobile, check locations on map for it, search seats when dead</text:p>
          </table:table-cell>
        </table:table-row>
        <table:table-row table:style-name="ro20">
          <table:table-cell office:value-type="string">
            <text:p>science</text:p>
          </table:table-cell>
          <table:table-cell office:value-type="string">
            <text:p>detroit</text:p>
          </table:table-cell>
          <table:table-cell office:value-type="string">
            <text:p>jerry caldeone</text:p>
          </table:table-cell>
          <table:table-cell office:value-type="string">
            <text:p>80k</text:p>
          </table:table-cell>
          <table:table-cell office:value-type="string">
            <text:p>multicomponent armour: boot</text:p>
          </table:table-cell>
          <table:table-cell table:number-columns-repeated="11"/>
          <table:table-cell office:value-type="string">
            <text:p>garage is mobile, check locations on map for it, search seats when dead</text:p>
          </table:table-cell>
        </table:table-row>
        <table:table-row table:style-name="ro20">
          <table:table-cell office:value-type="string">
            <text:p>science</text:p>
          </table:table-cell>
          <table:table-cell office:value-type="string">
            <text:p>arms merchant</text:p>
          </table:table-cell>
          <table:table-cell table:number-columns-repeated="15"/>
        </table:table-row>
        <table:table-row table:style-name="ro20" table:number-rows-repeated="2">
          <table:table-cell table:number-columns-repeated="17"/>
        </table:table-row>
        <table:table-row table:style-name="ro20">
          <table:table-cell office:value-type="string">
            <text:p>notes</text:p>
          </table:table-cell>
          <table:table-cell office:value-type="string">
            <text:p>Bio-skin suit</text:p>
          </table:table-cell>
          <table:table-cell table:number-columns-repeated="15"/>
        </table:table-row>
        <table:table-row table:style-name="ro20">
          <table:table-cell office:value-type="string">
            <text:p>grey</text:p>
          </table:table-cell>
          <table:table-cell office:value-type="string">
            <text:p>edged, others neg</text:p>
          </table:table-cell>
          <table:table-cell table:number-columns-repeated="15"/>
        </table:table-row>
        <table:table-row table:style-name="ro20">
          <table:table-cell office:value-type="string">
            <text:p>brown</text:p>
          </table:table-cell>
          <table:table-cell office:value-type="string">
            <text:p>blunt, all neg</text:p>
          </table:table-cell>
          <table:table-cell table:number-columns-repeated="15"/>
        </table:table-row>
        <table:table-row table:style-name="ro20">
          <table:table-cell office:value-type="string">
            <text:p>bright red</text:p>
          </table:table-cell>
          <table:table-cell office:value-type="string">
            <text:p>fire, all neg</text:p>
          </table:table-cell>
          <table:table-cell table:number-columns-repeated="15"/>
        </table:table-row>
        <table:table-row table:style-name="ro20">
          <table:table-cell office:value-type="string">
            <text:p>white</text:p>
          </table:table-cell>
          <table:table-cell office:value-type="string">
            <text:p>ice, all neg</text:p>
          </table:table-cell>
          <table:table-cell table:number-columns-repeated="15"/>
        </table:table-row>
        <table:table-row table:style-name="ro20">
          <table:table-cell office:value-type="string">
            <text:p>silver</text:p>
          </table:table-cell>
          <table:table-cell office:value-type="string">
            <text:p>acid</text:p>
          </table:table-cell>
          <table:table-cell table:number-columns-repeated="15"/>
        </table:table-row>
        <table:table-row table:style-name="ro20">
          <table:table-cell office:value-type="string">
            <text:p>yellow</text:p>
          </table:table-cell>
          <table:table-cell office:value-type="string">
            <text:p>electric</text:p>
          </table:table-cell>
          <table:table-cell table:number-columns-repeated="15"/>
        </table:table-row>
        <table:table-row table:style-name="ro20">
          <table:table-cell office:value-type="string">
            <text:p>dark grey</text:p>
          </table:table-cell>
          <table:table-cell office:value-type="string">
            <text:p>mind</text:p>
          </table:table-cell>
          <table:table-cell table:number-columns-repeated="15"/>
        </table:table-row>
        <table:table-row table:style-name="ro20">
          <table:table-cell office:value-type="string">
            <text:p>orange</text:p>
          </table:table-cell>
          <table:table-cell office:value-type="string">
            <text:p>energy</text:p>
          </table:table-cell>
          <table:table-cell table:number-columns-repeated="15"/>
        </table:table-row>
        <table:table-row table:style-name="ro20">
          <table:table-cell office:value-type="string">
            <text:p>green</text:p>
          </table:table-cell>
          <table:table-cell office:value-type="string">
            <text:p>poison</text:p>
          </table:table-cell>
          <table:table-cell table:number-columns-repeated="15"/>
        </table:table-row>
        <table:table-row table:style-name="ro20">
          <table:table-cell office:value-type="string">
            <text:p>red</text:p>
          </table:table-cell>
          <table:table-cell office:value-type="string">
            <text:p>radiation, all neg</text:p>
          </table:table-cell>
          <table:table-cell table:number-columns-repeated="15"/>
        </table:table-row>
        <table:table-row table:style-name="ro20">
          <table:table-cell office:value-type="string">
            <text:p>multi</text:p>
          </table:table-cell>
          <table:table-cell office:value-type="string">
            <text:p>all types</text:p>
          </table:table-cell>
          <table:table-cell table:number-columns-repeated="15"/>
        </table:table-row>
      </table:table>
      <table:table table:name="breastplate" table:style-name="ta6" table:print="false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number-columns-repeated="2" table:default-cell-style-name="Default"/>
        <table:table-column table:style-name="co34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52" table:default-cell-style-name="Default"/>
        <table:table-column table:style-name="co10" table:number-columns-repeated="1006" table:default-cell-style-name="Default"/>
        <table:table-row table:style-name="ro1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B/NB</text:p>
          </table:table-cell>
          <table:table-cell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Notes</text:p>
          </table:table-cell>
          <table:table-cell table:number-columns-repeated="1006"/>
        </table:table-row>
        <table:table-row table:style-name="ro1">
          <table:table-cell office:value-type="string">
            <text:p>fantasy</text:p>
          </table:table-cell>
          <table:table-cell office:value-type="string">
            <text:p>durhal's ant caves</text:p>
          </table:table-cell>
          <table:table-cell office:value-type="string">
            <text:p>wartniiflium</text:p>
          </table:table-cell>
          <table:table-cell office:value-type="string">
            <text:p>15k</text:p>
          </table:table-cell>
          <table:table-cell office:value-type="string">
            <text:p>black breastplate</text:p>
          </table:table-cell>
          <table:table-cell office:value-type="string">
            <text:p>b</text:p>
          </table:table-cell>
          <table:table-cell table:number-columns-repeated="4"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formula="of:=SUM([.G2:.P2])" office:value-type="float" office:value="12">
            <text:p>12</text:p>
          </table:table-cell>
          <table:table-cell table:number-columns-repeated="1007"/>
        </table:table-row>
        <table:table-row table:style-name="ro1">
          <table:table-cell office:value-type="string">
            <text:p>fantasy</text:p>
          </table:table-cell>
          <table:table-cell office:value-type="string">
            <text:p>tomb of king alaren</text:p>
          </table:table-cell>
          <table:table-cell office:value-type="string">
            <text:p>royal guard</text:p>
          </table:table-cell>
          <table:table-cell office:value-type="string">
            <text:p>60k</text:p>
          </table:table-cell>
          <table:table-cell office:value-type="string">
            <text:p>tranished steel breastplate</text:p>
          </table:table-cell>
          <table:table-cell office:value-type="string">
            <text:p>b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G3:.P3])" office:value-type="float" office:value="19">
            <text:p>19</text:p>
          </table:table-cell>
          <table:table-cell table:number-columns-repeated="1007"/>
        </table:table-row>
        <table:table-row table:style-name="ro1">
          <table:table-cell office:value-type="string">
            <text:p>fantasy</text:p>
          </table:table-cell>
          <table:table-cell/>
          <table:table-cell office:value-type="string">
            <text:p>prismatia</text:p>
          </table:table-cell>
          <table:table-cell office:value-type="string">
            <text:p>75k</text:p>
          </table:table-cell>
          <table:table-cell office:value-type="string">
            <text:p>breastplate of dreams</text:p>
          </table:table-cell>
          <table:table-cell office:value-type="string">
            <text:p>nb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G4:.P4])" office:value-type="float" office:value="22">
            <text:p>22</text:p>
          </table:table-cell>
          <table:table-cell office:value-type="string">
            <text:p>hits different dmg types, tough mob</text:p>
          </table:table-cell>
          <table:table-cell table:number-columns-repeated="1006"/>
        </table:table-row>
        <table:table-row table:style-name="ro1">
          <table:table-cell office:value-type="string">
            <text:p>fantasy</text:p>
          </table:table-cell>
          <table:table-cell office:value-type="string">
            <text:p>elven woods</text:p>
          </table:table-cell>
          <table:table-cell office:value-type="string">
            <text:p>eremon the elven peacekeeper</text:p>
          </table:table-cell>
          <table:table-cell office:value-type="string">
            <text:p>180k</text:p>
          </table:table-cell>
          <table:table-cell office:value-type="string">
            <text:p>peacekeeper's breastplate</text:p>
          </table:table-cell>
          <table:table-cell office:value-type="string">
            <text:p>nb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G5:.P5])" office:value-type="float" office:value="32">
            <text:p>32</text:p>
          </table:table-cell>
          <table:table-cell office:value-type="string">
            <text:p>big energy special, hits very hard</text:p>
          </table:table-cell>
          <table:table-cell table:number-columns-repeated="1006"/>
        </table:table-row>
        <table:table-row table:style-name="ro1">
          <table:table-cell office:value-type="string">
            <text:p>fantasy</text:p>
          </table:table-cell>
          <table:table-cell office:value-type="string">
            <text:p>abbey</text:p>
          </table:table-cell>
          <table:table-cell office:value-type="string">
            <text:p>saren</text:p>
          </table:table-cell>
          <table:table-cell/>
          <table:table-cell office:value-type="string">
            <text:p>tarnished breastplate</text:p>
          </table:table-cell>
          <table:table-cell office:value-type="string">
            <text:p>nb</text:p>
          </table:table-cell>
          <table:table-cell table:number-columns-repeated="11"/>
          <table:table-cell office:value-type="string">
            <text:p>se corner of area, desecrate grave</text:p>
          </table:table-cell>
          <table:table-cell table:number-columns-repeated="1006"/>
        </table:table-row>
      </table:table>
      <table:table table:name="cloak" table:style-name="ta20" table:print="false">
        <office:forms form:automatic-focus="false" form:apply-design-mode="false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79" table:default-cell-style-name="Default"/>
        <table:table-column table:style-name="co95" table:default-cell-style-name="Default"/>
        <table:table-column table:style-name="co8" table:number-columns-repeated="2" table:default-cell-style-name="Default"/>
        <table:table-column table:style-name="co34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18" table:default-cell-style-name="Default"/>
        <table:table-column table:style-name="co121" table:default-cell-style-name="Default"/>
        <table:table-column table:style-name="co10" table:number-columns-repeated="1006" table:default-cell-style-name="Default"/>
        <table:table-row table:style-name="ro18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Slots</text:p>
          </table:table-cell>
          <table:table-cell table:style-name="ce2" office:value-type="string">
            <text:p>Notes</text:p>
          </table:table-cell>
          <table:table-cell table:number-columns-repeated="1006"/>
        </table:table-row>
        <table:table-row table:style-name="ro18">
          <table:table-cell office:value-type="string">
            <text:p>chaos</text:p>
          </table:table-cell>
          <table:table-cell office:value-type="string">
            <text:p>chinchillas 2.0</text:p>
          </table:table-cell>
          <table:table-cell office:value-type="string">
            <text:p>*</text:p>
          </table:table-cell>
          <table:table-cell office:value-type="string">
            <text:p>90k</text:p>
          </table:table-cell>
          <table:table-cell office:value-type="string">
            <text:p>woven chinchilla cloak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SUM([.F2:.O2])" office:value-type="float" office:value="31">
            <text:p>31</text:p>
          </table:table-cell>
          <table:table-cell table:formula="of:=COUNTIF([.F2:.O2];&quot;&gt;0&quot;)" office:value-type="float" office:value="7">
            <text:p>7</text:p>
          </table:table-cell>
          <table:table-cell office:value-type="string">
            <text:p>*this is with 4 furs attached, one of each</text:p>
          </table:table-cell>
          <table:table-cell table:number-columns-repeated="1006"/>
        </table:table-row>
        <table:table-row table:style-name="ro18">
          <table:table-cell office:value-type="string">
            <text:p>science</text:p>
          </table:table-cell>
          <table:table-cell office:value-type="string">
            <text:p>silicon wraiths hq</text:p>
          </table:table-cell>
          <table:table-cell office:value-type="string">
            <text:p>azrael</text:p>
          </table:table-cell>
          <table:table-cell/>
          <table:table-cell office:value-type="string">
            <text:p>battleshroud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F3:.O3])" office:value-type="float" office:value="24">
            <text:p>24</text:p>
          </table:table-cell>
          <table:table-cell table:formula="of:=COUNTIF([.F3:.O3];&quot;&gt;0&quot;)" office:value-type="float" office:value="7">
            <text:p>7</text:p>
          </table:table-cell>
          <table:table-cell office:value-type="string">
            <text:p>very durable, mini quest to get to him</text:p>
          </table:table-cell>
          <table:table-cell table:number-columns-repeated="1006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catacombs 2.0</text:p>
          </table:table-cell>
          <table:table-cell office:value-type="string">
            <text:p>old duird</text:p>
          </table:table-cell>
          <table:table-cell office:value-type="string">
            <text:p>210k</text:p>
          </table:table-cell>
          <table:table-cell office:value-type="string">
            <text:p>druid's cloak (glowing)</text:p>
          </table:table-cell>
          <table:table-cell table:number-columns-repeated="6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F4:.O4])" office:value-type="float" office:value="21">
            <text:p>21</text:p>
          </table:table-cell>
          <table:table-cell table:formula="of:=COUNTIF([.F4:.O4];&quot;&gt;0&quot;)" office:value-type="float" office:value="7">
            <text:p>7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alecto</text:p>
          </table:table-cell>
          <table:table-cell office:value-type="string">
            <text:p>95k</text:p>
          </table:table-cell>
          <table:table-cell office:value-type="string">
            <text:p>steel cloak</text:p>
          </table:table-cell>
          <table:table-cell table:number-columns-repeated="4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F5:.O5])" office:value-type="float" office:value="18">
            <text:p>18</text:p>
          </table:table-cell>
          <table:table-cell table:formula="of:=COUNTIF([.F5:.O5];&quot;&gt;0&quot;)" office:value-type="float" office:value="6">
            <text:p>6</text:p>
          </table:table-cell>
          <table:table-cell table:number-columns-repeated="1007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ice mountains</text:p>
          </table:table-cell>
          <table:table-cell office:value-type="string">
            <text:p>cryohydra</text:p>
          </table:table-cell>
          <table:table-cell office:value-type="string">
            <text:p>170k</text:p>
          </table:table-cell>
          <table:table-cell office:value-type="string">
            <text:p>dermal cloak of the cryohydra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F6:.O6])" office:value-type="float" office:value="17">
            <text:p>17</text:p>
          </table:table-cell>
          <table:table-cell table:formula="of:=COUNTIF([.F6:.O6];&quot;&gt;0&quot;)" office:value-type="float" office:value="7">
            <text:p>7</text:p>
          </table:table-cell>
          <table:table-cell office:value-type="string">
            <text:p>can be nb if first piece</text:p>
          </table:table-cell>
          <table:table-cell table:number-columns-repeated="1006"/>
        </table:table-row>
        <table:table-row table:style-name="ro18">
          <table:table-cell office:value-type="string">
            <text:p>science</text:p>
          </table:table-cell>
          <table:table-cell office:value-type="string">
            <text:p>atlanta</text:p>
          </table:table-cell>
          <table:table-cell office:value-type="string">
            <text:p>cyber pope</text:p>
          </table:table-cell>
          <table:table-cell office:value-type="string">
            <text:p>65k</text:p>
          </table:table-cell>
          <table:table-cell office:value-type="string">
            <text:p>the cyberpope's holy robe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F7:.O7])" office:value-type="float" office:value="16">
            <text:p>16</text:p>
          </table:table-cell>
          <table:table-cell table:formula="of:=COUNTIF([.F7:.O7];&quot;&gt;0&quot;)" office:value-type="float" office:value="7">
            <text:p>7</text:p>
          </table:table-cell>
          <table:table-cell office:value-type="string">
            <text:p>extra defense vs. melee attacks</text:p>
          </table:table-cell>
          <table:table-cell table:number-columns-repeated="1006"/>
        </table:table-row>
        <table:table-row table:style-name="ro25">
          <table:table-cell office:value-type="string">
            <text:p>fantasy</text:p>
          </table:table-cell>
          <table:table-cell office:value-type="string">
            <text:p>karak's hut</text:p>
          </table:table-cell>
          <table:table-cell office:value-type="string">
            <text:p>karak</text:p>
          </table:table-cell>
          <table:table-cell office:value-type="string">
            <text:p>100k</text:p>
          </table:table-cell>
          <table:table-cell office:value-type="string">
            <text:p>karak's cloak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F8:.O8])" office:value-type="float" office:value="14">
            <text:p>14</text:p>
          </table:table-cell>
          <table:table-cell table:formula="of:=COUNTIF([.F8:.O8];&quot;&gt;0&quot;)" office:value-type="float" office:value="10">
            <text:p>10</text:p>
          </table:table-cell>
          <table:table-cell office:value-type="string">
            <text:p>heals hp/sp randomly</text:p>
          </table:table-cell>
          <table:table-cell table:number-columns-repeated="1006"/>
        </table:table-row>
        <table:table-row table:style-name="ro18">
          <table:table-cell office:value-type="string">
            <text:p>chaos</text:p>
          </table:table-cell>
          <table:table-cell office:value-type="string">
            <text:p>cloud city</text:p>
          </table:table-cell>
          <table:table-cell office:value-type="string">
            <text:p>dr. frud</text:p>
          </table:table-cell>
          <table:table-cell office:value-type="string">
            <text:p>70k</text:p>
          </table:table-cell>
          <table:table-cell office:value-type="string">
            <text:p>lab coat (radiating)</text:p>
          </table:table-cell>
          <table:table-cell table:number-columns-repeated="3"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 table:number-columns-repeated="1009"/>
        </table:table-row>
        <table:table-row table:style-name="ro18">
          <table:table-cell office:value-type="string">
            <text:p>chaos</text:p>
          </table:table-cell>
          <table:table-cell office:value-type="string">
            <text:p>magic the gathering</text:p>
          </table:table-cell>
          <table:table-cell office:value-type="string">
            <text:p>zephyr falcon</text:p>
          </table:table-cell>
          <table:table-cell office:value-type="string">
            <text:p>15k</text:p>
          </table:table-cell>
          <table:table-cell office:value-type="string">
            <text:p>feathered cloak</text:p>
          </table:table-cell>
          <table:table-cell table:number-columns-repeated="5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0"/>
        </table:table-row>
        <table:table-row table:style-name="ro18">
          <table:table-cell office:value-type="string">
            <text:p>chaos</text:p>
          </table:table-cell>
          <table:table-cell office:value-type="string">
            <text:p>simpsons</text:p>
          </table:table-cell>
          <table:table-cell office:value-type="string">
            <text:p>ghost of jebediah springfield</text:p>
          </table:table-cell>
          <table:table-cell office:value-type="string">
            <text:p>40k</text:p>
          </table:table-cell>
          <table:table-cell office:value-type="string">
            <text:p>ethereal cloak</text:p>
          </table:table-cell>
          <table:table-cell office:value-type="string">
            <text:p>x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18">
          <table:table-cell office:value-type="string">
            <text:p>chaos</text:p>
          </table:table-cell>
          <table:table-cell office:value-type="string">
            <text:p>the land (1)</text:p>
          </table:table-cell>
          <table:table-cell office:value-type="string">
            <text:p>westron wind</text:p>
          </table:table-cell>
          <table:table-cell office:value-type="string">
            <text:p>68k</text:p>
          </table:table-cell>
          <table:table-cell office:value-type="string">
            <text:p>translucent cloak</text:p>
          </table:table-cell>
          <table:table-cell table:number-columns-repeated="1019"/>
        </table:table-row>
        <table:table-row table:style-name="ro18">
          <table:table-cell office:value-type="string">
            <text:p>chaos</text:p>
          </table:table-cell>
          <table:table-cell office:value-type="string">
            <text:p>the princess bride</text:p>
          </table:table-cell>
          <table:table-cell office:value-type="string">
            <text:p>fezzick</text:p>
          </table:table-cell>
          <table:table-cell office:value-type="string">
            <text:p>250k</text:p>
          </table:table-cell>
          <table:table-cell office:value-type="string">
            <text:p>holocaust cloak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me other ac types</text:p>
          </table:table-cell>
          <table:table-cell table:number-columns-repeated="1006"/>
        </table:table-row>
        <table:table-row table:style-name="ro18">
          <table:table-cell office:value-type="string">
            <text:p>chaos</text:p>
          </table:table-cell>
          <table:table-cell office:value-type="string">
            <text:p>toy factory</text:p>
          </table:table-cell>
          <table:table-cell office:value-type="string">
            <text:p>santa claus</text:p>
          </table:table-cell>
          <table:table-cell/>
          <table:table-cell office:value-type="string">
            <text:p>santa claus' red cloak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1009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abbey</text:p>
          </table:table-cell>
          <table:table-cell office:value-type="string">
            <text:p>rycan</text:p>
          </table:table-cell>
          <table:table-cell office:value-type="string">
            <text:p>70k</text:p>
          </table:table-cell>
          <table:table-cell office:value-type="string">
            <text:p>tarnished cloak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09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angelo</text:p>
          </table:table-cell>
          <table:table-cell office:value-type="string">
            <text:p>wzeliven the arch mage</text:p>
          </table:table-cell>
          <table:table-cell/>
          <table:table-cell office:value-type="string">
            <text:p>black robes of wzeliven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ith staff all ac is boosted, heals sps</text:p>
          </table:table-cell>
          <table:table-cell table:number-columns-repeated="1006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Catacombs 1.0</text:p>
          </table:table-cell>
          <table:table-cell office:value-type="string">
            <text:p>duke of vampires</text:p>
          </table:table-cell>
          <table:table-cell office:value-type="string">
            <text:p>25k</text:p>
          </table:table-cell>
          <table:table-cell office:value-type="string">
            <text:p>black cape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excavation site</text:p>
          </table:table-cell>
          <table:table-cell office:value-type="string">
            <text:p>dolo</text:p>
          </table:table-cell>
          <table:table-cell office:value-type="string">
            <text:p>55k</text:p>
          </table:table-cell>
          <table:table-cell office:value-type="string">
            <text:p>trimorphic dragon shroud (ghostly)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rimorph decreases the dodge ? but increases longevity, I think ac goes down</text:p>
          </table:table-cell>
          <table:table-cell table:number-columns-repeated="1006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fe dar Shad</text:p>
          </table:table-cell>
          <table:table-cell office:value-type="string">
            <text:p>* princess</text:p>
          </table:table-cell>
          <table:table-cell office:value-type="string">
            <text:p>*</text:p>
          </table:table-cell>
          <table:table-cell office:value-type="string">
            <text:p>ornate robe</text:p>
          </table:table-cell>
          <table:table-cell table:number-columns-repeated="5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 table:number-columns-repeated="2"/>
          <table:table-cell office:value-type="string">
            <text:p>heals sps randomly</text:p>
          </table:table-cell>
          <table:table-cell table:number-columns-repeated="1006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fe dar Shad</text:p>
          </table:table-cell>
          <table:table-cell office:value-type="string">
            <text:p>* princess</text:p>
          </table:table-cell>
          <table:table-cell office:value-type="string">
            <text:p>*</text:p>
          </table:table-cell>
          <table:table-cell office:value-type="string">
            <text:p>dark green cloak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+9 cha</text:p>
          </table:table-cell>
          <table:table-cell table:number-columns-repeated="1006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great lighthouse</text:p>
          </table:table-cell>
          <table:table-cell office:value-type="string">
            <text:p>large bugbear</text:p>
          </table:table-cell>
          <table:table-cell office:value-type="string">
            <text:p>45k</text:p>
          </table:table-cell>
          <table:table-cell office:value-type="string">
            <text:p>cloak of the bugbear</text:p>
          </table:table-cell>
          <table:table-cell table:number-columns-repeated="12"/>
          <table:table-cell office:value-type="string">
            <text:p>wears out super fast, crap</text:p>
          </table:table-cell>
          <table:table-cell table:number-columns-repeated="1006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great well of crenda</text:p>
          </table:table-cell>
          <table:table-cell office:value-type="string">
            <text:p>ghost of some god</text:p>
          </table:table-cell>
          <table:table-cell office:value-type="string">
            <text:p>64k</text:p>
          </table:table-cell>
          <table:table-cell office:value-type="string">
            <text:p>crimson cloak</text:p>
          </table:table-cell>
          <table:table-cell table:number-columns-repeated="3"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 table:number-columns-repeated="2"/>
          <table:table-cell office:value-type="string">
            <text:p>boe</text:p>
          </table:table-cell>
          <table:table-cell table:number-columns-repeated="1006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heaven</text:p>
          </table:table-cell>
          <table:table-cell office:value-type="string">
            <text:p>dove</text:p>
          </table:table-cell>
          <table:table-cell office:value-type="string">
            <text:p>20k</text:p>
          </table:table-cell>
          <table:table-cell office:value-type="string">
            <text:p>dove's wings</text:p>
          </table:table-cell>
          <table:table-cell table:number-columns-repeated="10" office:value-type="string">
            <text:p>x</text:p>
          </table:table-cell>
          <table:table-cell table:number-columns-repeated="2"/>
          <table:table-cell office:value-type="string">
            <text:p>crap ac but in all slots</text:p>
          </table:table-cell>
          <table:table-cell table:number-columns-repeated="1006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kourlyn temple</text:p>
          </table:table-cell>
          <table:table-cell table:number-columns-repeated="2" office:value-type="string">
            <text:p>see notes</text:p>
          </table:table-cell>
          <table:table-cell office:value-type="string">
            <text:p>storm cloak</text:p>
          </table:table-cell>
          <table:table-cell table:number-columns-repeated="12"/>
          <table:table-cell office:value-type="string">
            <text:p>+3 wis, guarded by 3 mist wraiths (hit like 150ks)</text:p>
          </table:table-cell>
          <table:table-cell table:number-columns-repeated="1006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mystic seal</text:p>
          </table:table-cell>
          <table:table-cell/>
          <table:table-cell office:value-type="string">
            <text:p>100k</text:p>
          </table:table-cell>
          <table:table-cell office:value-type="string">
            <text:p>crystalline cloak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rare</text:p>
          </table:table-cell>
          <table:table-cell table:number-columns-repeated="1006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theatre of souls</text:p>
          </table:table-cell>
          <table:table-cell office:value-type="string">
            <text:p>mini quest</text:p>
          </table:table-cell>
          <table:table-cell office:value-type="string">
            <text:p>50k mobs</text:p>
          </table:table-cell>
          <table:table-cell office:value-type="string">
            <text:p>manteau of aether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unique, seems high in ac</text:p>
          </table:table-cell>
          <table:table-cell table:number-columns-repeated="1006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tower (eek)</text:p>
          </table:table-cell>
          <table:table-cell office:value-type="string">
            <text:p>the grand summoner</text:p>
          </table:table-cell>
          <table:table-cell office:value-type="string">
            <text:p>75k</text:p>
          </table:table-cell>
          <table:table-cell office:value-type="string">
            <text:p>robes of the archmage</text:p>
          </table:table-cell>
          <table:table-cell table:number-columns-repeated="6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rare and random, +1 sp per round, +2 int</text:p>
          </table:table-cell>
          <table:table-cell table:number-columns-repeated="1006"/>
        </table:table-row>
        <table:table-row table:style-name="ro18">
          <table:table-cell office:value-type="string">
            <text:p>fantasy</text:p>
          </table:table-cell>
          <table:table-cell office:value-type="string">
            <text:p>tunnels of rohm giddor</text:p>
          </table:table-cell>
          <table:table-cell office:value-type="string">
            <text:p>dwarf statue</text:p>
          </table:table-cell>
          <table:table-cell office:value-type="string">
            <text:p>10k</text:p>
          </table:table-cell>
          <table:table-cell office:value-type="string">
            <text:p>stone cloak</text:p>
          </table:table-cell>
          <table:table-cell table:number-columns-repeated="4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in combat all ac except mind go up a lot, lasts 20 rounds or so before desting, unique</text:p>
          </table:table-cell>
          <table:table-cell table:number-columns-repeated="1006"/>
        </table:table-row>
        <table:table-row table:style-name="ro18">
          <table:table-cell office:value-type="string">
            <text:p>science</text:p>
          </table:table-cell>
          <table:table-cell office:value-type="string">
            <text:p>alien/alpha</text:p>
          </table:table-cell>
          <table:table-cell office:value-type="string">
            <text:p>alien queen</text:p>
          </table:table-cell>
          <table:table-cell office:value-type="string">
            <text:p>80k</text:p>
          </table:table-cell>
          <table:table-cell office:value-type="string">
            <text:p>alien queen's skin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office:value-type="string">
            <text:p>decent e/b, dmgs you, when worn gives you + 1 attack and claws that are decent wc</text:p>
          </table:table-cell>
          <table:table-cell table:number-columns-repeated="1006"/>
        </table:table-row>
        <table:table-row table:style-name="ro18">
          <table:table-cell office:value-type="string">
            <text:p>science</text:p>
          </table:table-cell>
          <table:table-cell office:value-type="string">
            <text:p>carnegie 2.0</text:p>
          </table:table-cell>
          <table:table-cell office:value-type="string">
            <text:p>new yorker</text:p>
          </table:table-cell>
          <table:table-cell office:value-type="string">
            <text:p>200k</text:p>
          </table:table-cell>
          <table:table-cell office:value-type="string">
            <text:p>expensive suitcoat</text:p>
          </table:table-cell>
          <table:table-cell table:number-columns-repeated="4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classy</text:p>
          </table:table-cell>
          <table:table-cell table:number-columns-repeated="1006"/>
        </table:table-row>
        <table:table-row table:style-name="ro18">
          <table:table-cell office:value-type="string">
            <text:p>science</text:p>
          </table:table-cell>
          <table:table-cell office:value-type="string">
            <text:p>dune</text:p>
          </table:table-cell>
          <table:table-cell office:value-type="string">
            <text:p>baron vladamir harkonnen</text:p>
          </table:table-cell>
          <table:table-cell office:value-type="string">
            <text:p>35k</text:p>
          </table:table-cell>
          <table:table-cell office:value-type="string">
            <text:p>heavy coat</text:p>
          </table:table-cell>
          <table:table-cell table:number-columns-repeated="5" office:value-type="string">
            <text:p>x</text:p>
          </table:table-cell>
          <table:table-cell table:number-columns-repeated="1014"/>
        </table:table-row>
        <table:table-row table:style-name="ro18">
          <table:table-cell office:value-type="string">
            <text:p>science</text:p>
          </table:table-cell>
          <table:table-cell office:value-type="string">
            <text:p>jeremy's swamp</text:p>
          </table:table-cell>
          <table:table-cell office:value-type="string">
            <text:p>crocodile</text:p>
          </table:table-cell>
          <table:table-cell office:value-type="string">
            <text:p>60k</text:p>
          </table:table-cell>
          <table:table-cell office:value-type="string">
            <text:p>crocodile hide</text:p>
          </table:table-cell>
          <table:table-cell table:number-columns-repeated="1019"/>
        </table:table-row>
        <table:table-row table:style-name="ro18">
          <table:table-cell office:value-type="string">
            <text:p>science</text:p>
          </table:table-cell>
          <table:table-cell office:value-type="string">
            <text:p>the amazon research center</text:p>
          </table:table-cell>
          <table:table-cell office:value-type="string">
            <text:p>anduan jaguar</text:p>
          </table:table-cell>
          <table:table-cell office:value-type="string">
            <text:p>100k</text:p>
          </table:table-cell>
          <table:table-cell office:value-type="string">
            <text:p>jaguar skin</text:p>
          </table:table-cell>
          <table:table-cell table:number-columns-repeated="12"/>
          <table:table-cell office:value-type="string">
            <text:p>rare, high ac</text:p>
          </table:table-cell>
          <table:table-cell table:number-columns-repeated="1006"/>
        </table:table-row>
        <table:table-row table:style-name="ro25">
          <table:table-cell office:value-type="string">
            <text:p>fantasy</text:p>
          </table:table-cell>
          <table:table-cell office:value-type="string">
            <text:p>shansybyk's castle</text:p>
          </table:table-cell>
          <table:table-cell office:value-type="string">
            <text:p>galmog the shrag</text:p>
          </table:table-cell>
          <table:table-cell office:value-type="string">
            <text:p>250k</text:p>
          </table:table-cell>
          <table:table-cell office:value-type="string">
            <text:p>hide of galmog the shrag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F34:.O34])" office:value-type="float" office:value="17">
            <text:p>17</text:p>
          </table:table-cell>
          <table:table-cell table:formula="of:=COUNTIF([.F34:.O34];&quot;&gt;0&quot;)" office:value-type="float" office:value="9">
            <text:p>9</text:p>
          </table:table-cell>
          <table:table-cell office:value-type="string">
            <text:p>he reflects your dmg back to you</text:p>
          </table:table-cell>
          <table:table-cell table:number-columns-repeated="1006"/>
        </table:table-row>
      </table:table>
      <table:table table:name="gloves" table:style-name="ta23" table:print="false">
        <office:forms form:automatic-focus="false" form:apply-design-mode="false"/>
        <table:table-column table:style-name="co18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2" table:default-cell-style-name="Default"/>
        <table:table-column table:style-name="co4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07" table:default-cell-style-name="Default"/>
        <table:table-row table:style-name="ro20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Notes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ao</text:p>
          </table:table-cell>
          <table:table-cell office:value-type="string">
            <text:p>widerlich</text:p>
          </table:table-cell>
          <table:table-cell office:value-type="string">
            <text:p>45k</text:p>
          </table:table-cell>
          <table:table-cell office:value-type="string">
            <text:p>goblin gauntlets</text:p>
          </table:table-cell>
          <table:table-cell table:number-columns-repeated="12"/>
        </table:table-row>
        <table:table-row table:style-name="ro20">
          <table:table-cell office:value-type="string">
            <text:p>fantasy</text:p>
          </table:table-cell>
          <table:table-cell office:value-type="string">
            <text:p>kourlyn temple</text:p>
          </table:table-cell>
          <table:table-cell table:number-columns-repeated="2" office:value-type="string">
            <text:p>see notes</text:p>
          </table:table-cell>
          <table:table-cell office:value-type="string">
            <text:p>storm gloves</text:p>
          </table:table-cell>
          <table:table-cell table:number-columns-repeated="11"/>
          <table:table-cell office:value-type="string">
            <text:p>guarded by mistwraiths (60kx3), can't wield</text:p>
          </table:table-cell>
        </table:table-row>
        <table:table-row table:style-name="ro20">
          <table:table-cell office:value-type="string">
            <text:p>chaos</text:p>
          </table:table-cell>
          <table:table-cell office:value-type="string">
            <text:p>the land (1)</text:p>
          </table:table-cell>
          <table:table-cell office:value-type="string">
            <text:p>southron wind</text:p>
          </table:table-cell>
          <table:table-cell office:value-type="string">
            <text:p>68k</text:p>
          </table:table-cell>
          <table:table-cell office:value-type="string">
            <text:p>translucent gloves</text:p>
          </table:table-cell>
          <table:table-cell table:number-columns-repeated="12"/>
        </table:table-row>
        <table:table-row table:style-name="ro17">
          <table:table-cell table:style-name="ce8" office:value-type="string">
            <text:p>science</text:p>
          </table:table-cell>
          <table:table-cell table:style-name="ce8" office:value-type="string">
            <text:p>gencorps</text:p>
          </table:table-cell>
          <table:table-cell table:style-name="ce8" office:value-type="string">
            <text:p>see notes</text:p>
          </table:table-cell>
          <table:table-cell table:style-name="ce8" office:value-type="string">
            <text:p>~45k</text:p>
          </table:table-cell>
          <table:table-cell table:style-name="ce8" office:value-type="string">
            <text:p>battle glove</text:p>
          </table:table-cell>
          <table:table-cell table:number-columns-repeated="2" table:style-name="ce8" office:value-type="string">
            <text:p>x</text:p>
          </table:table-cell>
          <table:table-cell table:style-name="ce8" table:number-columns-repeated="4"/>
          <table:table-cell table:number-columns-repeated="2" table:style-name="ce8" office:value-type="string">
            <text:p>x</text:p>
          </table:table-cell>
          <table:table-cell table:style-name="ce8" table:number-columns-repeated="3"/>
          <table:table-cell office:value-type="string">
            <text:p>decent ac, 'strike' each round for dmg; -1 dex, bindy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forest trail</text:p>
          </table:table-cell>
          <table:table-cell office:value-type="string">
            <text:p>spirit of a drowned mage</text:p>
          </table:table-cell>
          <table:table-cell office:value-type="string">
            <text:p>35k</text:p>
          </table:table-cell>
          <table:table-cell office:value-type="string">
            <text:p>spiritual gloves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F6:.O6])" office:value-type="float" office:value="12">
            <text:p>12</text:p>
          </table:table-cell>
          <table:table-cell office:value-type="string">
            <text:p>search water in well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great lighthouse</text:p>
          </table:table-cell>
          <table:table-cell office:value-type="string">
            <text:p>large bugbear</text:p>
          </table:table-cell>
          <table:table-cell office:value-type="string">
            <text:p>40k</text:p>
          </table:table-cell>
          <table:table-cell office:value-type="string">
            <text:p>gloves of the bugbear</text:p>
          </table:table-cell>
          <table:table-cell table:number-columns-repeated="11"/>
          <table:table-cell office:value-type="string">
            <text:p>top level, +1 str (rare)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ice mountains</text:p>
          </table:table-cell>
          <table:table-cell office:value-type="string">
            <text:p>cryohydra</text:p>
          </table:table-cell>
          <table:table-cell office:value-type="string">
            <text:p>170k</text:p>
          </table:table-cell>
          <table:table-cell office:value-type="string">
            <text:p>dermal gloves of the cryohydra</text:p>
          </table:table-cell>
          <table:table-cell table:number-columns-repeated="6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can be nb if first piece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abbey</text:p>
          </table:table-cell>
          <table:table-cell office:value-type="string">
            <text:p>tullaris</text:p>
          </table:table-cell>
          <table:table-cell office:value-type="string">
            <text:p>100k</text:p>
          </table:table-cell>
          <table:table-cell office:value-type="string">
            <text:p>tarnished gauntlets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</table:table-row>
        <table:table-row table:style-name="ro20">
          <table:table-cell office:value-type="string">
            <text:p>fantasy</text:p>
          </table:table-cell>
          <table:table-cell office:value-type="string">
            <text:p>fe dar Shad</text:p>
          </table:table-cell>
          <table:table-cell office:value-type="string">
            <text:p>eleari</text:p>
          </table:table-cell>
          <table:table-cell office:value-type="string">
            <text:p>124k</text:p>
          </table:table-cell>
          <table:table-cell office:value-type="string">
            <text:p>grand gauntlets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20">
          <table:table-cell office:value-type="string">
            <text:p>chaos</text:p>
          </table:table-cell>
          <table:table-cell office:value-type="string">
            <text:p>magic the gathering</text:p>
          </table:table-cell>
          <table:table-cell office:value-type="string">
            <text:p>the force of nature</text:p>
          </table:table-cell>
          <table:table-cell office:value-type="string">
            <text:p>50k</text:p>
          </table:table-cell>
          <table:table-cell office:value-type="string">
            <text:p>gauntlets of might</text:p>
          </table:table-cell>
          <table:table-cell table:number-columns-repeated="5" office:value-type="string">
            <text:p>x</text:p>
          </table:table-cell>
          <table:table-cell table:number-columns-repeated="6"/>
          <table:table-cell office:value-type="string">
            <text:p>tap magic card and get 1/1 regen (on axl), great for knights and jedi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leah</text:p>
          </table:table-cell>
          <table:table-cell/>
          <table:table-cell office:value-type="string">
            <text:p>gloves of leah</text:p>
          </table:table-cell>
          <table:table-cell table:number-columns-repeated="12"/>
        </table:table-row>
        <table:table-row table:style-name="ro20">
          <table:table-cell office:value-type="string">
            <text:p>fantasy</text:p>
          </table:table-cell>
          <table:table-cell office:value-type="string">
            <text:p>karak's hut</text:p>
          </table:table-cell>
          <table:table-cell table:number-columns-repeated="2" office:value-type="string">
            <text:p>n/a</text:p>
          </table:table-cell>
          <table:table-cell office:value-type="string">
            <text:p>gloves of karak</text:p>
          </table:table-cell>
          <table:table-cell table:number-columns-repeated="10" office:value-type="string">
            <text:p>x</text:p>
          </table:table-cell>
          <table:table-cell/>
          <table:table-cell office:value-type="string">
            <text:p>give him polar bear hide, unique or rare?</text:p>
          </table:table-cell>
        </table:table-row>
        <table:table-row table:style-name="ro20">
          <table:table-cell office:value-type="string">
            <text:p>fantasy</text:p>
          </table:table-cell>
          <table:table-cell office:value-type="string">
            <text:p>dragon labyrinth</text:p>
          </table:table-cell>
          <table:table-cell office:value-type="string">
            <text:p>ophidian tracker</text:p>
          </table:table-cell>
          <table:table-cell office:value-type="string">
            <text:p>150k</text:p>
          </table:table-cell>
          <table:table-cell office:value-type="string">
            <text:p>aon bracers</text:p>
          </table:table-cell>
          <table:table-cell table:number-columns-repeated="5" office:value-type="string">
            <text:p>x</text:p>
          </table:table-cell>
          <table:table-cell table:number-columns-repeated="7"/>
        </table:table-row>
      </table:table>
      <table:table table:name="greaves" table:style-name="ta12" table:print="false">
        <office:forms form:automatic-focus="false" form:apply-design-mode="false"/>
        <table:table-column table:style-name="co1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21" table:default-cell-style-name="Default"/>
        <table:table-column table:style-name="co9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01" table:default-cell-style-name="Default"/>
        <table:table-row table:style-name="ro1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abbey</text:p>
          </table:table-cell>
          <table:table-cell office:value-type="string">
            <text:p>morgaine</text:p>
          </table:table-cell>
          <table:table-cell/>
          <table:table-cell office:value-type="string">
            <text:p>tarnished greaves</text:p>
          </table:table-cell>
          <table:table-cell table:number-columns-repeated="11"/>
          <table:table-cell office:value-type="string">
            <text:p>must be high righteous+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mystic seal</text:p>
          </table:table-cell>
          <table:table-cell office:value-type="string">
            <text:p>valr</text:p>
          </table:table-cell>
          <table:table-cell office:value-type="string">
            <text:p>102k</text:p>
          </table:table-cell>
          <table:table-cell office:value-type="string">
            <text:p>crystalline greaves (pulsing softly)</text:p>
          </table:table-cell>
          <table:table-cell table:number-columns-repeated="4" office:value-type="string">
            <text:p>x</text:p>
          </table:table-cell>
          <table:table-cell table:number-columns-repeated="7"/>
          <table:table-cell office:value-type="string">
            <text:p>rare</text:p>
          </table:table-cell>
        </table:table-row>
        <table:table-row table:style-name="ro11">
          <table:table-cell office:value-type="string">
            <text:p>science</text:p>
          </table:table-cell>
          <table:table-cell office:value-type="string">
            <text:p>carnegie 2.0</text:p>
          </table:table-cell>
          <table:table-cell office:value-type="string">
            <text:p>new yorker</text:p>
          </table:table-cell>
          <table:table-cell office:value-type="string">
            <text:p>200k</text:p>
          </table:table-cell>
          <table:table-cell office:value-type="string">
            <text:p>expensive pair of suit pants</text:p>
          </table:table-cell>
          <table:table-cell table:number-columns-repeated="4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aha, decent ac</text:p>
          </table:table-cell>
        </table:table-row>
      </table:table>
      <table:table table:name="boots" table:style-name="ta18" table:print="false">
        <office:forms form:automatic-focus="false" form:apply-design-mode="false"/>
        <table:table-column table:style-name="co18" table:default-cell-style-name="Default"/>
        <table:table-column table:style-name="co67" table:default-cell-style-name="Default"/>
        <table:table-column table:style-name="co102" table:default-cell-style-name="Default"/>
        <table:table-column table:style-name="co42" table:default-cell-style-name="Default"/>
        <table:table-column table:style-name="co10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09" table:default-cell-style-name="Default"/>
        <table:table-row table:style-name="ro1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Notes</text:p>
          </table:table-cell>
        </table:table-row>
        <table:table-row table:style-name="ro12">
          <table:table-cell office:value-type="string">
            <text:p>fantasy</text:p>
          </table:table-cell>
          <table:table-cell office:value-type="string">
            <text:p>ice mountains</text:p>
          </table:table-cell>
          <table:table-cell office:value-type="string">
            <text:p>cryohydra</text:p>
          </table:table-cell>
          <table:table-cell office:value-type="string">
            <text:p>170k</text:p>
          </table:table-cell>
          <table:table-cell office:value-type="string">
            <text:p>dermal boots of the cryohydra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F2:.O2])" office:value-type="float" office:value="17">
            <text:p>17</text:p>
          </table:table-cell>
          <table:table-cell office:value-type="string">
            <text:p>can be nb if first piece</text:p>
          </table:table-cell>
        </table:table-row>
        <table:table-row table:style-name="ro12">
          <table:table-cell office:value-type="string">
            <text:p>fantasy</text:p>
          </table:table-cell>
          <table:table-cell office:value-type="string">
            <text:p>ao</text:p>
          </table:table-cell>
          <table:table-cell office:value-type="string">
            <text:p>phester</text:p>
          </table:table-cell>
          <table:table-cell office:value-type="string">
            <text:p>45k</text:p>
          </table:table-cell>
          <table:table-cell office:value-type="string">
            <text:p>goblin boots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SUM([.F3:.O3])" office:value-type="float" office:value="14">
            <text:p>14</text:p>
          </table:table-cell>
          <table:table-cell/>
        </table:table-row>
        <table:table-row table:style-name="ro12">
          <table:table-cell office:value-type="string">
            <text:p>science</text:p>
          </table:table-cell>
          <table:table-cell office:value-type="string">
            <text:p>atlanta</text:p>
          </table:table-cell>
          <table:table-cell office:value-type="string">
            <text:p>cyber pope</text:p>
          </table:table-cell>
          <table:table-cell office:value-type="string">
            <text:p>65k</text:p>
          </table:table-cell>
          <table:table-cell office:value-type="string">
            <text:p>the cyberpope's holy shoes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F4:.O4])" office:value-type="float" office:value="14">
            <text:p>14</text:p>
          </table:table-cell>
          <table:table-cell/>
        </table:table-row>
        <table:table-row table:style-name="ro12">
          <table:table-cell office:value-type="string">
            <text:p>chaos</text:p>
          </table:table-cell>
          <table:table-cell office:value-type="string">
            <text:p>the land (1)</text:p>
          </table:table-cell>
          <table:table-cell office:value-type="string">
            <text:p>eastron <text:s/>wind</text:p>
          </table:table-cell>
          <table:table-cell office:value-type="string">
            <text:p>68k</text:p>
          </table:table-cell>
          <table:table-cell office:value-type="string">
            <text:p>translucent boots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F5:.O5])" office:value-type="float" office:value="13">
            <text:p>13</text:p>
          </table:table-cell>
          <table:table-cell/>
        </table:table-row>
        <table:table-row table:style-name="ro12">
          <table:table-cell office:value-type="string">
            <text:p>fantasy</text:p>
          </table:table-cell>
          <table:table-cell office:value-type="string">
            <text:p>orc village</text:p>
          </table:table-cell>
          <table:table-cell office:value-type="string">
            <text:p>orc chief</text:p>
          </table:table-cell>
          <table:table-cell office:value-type="string">
            <text:p>140k</text:p>
          </table:table-cell>
          <table:table-cell office:value-type="string">
            <text:p>heavy-duty boot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formula="of:=SUM([.F6:.O6])" office:value-type="float" office:value="13">
            <text:p>13</text:p>
          </table:table-cell>
          <table:table-cell/>
        </table:table-row>
        <table:table-row table:style-name="ro12">
          <table:table-cell office:value-type="string">
            <text:p>fantasy</text:p>
          </table:table-cell>
          <table:table-cell office:value-type="string">
            <text:p>kourlyn temple</text:p>
          </table:table-cell>
          <table:table-cell table:number-columns-repeated="2" office:value-type="string">
            <text:p>see notes</text:p>
          </table:table-cell>
          <table:table-cell office:value-type="string">
            <text:p>storm boots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formula="of:=SUM([.F7:.O7])" office:value-type="float" office:value="9">
            <text:p>9</text:p>
          </table:table-cell>
          <table:table-cell office:value-type="string">
            <text:p>guarded by mistwraiths (60kx2)</text:p>
          </table:table-cell>
        </table:table-row>
        <table:table-row table:style-name="ro12">
          <table:table-cell office:value-type="string">
            <text:p>science</text:p>
          </table:table-cell>
          <table:table-cell office:value-type="string">
            <text:p>dune</text:p>
          </table:table-cell>
          <table:table-cell office:value-type="string">
            <text:p>baron vladamir harkonnen</text:p>
          </table:table-cell>
          <table:table-cell office:value-type="string">
            <text:p>35k</text:p>
          </table:table-cell>
          <table:table-cell office:value-type="string">
            <text:p>combat boots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F8:.O8])" office:value-type="float" office:value="9">
            <text:p>9</text:p>
          </table:table-cell>
          <table:table-cell/>
        </table:table-row>
        <table:table-row table:style-name="ro12">
          <table:table-cell office:value-type="string">
            <text:p>fantasy</text:p>
          </table:table-cell>
          <table:table-cell office:value-type="string">
            <text:p>fe dar Shad</text:p>
          </table:table-cell>
          <table:table-cell office:value-type="string">
            <text:p>eleari</text:p>
          </table:table-cell>
          <table:table-cell office:value-type="string">
            <text:p>124k</text:p>
          </table:table-cell>
          <table:table-cell office:value-type="string">
            <text:p>grand boo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F9:.O9])" office:value-type="float" office:value="9">
            <text:p>9</text:p>
          </table:table-cell>
          <table:table-cell/>
        </table:table-row>
        <table:table-row table:style-name="ro12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greyfox</text:p>
          </table:table-cell>
          <table:table-cell office:value-type="string">
            <text:p>110k</text:p>
          </table:table-cell>
          <table:table-cell office:value-type="string">
            <text:p>boots of lightning spee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SUM([.F10:.O10])" office:value-type="float" office:value="6">
            <text:p>6</text:p>
          </table:table-cell>
          <table:table-cell table:style-name="ce8" office:value-type="string">
            <text:p>has big 'melee' defense boost, +1 dex</text:p>
          </table:table-cell>
        </table:table-row>
        <table:table-row table:style-name="ro12">
          <table:table-cell office:value-type="string">
            <text:p>fantasy</text:p>
          </table:table-cell>
          <table:table-cell office:value-type="string">
            <text:p>great lighthouse</text:p>
          </table:table-cell>
          <table:table-cell office:value-type="string">
            <text:p>large bugbear</text:p>
          </table:table-cell>
          <table:table-cell/>
          <table:table-cell office:value-type="string">
            <text:p>boots of the bugbear</text:p>
          </table:table-cell>
          <table:table-cell table:number-columns-repeated="11"/>
          <table:table-cell office:value-type="string">
            <text:p>bottom level, rare, +1 dex</text:p>
          </table:table-cell>
        </table:table-row>
        <table:table-row table:style-name="ro12">
          <table:table-cell office:value-type="string">
            <text:p>fantasy</text:p>
          </table:table-cell>
          <table:table-cell office:value-type="string">
            <text:p>orc village</text:p>
          </table:table-cell>
          <table:table-cell office:value-type="string">
            <text:p>orc bodyguard, burly orc</text:p>
          </table:table-cell>
          <table:table-cell office:value-type="string">
            <text:p>50-70k</text:p>
          </table:table-cell>
          <table:table-cell office:value-type="string">
            <text:p>heavy leather boots</text:p>
          </table:table-cell>
          <table:table-cell table:number-columns-repeated="12"/>
        </table:table-row>
        <table:table-row table:style-name="ro12">
          <table:table-cell office:value-type="string">
            <text:p>fantasy</text:p>
          </table:table-cell>
          <table:table-cell office:value-type="string">
            <text:p>great well of crenda</text:p>
          </table:table-cell>
          <table:table-cell office:value-type="string">
            <text:p>ghost of god</text:p>
          </table:table-cell>
          <table:table-cell office:value-type="string">
            <text:p>64k</text:p>
          </table:table-cell>
          <table:table-cell office:value-type="string">
            <text:p>crimson boots</text:p>
          </table:table-cell>
          <table:table-cell table:number-columns-repeated="3"/>
          <table:table-cell table:number-columns-repeated="7" office:value-type="float" office:value="0">
            <text:p>0</text:p>
          </table:table-cell>
          <table:table-cell/>
          <table:table-cell office:value-type="string">
            <text:p>boe</text:p>
          </table:table-cell>
        </table:table-row>
        <table:table-row table:style-name="ro12">
          <table:table-cell office:value-type="string">
            <text:p>fantasy</text:p>
          </table:table-cell>
          <table:table-cell office:value-type="string">
            <text:p>serinth (zolifo)</text:p>
          </table:table-cell>
          <table:table-cell office:value-type="string">
            <text:p>brytex</text:p>
          </table:table-cell>
          <table:table-cell office:value-type="string">
            <text:p>60k</text:p>
          </table:table-cell>
          <table:table-cell office:value-type="string">
            <text:p>stone boots of levitation</text:p>
          </table:table-cell>
          <table:table-cell table:number-columns-repeated="4" office:value-type="string">
            <text:p>x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string">
            <text:p>levitate with meh boots!</text:p>
          </table:table-cell>
        </table:table-row>
        <table:table-row table:style-name="ro12">
          <table:table-cell office:value-type="string">
            <text:p>fantasy</text:p>
          </table:table-cell>
          <table:table-cell office:value-type="string">
            <text:p>karak's hut</text:p>
          </table:table-cell>
          <table:table-cell table:number-columns-repeated="2" office:value-type="string">
            <text:p>n/a</text:p>
          </table:table-cell>
          <table:table-cell office:value-type="string">
            <text:p>boots of karak</text:p>
          </table:table-cell>
          <table:table-cell table:number-columns-repeated="10" office:value-type="string">
            <text:p>x</text:p>
          </table:table-cell>
          <table:table-cell/>
          <table:table-cell office:value-type="string">
            <text:p>give him polar bear hide, unique or rare?</text:p>
          </table:table-cell>
        </table:table-row>
        <table:table-row table:style-name="ro12">
          <table:table-cell office:value-type="string">
            <text:p>fantasy</text:p>
          </table:table-cell>
          <table:table-cell office:value-type="string">
            <text:p>murus faralain</text:p>
          </table:table-cell>
          <table:table-cell office:value-type="string">
            <text:p>random demon</text:p>
          </table:table-cell>
          <table:table-cell office:value-type="string">
            <text:p>40k</text:p>
          </table:table-cell>
          <table:table-cell office:value-type="string">
            <text:p>myril boots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+4 dex</text:p>
          </table:table-cell>
        </table:table-row>
        <table:table-row table:style-name="ro11">
          <table:table-cell office:value-type="string">
            <text:p>science</text:p>
          </table:table-cell>
          <table:table-cell office:value-type="string">
            <text:p>carnegie 2.0</text:p>
          </table:table-cell>
          <table:table-cell office:value-type="string">
            <text:p>new yorker</text:p>
          </table:table-cell>
          <table:table-cell office:value-type="string">
            <text:p>200k</text:p>
          </table:table-cell>
          <table:table-cell office:value-type="string">
            <text:p>expensive pair of loafers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2"/>
          <table:table-cell office:value-type="string">
            <text:p>meh, better than nothing</text:p>
          </table:table-cell>
        </table:table-row>
      </table:table>
      <table:table table:name="ring" table:style-name="ta14" table:print="false">
        <office:forms form:automatic-focus="false" form:apply-design-mode="false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21" table:default-cell-style-name="Default"/>
        <table:table-column table:style-name="co8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87" table:default-cell-style-name="Default"/>
        <table:table-row table:style-name="ro5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Notes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ao</text:p>
          </table:table-cell>
          <table:table-cell office:value-type="string">
            <text:p>zaubernuss</text:p>
          </table:table-cell>
          <table:table-cell office:value-type="string">
            <text:p>45k</text:p>
          </table:table-cell>
          <table:table-cell office:value-type="string">
            <text:p>ring of flight</text:p>
          </table:table-cell>
          <table:table-cell table:number-columns-repeated="2" office:value-type="string">
            <text:p>x</text:p>
          </table:table-cell>
          <table:table-cell table:number-columns-repeated="9"/>
          <table:table-cell office:value-type="string">
            <text:p>let's you fly!</text:p>
          </table:table-cell>
        </table:table-row>
        <table:table-row table:style-name="ro5">
          <table:table-cell office:value-type="string">
            <text:p>chaos</text:p>
          </table:table-cell>
          <table:table-cell office:value-type="string">
            <text:p>the land (1)</text:p>
          </table:table-cell>
          <table:table-cell office:value-type="string">
            <text:p>eastron <text:s/>wind</text:p>
          </table:table-cell>
          <table:table-cell office:value-type="string">
            <text:p>68k</text:p>
          </table:table-cell>
          <table:table-cell office:value-type="string">
            <text:p>translucent ring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5">
          <table:table-cell office:value-type="string">
            <text:p>fantasy</text:p>
          </table:table-cell>
          <table:table-cell office:value-type="string">
            <text:p>necromancer's lair</text:p>
          </table:table-cell>
          <table:table-cell office:value-type="string">
            <text:p>vampiric mage</text:p>
          </table:table-cell>
          <table:table-cell office:value-type="string">
            <text:p>45k</text:p>
          </table:table-cell>
          <table:table-cell table:style-name="ce8" office:value-type="string">
            <text:p>random</text:p>
          </table:table-cell>
          <table:table-cell table:number-columns-repeated="12"/>
        </table:table-row>
        <table:table-row table:style-name="ro5">
          <table:table-cell office:value-type="string">
            <text:p>science</text:p>
          </table:table-cell>
          <table:table-cell office:value-type="string">
            <text:p>space simulator</text:p>
          </table:table-cell>
          <table:table-cell office:value-type="string">
            <text:p>pluto</text:p>
          </table:table-cell>
          <table:table-cell office:value-type="string">
            <text:p>7k</text:p>
          </table:table-cell>
          <table:table-cell office:value-type="string">
            <text:p>gold ring of unburdon</text:p>
          </table:table-cell>
          <table:table-cell table:number-columns-repeated="11"/>
          <table:table-cell office:value-type="string">
            <text:p>lessens encumbrance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askar's manor</text:p>
          </table:table-cell>
          <table:table-cell office:value-type="string">
            <text:p>padrin</text:p>
          </table:table-cell>
          <table:table-cell office:value-type="string">
            <text:p>22k</text:p>
          </table:table-cell>
          <table:table-cell table:style-name="ce8" office:value-type="string">
            <text:p>random</text:p>
          </table:table-cell>
          <table:table-cell table:number-columns-repeated="11"/>
          <table:table-cell office:value-type="string">
            <text:p>usually ring of speed</text:p>
          </table:table-cell>
        </table:table-row>
        <table:table-row table:style-name="ro5">
          <table:table-cell office:value-type="string">
            <text:p>chaos</text:p>
          </table:table-cell>
          <table:table-cell office:value-type="string">
            <text:p>winnie the pooh</text:p>
          </table:table-cell>
          <table:table-cell office:value-type="string">
            <text:p>tigger</text:p>
          </table:table-cell>
          <table:table-cell office:value-type="string">
            <text:p>28k</text:p>
          </table:table-cell>
          <table:table-cell office:value-type="string">
            <text:p>ring of speed</text:p>
          </table:table-cell>
          <table:table-cell table:number-columns-repeated="12"/>
        </table:table-row>
        <table:table-row table:style-name="ro5">
          <table:table-cell office:value-type="string">
            <text:p>fantasy</text:p>
          </table:table-cell>
          <table:table-cell office:value-type="string">
            <text:p>tower of pak-tor</text:p>
          </table:table-cell>
          <table:table-cell office:value-type="string">
            <text:p>glimlek</text:p>
          </table:table-cell>
          <table:table-cell office:value-type="string">
            <text:p>7k</text:p>
          </table:table-cell>
          <table:table-cell table:style-name="ce8" office:value-type="string">
            <text:p>random</text:p>
          </table:table-cell>
          <table:table-cell table:number-columns-repeated="12"/>
        </table:table-row>
        <table:table-row table:style-name="ro5">
          <table:table-cell office:value-type="string">
            <text:p>fantasy</text:p>
          </table:table-cell>
          <table:table-cell office:value-type="string">
            <text:p>shansybyk castle</text:p>
          </table:table-cell>
          <table:table-cell office:value-type="string">
            <text:p>carthcagan</text:p>
          </table:table-cell>
          <table:table-cell office:value-type="string">
            <text:p>290k</text:p>
          </table:table-cell>
          <table:table-cell office:value-type="string">
            <text:p>ring of thunderbolts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"/>
          <table:table-cell office:value-type="string">
            <text:p>frotzz, charges regen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enchanted spring</text:p>
          </table:table-cell>
          <table:table-cell office:value-type="string">
            <text:p>ashly</text:p>
          </table:table-cell>
          <table:table-cell office:value-type="string">
            <text:p>45k</text:p>
          </table:table-cell>
          <table:table-cell table:style-name="ce7" office:value-type="string">
            <text:p>* of stoneskin</text:p>
          </table:table-cell>
          <table:table-cell table:number-columns-repeated="11"/>
          <table:table-cell office:value-type="string">
            <text:p>rare and rots, limit drop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fe dar Shad</text:p>
          </table:table-cell>
          <table:table-cell office:value-type="string">
            <text:p>arriana</text:p>
          </table:table-cell>
          <table:table-cell office:value-type="string">
            <text:p>104k</text:p>
          </table:table-cell>
          <table:table-cell table:style-name="ce7" office:value-type="string">
            <text:p>ring of the sapphire maiden</text:p>
          </table:table-cell>
          <table:table-cell table:number-columns-repeated="3" table:style-name="ce7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5">
          <table:table-cell office:value-type="string">
            <text:p>fantasy</text:p>
          </table:table-cell>
          <table:table-cell office:value-type="string">
            <text:p>fe dar Shad</text:p>
          </table:table-cell>
          <table:table-cell office:value-type="string">
            <text:p>arriana</text:p>
          </table:table-cell>
          <table:table-cell office:value-type="string">
            <text:p>104k</text:p>
          </table:table-cell>
          <table:table-cell table:style-name="ce7" office:value-type="string">
            <text:p>random ring</text:p>
          </table:table-cell>
          <table:table-cell table:number-columns-repeated="12"/>
        </table:table-row>
        <table:table-row table:style-name="ro5">
          <table:table-cell office:value-type="string">
            <text:p>fantasy</text:p>
          </table:table-cell>
          <table:table-cell office:value-type="string">
            <text:p>tower</text:p>
          </table:table-cell>
          <table:table-cell office:value-type="string">
            <text:p>grand summoner</text:p>
          </table:table-cell>
          <table:table-cell office:value-type="string">
            <text:p>40k</text:p>
          </table:table-cell>
          <table:table-cell table:style-name="ce7" office:value-type="string">
            <text:p>random ring x2</text:p>
          </table:table-cell>
          <table:table-cell table:number-columns-repeated="11"/>
          <table:table-cell office:value-type="string">
            <text:p>greater demon as rings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fe dar Shad</text:p>
          </table:table-cell>
          <table:table-cell office:value-type="string">
            <text:p>urys</text:p>
          </table:table-cell>
          <table:table-cell office:value-type="string">
            <text:p>138k</text:p>
          </table:table-cell>
          <table:table-cell table:style-name="ce7" office:value-type="string">
            <text:p>silver bracelet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5">
          <table:table-cell office:value-type="string">
            <text:p>chaos</text:p>
          </table:table-cell>
          <table:table-cell office:value-type="string">
            <text:p>r'lyeh</text:p>
          </table:table-cell>
          <table:table-cell office:value-type="string">
            <text:p>avatar</text:p>
          </table:table-cell>
          <table:table-cell office:value-type="string">
            <text:p>22k</text:p>
          </table:table-cell>
          <table:table-cell office:value-type="string">
            <text:p>ring of unholy protection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5">
          <table:table-cell office:value-type="string">
            <text:p>chaos</text:p>
          </table:table-cell>
          <table:table-cell office:value-type="string">
            <text:p>simpsons</text:p>
          </table:table-cell>
          <table:table-cell office:value-type="string">
            <text:p>smithers</text:p>
          </table:table-cell>
          <table:table-cell office:value-type="string">
            <text:p>68k</text:p>
          </table:table-cell>
          <table:table-cell table:style-name="ce8" office:value-type="string">
            <text:p>random</text:p>
          </table:table-cell>
          <table:table-cell table:number-columns-repeated="12"/>
        </table:table-row>
        <table:table-row table:style-name="ro5">
          <table:table-cell office:value-type="string">
            <text:p>chaos</text:p>
          </table:table-cell>
          <table:table-cell office:value-type="string">
            <text:p>darkmoore</text:p>
          </table:table-cell>
          <table:table-cell office:value-type="string">
            <text:p>master zombie</text:p>
          </table:table-cell>
          <table:table-cell office:value-type="string">
            <text:p>10k</text:p>
          </table:table-cell>
          <table:table-cell office:value-type="string">
            <text:p>zombie ring</text:p>
          </table:table-cell>
          <table:table-cell table:number-columns-repeated="11"/>
          <table:table-cell office:value-type="string">
            <text:p>not sure what this does, search in south mausoleum in graveyard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dragon isle</text:p>
          </table:table-cell>
          <table:table-cell office:value-type="string">
            <text:p>anicient dragon</text:p>
          </table:table-cell>
          <table:table-cell office:value-type="string">
            <text:p>300k</text:p>
          </table:table-cell>
          <table:table-cell table:style-name="ce8" office:value-type="string">
            <text:p>random</text:p>
          </table:table-cell>
          <table:table-cell table:number-columns-repeated="12"/>
        </table:table-row>
        <table:table-row table:style-name="ro5">
          <table:table-cell office:value-type="string">
            <text:p>chaos</text:p>
          </table:table-cell>
          <table:table-cell office:value-type="string">
            <text:p>cloud city</text:p>
          </table:table-cell>
          <table:table-cell office:value-type="string">
            <text:p>left brain</text:p>
          </table:table-cell>
          <table:table-cell office:value-type="string">
            <text:p>250k</text:p>
          </table:table-cell>
          <table:table-cell office:value-type="string">
            <text:p>ring of left brain control</text:p>
          </table:table-cell>
          <table:table-cell table:number-columns-repeated="11"/>
          <table:table-cell office:value-type="string">
            <text:p>+3 wis</text:p>
          </table:table-cell>
        </table:table-row>
        <table:table-row table:style-name="ro5">
          <table:table-cell office:value-type="string">
            <text:p>chaos</text:p>
          </table:table-cell>
          <table:table-cell office:value-type="string">
            <text:p>cloud city</text:p>
          </table:table-cell>
          <table:table-cell office:value-type="string">
            <text:p>left brain</text:p>
          </table:table-cell>
          <table:table-cell office:value-type="string">
            <text:p>58K</text:p>
          </table:table-cell>
          <table:table-cell office:value-type="string">
            <text:p>ring of right brain control</text:p>
          </table:table-cell>
          <table:table-cell table:number-columns-repeated="11"/>
          <table:table-cell office:value-type="string">
            <text:p>+3 cha * wearing both gives +3 int</text:p>
          </table:table-cell>
        </table:table-row>
        <table:table-row table:style-name="ro5">
          <table:table-cell office:value-type="string">
            <text:p>chaos</text:p>
          </table:table-cell>
          <table:table-cell office:value-type="string">
            <text:p>illumanit pyramid</text:p>
          </table:table-cell>
          <table:table-cell office:value-type="string">
            <text:p>bill clinton</text:p>
          </table:table-cell>
          <table:table-cell office:value-type="string">
            <text:p>30k</text:p>
          </table:table-cell>
          <table:table-cell office:value-type="string">
            <text:p>random</text:p>
          </table:table-cell>
          <table:table-cell table:number-columns-repeated="12"/>
        </table:table-row>
        <table:table-row table:style-name="ro5">
          <table:table-cell office:value-type="string">
            <text:p>chaos</text:p>
          </table:table-cell>
          <table:table-cell office:value-type="string">
            <text:p>jack's hosue</text:p>
          </table:table-cell>
          <table:table-cell office:value-type="string">
            <text:p>giant</text:p>
          </table:table-cell>
          <table:table-cell office:value-type="string">
            <text:p>50k</text:p>
          </table:table-cell>
          <table:table-cell office:value-type="string">
            <text:p>random</text:p>
          </table:table-cell>
          <table:table-cell table:number-columns-repeated="12"/>
        </table:table-row>
        <table:table-row table:style-name="ro5">
          <table:table-cell office:value-type="string">
            <text:p>fantasy</text:p>
          </table:table-cell>
          <table:table-cell office:value-type="string">
            <text:p>gnoll outpost</text:p>
          </table:table-cell>
          <table:table-cell table:number-columns-repeated="2" office:value-type="string">
            <text:p>n/a</text:p>
          </table:table-cell>
          <table:table-cell office:value-type="string">
            <text:p>random</text:p>
          </table:table-cell>
          <table:table-cell table:number-columns-repeated="11"/>
          <table:table-cell office:value-type="string">
            <text:p>say Yeenoghu at altar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snowbeast</text:p>
          </table:table-cell>
          <table:table-cell office:value-type="string">
            <text:p>snowbeast</text:p>
          </table:table-cell>
          <table:table-cell office:value-type="string">
            <text:p>40k</text:p>
          </table:table-cell>
          <table:table-cell office:value-type="string">
            <text:p>random</text:p>
          </table:table-cell>
          <table:table-cell table:number-columns-repeated="12"/>
        </table:table-row>
        <table:table-row table:style-name="ro5">
          <table:table-cell office:value-type="string">
            <text:p>chaos</text:p>
          </table:table-cell>
          <table:table-cell office:value-type="string">
            <text:p>prehistoric earth</text:p>
          </table:table-cell>
          <table:table-cell office:value-type="string">
            <text:p>alien leader</text:p>
          </table:table-cell>
          <table:table-cell/>
          <table:table-cell office:value-type="string">
            <text:p>alien ring</text:p>
          </table:table-cell>
          <table:table-cell table:number-columns-repeated="11"/>
          <table:table-cell office:value-type="string">
            <text:p>lets you store armours and weapons (2 of them), +1 int/wis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cavern</text:p>
          </table:table-cell>
          <table:table-cell office:value-type="string">
            <text:p>serpent dragon</text:p>
          </table:table-cell>
          <table:table-cell office:value-type="string">
            <text:p>30k</text:p>
          </table:table-cell>
          <table:table-cell office:value-type="string">
            <text:p>ring of heroism</text:p>
          </table:table-cell>
          <table:table-cell table:number-columns-repeated="11"/>
          <table:table-cell office:value-type="string">
            <text:p>+1 dex/wis, does this raise wc?, rare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tower of fire</text:p>
          </table:table-cell>
          <table:table-cell office:value-type="string">
            <text:p>durgansaar</text:p>
          </table:table-cell>
          <table:table-cell office:value-type="string">
            <text:p>60k</text:p>
          </table:table-cell>
          <table:table-cell office:value-type="string">
            <text:p>random</text:p>
          </table:table-cell>
          <table:table-cell table:number-columns-repeated="12"/>
        </table:table-row>
        <table:table-row table:style-name="ro5">
          <table:table-cell office:value-type="string">
            <text:p>fantasy</text:p>
          </table:table-cell>
          <table:table-cell office:value-type="string">
            <text:p>demon summoners</text:p>
          </table:table-cell>
          <table:table-cell office:value-type="string">
            <text:p>greater demon</text:p>
          </table:table-cell>
          <table:table-cell/>
          <table:table-cell office:value-type="string">
            <text:p>random</text:p>
          </table:table-cell>
          <table:table-cell table:number-columns-repeated="11"/>
          <table:table-cell office:value-type="string">
            <text:p>area in eforest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murus faralain</text:p>
          </table:table-cell>
          <table:table-cell office:value-type="string">
            <text:p>osyluth</text:p>
          </table:table-cell>
          <table:table-cell office:value-type="string">
            <text:p>40k</text:p>
          </table:table-cell>
          <table:table-cell office:value-type="string">
            <text:p>myril ring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indy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arcanarton</text:p>
          </table:table-cell>
          <table:table-cell office:value-type="string">
            <text:p>arcanarton</text:p>
          </table:table-cell>
          <table:table-cell office:value-type="string">
            <text:p>50k</text:p>
          </table:table-cell>
          <table:table-cell office:value-type="string">
            <text:p>ring of arcanart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rare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realm of the verbeeg</text:p>
          </table:table-cell>
          <table:table-cell office:value-type="string">
            <text:p>azalin</text:p>
          </table:table-cell>
          <table:table-cell office:value-type="string">
            <text:p>200k</text:p>
          </table:table-cell>
          <table:table-cell office:value-type="string">
            <text:p>random</text:p>
          </table:table-cell>
          <table:table-cell table:number-columns-repeated="12"/>
        </table:table-row>
        <table:table-row table:style-name="ro5">
          <table:table-cell office:value-type="string">
            <text:p>fantasy</text:p>
          </table:table-cell>
          <table:table-cell office:value-type="string">
            <text:p>heaven</text:p>
          </table:table-cell>
          <table:table-cell office:value-type="string">
            <text:p>tadpole</text:p>
          </table:table-cell>
          <table:table-cell office:value-type="string">
            <text:p>20k</text:p>
          </table:table-cell>
          <table:table-cell office:value-type="string">
            <text:p>cross ring</text:p>
          </table:table-cell>
          <table:table-cell table:number-columns-repeated="10" office:value-type="string">
            <text:p>x</text:p>
          </table:table-cell>
          <table:table-cell/>
          <table:table-cell office:value-type="string">
            <text:p>bottom of pond, ac is lame</text:p>
          </table:table-cell>
        </table:table-row>
        <table:table-row table:style-name="ro9">
          <table:table-cell office:value-type="string">
            <text:p>fantasy</text:p>
          </table:table-cell>
          <table:table-cell office:value-type="string">
            <text:p>deep mountain</text:p>
          </table:table-cell>
          <table:table-cell office:value-type="string">
            <text:p>delundar the emancipator</text:p>
          </table:table-cell>
          <table:table-cell office:value-type="string">
            <text:p>4M</text:p>
          </table:table-cell>
          <table:table-cell office:value-type="string">
            <text:p>creveler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3/3 regen</text:p>
          </table:table-cell>
        </table:table-row>
        <table:table-row table:style-name="ro5">
          <table:table-cell office:value-type="string">
            <text:p>science</text:p>
          </table:table-cell>
          <table:table-cell office:value-type="string">
            <text:p>oasis in the badlands</text:p>
          </table:table-cell>
          <table:table-cell office:value-type="string">
            <text:p>radioactive man</text:p>
          </table:table-cell>
          <table:table-cell office:value-type="string">
            <text:p>17k</text:p>
          </table:table-cell>
          <table:table-cell office:value-type="string">
            <text:p>irradiated ring</text:p>
          </table:table-cell>
          <table:table-cell table:number-columns-repeated="11"/>
          <table:table-cell office:value-type="string">
            <text:p>irradiate objects and make them glow (light)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murus faralain</text:p>
          </table:table-cell>
          <table:table-cell office:value-type="string">
            <text:p>random demon</text:p>
          </table:table-cell>
          <table:table-cell office:value-type="string">
            <text:p>40k</text:p>
          </table:table-cell>
          <table:table-cell office:value-type="string">
            <text:p>myril ring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+2 cha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catacombs</text:p>
          </table:table-cell>
          <table:table-cell office:value-type="string">
            <text:p>ghoul battle master</text:p>
          </table:table-cell>
          <table:table-cell office:value-type="string">
            <text:p>20k</text:p>
          </table:table-cell>
          <table:table-cell office:value-type="string">
            <text:p>random</text:p>
          </table:table-cell>
          <table:table-cell table:number-columns-repeated="12"/>
        </table:table-row>
        <table:table-row table:style-name="ro5">
          <table:table-cell office:value-type="string">
            <text:p>fantasy</text:p>
          </table:table-cell>
          <table:table-cell office:value-type="string">
            <text:p>tower of frost</text:p>
          </table:table-cell>
          <table:table-cell office:value-type="string">
            <text:p>skananeth</text:p>
          </table:table-cell>
          <table:table-cell office:value-type="string">
            <text:p>40k</text:p>
          </table:table-cell>
          <table:table-cell office:value-type="string">
            <text:p>ring of winter</text:p>
          </table:table-cell>
          <table:table-cell table:number-columns-repeated="11"/>
          <table:table-cell office:value-type="string">
            <text:p>random sp regen in combat; mob is really hard to dmg/hit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deep mountain</text:p>
          </table:table-cell>
          <table:table-cell office:value-type="string">
            <text:p>delundar</text:p>
          </table:table-cell>
          <table:table-cell office:value-type="string">
            <text:p>5M</text:p>
          </table:table-cell>
          <table:table-cell office:value-type="string">
            <text:p>bracelet of ulmedea</text:p>
          </table:table-cell>
          <table:table-cell table:number-columns-repeated="11"/>
          <table:table-cell office:value-type="string">
            <text:p>good regen</text:p>
          </table:table-cell>
        </table:table-row>
        <table:table-row table:style-name="ro5" table:number-rows-repeated="2">
          <table:table-cell table:number-columns-repeated="17"/>
        </table:table-row>
        <table:table-row table:style-name="ro5">
          <table:table-cell table:number-columns-repeated="4"/>
          <table:table-cell table:style-name="ce2" office:value-type="string">
            <text:p>ac rings</text:p>
          </table:table-cell>
          <table:table-cell table:number-columns-repeated="12"/>
        </table:table-row>
        <table:table-row table:style-name="ro5">
          <table:table-cell table:number-columns-repeated="4"/>
          <table:table-cell office:value-type="string">
            <text:p>ivory ring of protection</text:p>
          </table:table-cell>
          <table:table-cell table:number-columns-repeated="10" office:value-type="float" office:value="2">
            <text:p>2</text:p>
          </table:table-cell>
          <table:table-cell table:formula="of:=SUM([.F42:.O42])" office:value-type="float" office:value="20">
            <text:p>20</text:p>
          </table:table-cell>
          <table:table-cell/>
        </table:table-row>
        <table:table-row table:style-name="ro5">
          <table:table-cell table:number-columns-repeated="4"/>
          <table:table-cell office:value-type="string">
            <text:p>lead ring of stoneski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F43:.O43])" office:value-type="float" office:value="12">
            <text:p>12</text:p>
          </table:table-cell>
          <table:table-cell/>
        </table:table-row>
        <table:table-row table:style-name="ro5">
          <table:table-cell table:number-columns-repeated="4"/>
          <table:table-cell office:value-type="string">
            <text:p>bronze ring of stoneski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F44:.O44])" office:value-type="float" office:value="11">
            <text:p>11</text:p>
          </table:table-cell>
          <table:table-cell/>
        </table:table-row>
        <table:table-row table:style-name="ro5">
          <table:table-cell table:number-columns-repeated="4"/>
          <table:table-cell office:value-type="string">
            <text:p>titanium ring of stoneski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F45:.O45])" office:value-type="float" office:value="10">
            <text:p>10</text:p>
          </table:table-cell>
          <table:table-cell/>
        </table:table-row>
        <table:table-row table:style-name="ro5" table:number-rows-repeated="3">
          <table:table-cell table:number-columns-repeated="17"/>
        </table:table-row>
        <table:table-row table:style-name="ro5">
          <table:table-cell office:value-type="string">
            <text:p>rings</text:p>
          </table:table-cell>
          <table:table-cell office:value-type="string">
            <text:p>notes</text:p>
          </table:table-cell>
          <table:table-cell table:number-columns-repeated="15"/>
        </table:table-row>
        <table:table-row table:style-name="ro5">
          <table:table-cell office:value-type="string">
            <text:p>seven seas</text:p>
          </table:table-cell>
          <table:table-cell office:value-type="string">
            <text:p>swim and breath under water</text:p>
          </table:table-cell>
          <table:table-cell table:number-columns-repeated="15"/>
        </table:table-row>
        <table:table-row table:style-name="ro5">
          <table:table-cell office:value-type="string">
            <text:p>quick digestion</text:p>
          </table:table-cell>
          <table:table-cell office:value-type="string">
            <text:p>eat!</text:p>
          </table:table-cell>
          <table:table-cell table:number-columns-repeated="15"/>
        </table:table-row>
        <table:table-row table:style-name="ro5">
          <table:table-cell office:value-type="string">
            <text:p>adornment</text:p>
          </table:table-cell>
          <table:table-cell office:value-type="string">
            <text:p>nothing</text:p>
          </table:table-cell>
          <table:table-cell table:number-columns-repeated="15"/>
        </table:table-row>
        <table:table-row table:style-name="ro5">
          <table:table-cell office:value-type="string">
            <text:p>stoneskin</text:p>
          </table:table-cell>
          <table:table-cell office:value-type="string">
            <text:p>good e/b, fire</text:p>
          </table:table-cell>
          <table:table-cell table:number-columns-repeated="15"/>
        </table:table-row>
        <table:table-row table:style-name="ro5">
          <table:table-cell office:value-type="string">
            <text:p>protection</text:p>
          </table:table-cell>
          <table:table-cell office:value-type="string">
            <text:p>all dmg types</text:p>
          </table:table-cell>
          <table:table-cell table:number-columns-repeated="15"/>
        </table:table-row>
        <table:table-row table:style-name="ro5">
          <table:table-cell office:value-type="string">
            <text:p>enhanced prot.</text:p>
          </table:table-cell>
          <table:table-cell office:value-type="string">
            <text:p>all dmg types</text:p>
          </table:table-cell>
          <table:table-cell table:number-columns-repeated="15"/>
        </table:table-row>
        <table:table-row table:style-name="ro5">
          <table:table-cell table:style-name="ce8" office:value-type="string">
            <text:p>ring of the elements</text:p>
          </table:table-cell>
          <table:table-cell office:value-type="string">
            <text:p>b,f,c,a,p</text:p>
          </table:table-cell>
          <table:table-cell table:number-columns-repeated="15"/>
        </table:table-row>
        <table:table-row table:style-name="ro5">
          <table:table-cell office:value-type="string">
            <text:p>free action</text:p>
          </table:table-cell>
          <table:table-cell office:value-type="string">
            <text:p>htrance in a ring (20 commands)</text:p>
          </table:table-cell>
          <table:table-cell table:number-columns-repeated="15"/>
        </table:table-row>
        <table:table-row table:style-name="ro5">
          <table:table-cell office:value-type="string">
            <text:p>fifteen</text:p>
          </table:table-cell>
          <table:table-cell office:value-type="string">
            <text:p>cursed</text:p>
          </table:table-cell>
          <table:table-cell table:number-columns-repeated="15"/>
        </table:table-row>
        <table:table-row table:style-name="ro5">
          <table:table-cell office:value-type="string">
            <text:p>ring of influence</text:p>
          </table:table-cell>
          <table:table-cell office:value-type="string">
            <text:p>'bealte' gives + 5 cha</text:p>
          </table:table-cell>
          <table:table-cell table:number-columns-repeated="15"/>
        </table:table-row>
        <table:table-row table:style-name="ro5">
          <table:table-cell office:value-type="string">
            <text:p>ring of focus</text:p>
          </table:table-cell>
          <table:table-cell office:value-type="string">
            <text:p>+2 focus mskill</text:p>
          </table:table-cell>
          <table:table-cell table:number-columns-repeated="15"/>
        </table:table-row>
      </table:table>
      <table:table table:name="shield" table:style-name="ta21" table:print="false">
        <office:forms form:automatic-focus="false" form:apply-design-mode="false"/>
        <table:table-column table:style-name="co18" table:default-cell-style-name="Default"/>
        <table:table-column table:style-name="co67" table:default-cell-style-name="Default"/>
        <table:table-column table:style-name="co123" table:default-cell-style-name="Default"/>
        <table:table-column table:style-name="co21" table:default-cell-style-name="Default"/>
        <table:table-column table:style-name="co13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96" table:default-cell-style-name="Default"/>
        <table:table-column table:style-name="co134" table:default-cell-style-name="Default"/>
        <table:table-column table:style-name="co142" table:default-cell-style-name="Default"/>
        <table:table-row table:style-name="ro1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Slots</text:p>
          </table:table-cell>
          <table:table-cell table:style-name="ce2" office:value-type="string">
            <text:p>Eval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electric cave</text:p>
          </table:table-cell>
          <table:table-cell office:value-type="string">
            <text:p>shindrak the barbarian</text:p>
          </table:table-cell>
          <table:table-cell office:value-type="string">
            <text:p>27k</text:p>
          </table:table-cell>
          <table:table-cell office:value-type="string">
            <text:p>sparkling diamond shield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F2:.O2])" office:value-type="float" office:value="12">
            <text:p>12</text:p>
          </table:table-cell>
          <table:table-cell table:formula="of:=COUNTIF([.F2:.O2];&quot;&gt;0&quot;)" office:value-type="float" office:value="6">
            <text:p>6</text:p>
          </table:table-cell>
          <table:table-cell office:value-type="string">
            <text:p>Jugger</text:p>
          </table:table-cell>
          <table:table-cell office:value-type="string">
            <text:p>rare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night of colour</text:p>
          </table:table-cell>
          <table:table-cell office:value-type="string">
            <text:p>bulwark</text:p>
          </table:table-cell>
          <table:table-cell office:value-type="string">
            <text:p>40k</text:p>
          </table:table-cell>
          <table:table-cell office:value-type="string">
            <text:p>bulwark shield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F3:.O3])" office:value-type="float" office:value="18">
            <text:p>18</text:p>
          </table:table-cell>
          <table:table-cell table:formula="of:=COUNTIF([.F3:.O3];&quot;&gt;0&quot;)" office:value-type="float" office:value="6">
            <text:p>6</text:p>
          </table:table-cell>
          <table:table-cell office:value-type="string">
            <text:p>Jugger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the land (1)</text:p>
          </table:table-cell>
          <table:table-cell office:value-type="string">
            <text:p>northron wind</text:p>
          </table:table-cell>
          <table:table-cell office:value-type="string">
            <text:p>68k</text:p>
          </table:table-cell>
          <table:table-cell office:value-type="string">
            <text:p>translucent shield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F4:.O4])" office:value-type="float" office:value="21">
            <text:p>21</text:p>
          </table:table-cell>
          <table:table-cell table:formula="of:=COUNTIF([.F4:.O4];&quot;&gt;0&quot;)" office:value-type="float" office:value="7">
            <text:p>7</text:p>
          </table:table-cell>
          <table:table-cell office:value-type="string">
            <text:p>Jugger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abbey</text:p>
          </table:table-cell>
          <table:table-cell office:value-type="string">
            <text:p>fenick</text:p>
          </table:table-cell>
          <table:table-cell office:value-type="string">
            <text:p>100k</text:p>
          </table:table-cell>
          <table:table-cell office:value-type="string">
            <text:p>tarnished shield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formula="of:=SUM([.F5:.O5])" office:value-type="float" office:value="20">
            <text:p>20</text:p>
          </table:table-cell>
          <table:table-cell table:formula="of:=COUNTIF([.F5:.O5];&quot;&gt;0&quot;)" office:value-type="float" office:value="6">
            <text:p>6</text:p>
          </table:table-cell>
          <table:table-cell office:value-type="string">
            <text:p>Jugger</text:p>
          </table:table-cell>
          <table:table-cell office:value-type="string">
            <text:p>requires righteous+ align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angelo</text:p>
          </table:table-cell>
          <table:table-cell office:value-type="string">
            <text:p>tower guard of the golden order</text:p>
          </table:table-cell>
          <table:table-cell office:value-type="string">
            <text:p>40k</text:p>
          </table:table-cell>
          <table:table-cell office:value-type="string">
            <text:p>golden shield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F6:.O6])" office:value-type="float" office:value="8">
            <text:p>8</text:p>
          </table:table-cell>
          <table:table-cell table:formula="of:=COUNTIF([.F6:.O6];&quot;&gt;0&quot;)" office:value-type="float" office:value="6">
            <text:p>6</text:p>
          </table:table-cell>
          <table:table-cell office:value-type="string">
            <text:p>Jugger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angelo</text:p>
          </table:table-cell>
          <table:table-cell office:value-type="string">
            <text:p>tower guard of the silver order</text:p>
          </table:table-cell>
          <table:table-cell office:value-type="string">
            <text:p>11k</text:p>
          </table:table-cell>
          <table:table-cell office:value-type="string">
            <text:p>silver shield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F7:.O7])" office:value-type="float" office:value="8">
            <text:p>8</text:p>
          </table:table-cell>
          <table:table-cell table:formula="of:=COUNTIF([.F7:.O7];&quot;&gt;0&quot;)" office:value-type="float" office:value="6">
            <text:p>6</text:p>
          </table:table-cell>
          <table:table-cell office:value-type="string">
            <text:p>Jugger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ao</text:p>
          </table:table-cell>
          <table:table-cell office:value-type="string">
            <text:p>mollig</text:p>
          </table:table-cell>
          <table:table-cell office:value-type="string">
            <text:p>45k</text:p>
          </table:table-cell>
          <table:table-cell office:value-type="string">
            <text:p>goblin shield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formula="of:=SUM([.F8:.O8])" office:value-type="float" office:value="14">
            <text:p>14</text:p>
          </table:table-cell>
          <table:table-cell table:formula="of:=COUNTIF([.F8:.O8];&quot;&gt;0&quot;)" office:value-type="float" office:value="4">
            <text:p>4</text:p>
          </table:table-cell>
          <table:table-cell office:value-type="string">
            <text:p>Jugger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minos</text:p>
          </table:table-cell>
          <table:table-cell office:value-type="string">
            <text:p>80k</text:p>
          </table:table-cell>
          <table:table-cell office:value-type="string">
            <text:p>tetani shield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SUM([.F9:.O9])" office:value-type="float" office:value="13">
            <text:p>13</text:p>
          </table:table-cell>
          <table:table-cell table:formula="of:=COUNTIF([.F9:.O9];&quot;&gt;0&quot;)" office:value-type="float" office:value="6">
            <text:p>6</text:p>
          </table:table-cell>
          <table:table-cell office:value-type="string">
            <text:p>Jugger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Catacombs 2.0</text:p>
          </table:table-cell>
          <table:table-cell office:value-type="string">
            <text:p>an ancient skeleton</text:p>
          </table:table-cell>
          <table:table-cell office:value-type="string">
            <text:p>100k</text:p>
          </table:table-cell>
          <table:table-cell office:value-type="string">
            <text:p>chalky white shield (glowing)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F10:.O10])" office:value-type="float" office:value="32">
            <text:p>32</text:p>
          </table:table-cell>
          <table:table-cell table:formula="of:=COUNTIF([.F10:.O10];&quot;&gt;0&quot;)" office:value-type="float" office:value="8">
            <text:p>8</text:p>
          </table:table-cell>
          <table:table-cell office:value-type="string">
            <text:p>Jugger</text:p>
          </table:table-cell>
          <table:table-cell office:value-type="string">
            <text:p>rare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deep mountain</text:p>
          </table:table-cell>
          <table:table-cell office:value-type="string">
            <text:p>delundar</text:p>
          </table:table-cell>
          <table:table-cell office:value-type="string">
            <text:p>5M</text:p>
          </table:table-cell>
          <table:table-cell office:value-type="string">
            <text:p>wisp shield</text:p>
          </table:table-cell>
          <table:table-cell table:number-columns-repeated="11"/>
          <table:table-cell table:formula="of:=COUNTIF([.F11:.O11];&quot;&gt;0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dragon labyrinth</text:p>
          </table:table-cell>
          <table:table-cell office:value-type="string">
            <text:p>ophidian tracker</text:p>
          </table:table-cell>
          <table:table-cell office:value-type="string">
            <text:p>150k</text:p>
          </table:table-cell>
          <table:table-cell office:value-type="string">
            <text:p>aon shield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SUM([.F12:.O12])" office:value-type="float" office:value="17">
            <text:p>17</text:p>
          </table:table-cell>
          <table:table-cell table:formula="of:=COUNTIF([.F12:.O12];&quot;&gt;0&quot;)" office:value-type="float" office:value="5">
            <text:p>5</text:p>
          </table:table-cell>
          <table:table-cell office:value-type="string">
            <text:p>Jugger</text:p>
          </table:table-cell>
          <table:table-cell office:value-type="string">
            <text:p>decent shield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great well of crenda</text:p>
          </table:table-cell>
          <table:table-cell office:value-type="string">
            <text:p>guard</text:p>
          </table:table-cell>
          <table:table-cell office:value-type="string">
            <text:p>40k</text:p>
          </table:table-cell>
          <table:table-cell office:value-type="string">
            <text:p>crimson shield</text:p>
          </table:table-cell>
          <table:table-cell table:number-columns-repeated="3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formula="of:=SUM([.F13:.O13])" office:value-type="float" office:value="12">
            <text:p>12</text:p>
          </table:table-cell>
          <table:table-cell table:formula="of:=COUNTIF([.F13:.O13];&quot;&gt;0&quot;)" office:value-type="float" office:value="3">
            <text:p>3</text:p>
          </table:table-cell>
          <table:table-cell office:value-type="string">
            <text:p>Jugger</text:p>
          </table:table-cell>
          <table:table-cell office:value-type="string">
            <text:p>boe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guiles forest</text:p>
          </table:table-cell>
          <table:table-cell office:value-type="string">
            <text:p>captain of the guard</text:p>
          </table:table-cell>
          <table:table-cell office:value-type="string">
            <text:p>40k</text:p>
          </table:table-cell>
          <table:table-cell office:value-type="string">
            <text:p>gnomish bone shield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F14:.O14])" office:value-type="float" office:value="15">
            <text:p>15</text:p>
          </table:table-cell>
          <table:table-cell table:formula="of:=COUNTIF([.F14:.O14];&quot;&gt;0&quot;)" office:value-type="float" office:value="6">
            <text:p>6</text:p>
          </table:table-cell>
          <table:table-cell office:value-type="string">
            <text:p>Jugger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harfain</text:p>
          </table:table-cell>
          <table:table-cell table:number-columns-repeated="2" office:value-type="string">
            <text:p>n/a</text:p>
          </table:table-cell>
          <table:table-cell office:value-type="string">
            <text:p>shield of sparing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x</text:p>
          </table:table-cell>
          <table:table-cell/>
          <table:table-cell table:formula="of:=COUNTIF([.F15:.O15];&quot;&gt;0&quot;)" office:value-type="float" office:value="0">
            <text:p>0</text:p>
          </table:table-cell>
          <table:table-cell/>
          <table:table-cell office:value-type="string">
            <text:p>absorbs dmg in combat, but pays it back later, unique, read lettering 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ice mountains</text:p>
          </table:table-cell>
          <table:table-cell office:value-type="string">
            <text:p>cryohydra</text:p>
          </table:table-cell>
          <table:table-cell office:value-type="string">
            <text:p>170k</text:p>
          </table:table-cell>
          <table:table-cell office:value-type="string">
            <text:p>dermal shield of the cryohydra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F16:.O16])" office:value-type="float" office:value="20">
            <text:p>20</text:p>
          </table:table-cell>
          <table:table-cell table:formula="of:=COUNTIF([.F16:.O16];&quot;&gt;0&quot;)" office:value-type="float" office:value="7">
            <text:p>7</text:p>
          </table:table-cell>
          <table:table-cell office:value-type="string">
            <text:p>Jugger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lonely keep</text:p>
          </table:table-cell>
          <table:table-cell office:value-type="string">
            <text:p>undead chicken</text:p>
          </table:table-cell>
          <table:table-cell office:value-type="string">
            <text:p>250k</text:p>
          </table:table-cell>
          <table:table-cell office:value-type="string">
            <text:p>chicken platemail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F17:.O17])" office:value-type="float" office:value="20">
            <text:p>20</text:p>
          </table:table-cell>
          <table:table-cell table:formula="of:=COUNTIF([.F17:.O17];&quot;&gt;0&quot;)" office:value-type="float" office:value="4">
            <text:p>4</text:p>
          </table:table-cell>
          <table:table-cell office:value-type="string">
            <text:p>Jugger</text:p>
          </table:table-cell>
          <table:table-cell office:value-type="string">
            <text:p>rare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murus faralain</text:p>
          </table:table-cell>
          <table:table-cell office:value-type="string">
            <text:p>osyluth</text:p>
          </table:table-cell>
          <table:table-cell office:value-type="string">
            <text:p>40k</text:p>
          </table:table-cell>
          <table:table-cell office:value-type="string">
            <text:p>myril shield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COUNTIF([.F18:.O18];&quot;&gt;0&quot;)" office:value-type="float" office:value="4">
            <text:p>4</text:p>
          </table:table-cell>
          <table:table-cell office:value-type="string">
            <text:p>Bard</text:p>
          </table:table-cell>
          <table:table-cell office:value-type="string">
            <text:p>+4 con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mystic seal</text:p>
          </table:table-cell>
          <table:table-cell office:value-type="string">
            <text:p>hablaes</text:p>
          </table:table-cell>
          <table:table-cell office:value-type="string">
            <text:p>345k</text:p>
          </table:table-cell>
          <table:table-cell office:value-type="string">
            <text:p>crystalline shield (pusling faintly)</text:p>
          </table:table-cell>
          <table:table-cell table:number-columns-repeated="4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COUNTIF([.F19:.O19];&quot;&gt;0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owlbears</text:p>
          </table:table-cell>
          <table:table-cell office:value-type="string">
            <text:p>serthemon</text:p>
          </table:table-cell>
          <table:table-cell office:value-type="string">
            <text:p>45k</text:p>
          </table:table-cell>
          <table:table-cell office:value-type="string">
            <text:p>shield of cold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formula="of:=SUM([.F20:.O20])" office:value-type="float" office:value="6">
            <text:p>6</text:p>
          </table:table-cell>
          <table:table-cell table:formula="of:=COUNTIF([.F20:.O20];&quot;&gt;0&quot;)" office:value-type="float" office:value="3">
            <text:p>3</text:p>
          </table:table-cell>
          <table:table-cell office:value-type="string">
            <text:p>Necro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ruins of an old city</text:p>
          </table:table-cell>
          <table:table-cell office:value-type="string">
            <text:p>old mummy</text:p>
          </table:table-cell>
          <table:table-cell office:value-type="string">
            <text:p>25k</text:p>
          </table:table-cell>
          <table:table-cell office:value-type="string">
            <text:p>dark shield-handl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F21:.O21])" office:value-type="float" office:value="10">
            <text:p>10</text:p>
          </table:table-cell>
          <table:table-cell table:formula="of:=COUNTIF([.F21:.O21];&quot;&gt;0&quot;)" office:value-type="float" office:value="2">
            <text:p>2</text:p>
          </table:table-cell>
          <table:table-cell office:value-type="string">
            <text:p>Jugger</text:p>
          </table:table-cell>
          <table:table-cell/>
        </table:table-row>
        <table:table-row table:style-name="ro1">
          <table:table-cell office:value-type="string">
            <text:p>science</text:p>
          </table:table-cell>
          <table:table-cell office:value-type="string">
            <text:p>gencorps</text:p>
          </table:table-cell>
          <table:table-cell office:value-type="string">
            <text:p>gencorps officer</text:p>
          </table:table-cell>
          <table:table-cell office:value-type="string">
            <text:p>20k</text:p>
          </table:table-cell>
          <table:table-cell office:value-type="string">
            <text:p>psi shield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F22:.O22])" office:value-type="float" office:value="7">
            <text:p>7</text:p>
          </table:table-cell>
          <table:table-cell table:formula="of:=COUNTIF([.F22:.O22];&quot;&gt;0&quot;)" office:value-type="float" office:value="3">
            <text:p>3</text:p>
          </table:table-cell>
          <table:table-cell office:value-type="string">
            <text:p>Jugger</text:p>
          </table:table-cell>
          <table:table-cell/>
        </table:table-row>
        <table:table-row table:style-name="ro1">
          <table:table-cell office:value-type="string">
            <text:p>fanasy</text:p>
          </table:table-cell>
          <table:table-cell office:value-type="string">
            <text:p>lonely keep</text:p>
          </table:table-cell>
          <table:table-cell office:value-type="string">
            <text:p>honorable knight</text:p>
          </table:table-cell>
          <table:table-cell office:value-type="string">
            <text:p>220k</text:p>
          </table:table-cell>
          <table:table-cell office:value-type="string">
            <text:p>wide shield of the moon</text:p>
          </table:table-cell>
          <table:table-cell table:number-columns-repeated="2"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F23:.O23])" office:value-type="float" office:value="19">
            <text:p>19</text:p>
          </table:table-cell>
          <table:table-cell table:formula="of:=COUNTIF([.F23:.O23];&quot;&gt;0&quot;)" office:value-type="float" office:value="3">
            <text:p>3</text:p>
          </table:table-cell>
          <table:table-cell office:value-type="string">
            <text:p>Jugger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myth area</text:p>
          </table:table-cell>
          <table:table-cell office:value-type="string">
            <text:p>mars</text:p>
          </table:table-cell>
          <table:table-cell office:value-type="string">
            <text:p>25k</text:p>
          </table:table-cell>
          <table:table-cell office:value-type="string">
            <text:p>war shield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SUM([.F24:.O24])" office:value-type="float" office:value="10">
            <text:p>10</text:p>
          </table:table-cell>
          <table:table-cell table:formula="of:=COUNTIF([.F24:.O24];&quot;&gt;0&quot;)" office:value-type="float" office:value="4">
            <text:p>4</text:p>
          </table:table-cell>
          <table:table-cell/>
          <table:table-cell office:value-type="string">
            <text:p>+2 str</text:p>
          </table:table-cell>
        </table:table-row>
        <table:table-row table:style-name="ro1">
          <table:table-cell office:value-type="string">
            <text:p>fanasy</text:p>
          </table:table-cell>
          <table:table-cell office:value-type="string">
            <text:p>lonely keep</text:p>
          </table:table-cell>
          <table:table-cell office:value-type="string">
            <text:p>honorable knight</text:p>
          </table:table-cell>
          <table:table-cell office:value-type="string">
            <text:p>220k</text:p>
          </table:table-cell>
          <table:table-cell office:value-type="string">
            <text:p>wide shield of the crystal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SUM([.F25:.O25])" office:value-type="float" office:value="19">
            <text:p>19</text:p>
          </table:table-cell>
          <table:table-cell table:formula="of:=COUNTIF([.F25:.O25];&quot;&gt;0&quot;)" office:value-type="float" office:value="3">
            <text:p>3</text:p>
          </table:table-cell>
          <table:table-cell office:value-type="string">
            <text:p>Jugger</text:p>
          </table:table-cell>
          <table:table-cell/>
        </table:table-row>
        <table:table-row table:style-name="ro1">
          <table:table-cell office:value-type="string">
            <text:p>fanasy</text:p>
          </table:table-cell>
          <table:table-cell office:value-type="string">
            <text:p>lonely keep</text:p>
          </table:table-cell>
          <table:table-cell office:value-type="string">
            <text:p>honorable knight</text:p>
          </table:table-cell>
          <table:table-cell office:value-type="string">
            <text:p>220k</text:p>
          </table:table-cell>
          <table:table-cell office:value-type="string">
            <text:p>wide shield of the serpent</text:p>
          </table:table-cell>
          <table:table-cell table:number-columns-repeated="2"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([.F26:.O26])" office:value-type="float" office:value="19">
            <text:p>19</text:p>
          </table:table-cell>
          <table:table-cell table:formula="of:=COUNTIF([.F26:.O26];&quot;&gt;0&quot;)" office:value-type="float" office:value="3">
            <text:p>3</text:p>
          </table:table-cell>
          <table:table-cell office:value-type="string">
            <text:p>Jugger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midgard &amp; valhalla</text:p>
          </table:table-cell>
          <table:table-cell office:value-type="string">
            <text:p>heimdall</text:p>
          </table:table-cell>
          <table:table-cell office:value-type="string">
            <text:p>60k</text:p>
          </table:table-cell>
          <table:table-cell office:value-type="string">
            <text:p>heimdall's shield</text:p>
          </table:table-cell>
          <table:table-cell table:number-columns-repeated="3"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 table:formula="of:=SUM([.F27:.O27])" office:value-type="float" office:value="0">
            <text:p>0</text:p>
          </table:table-cell>
          <table:table-cell table:formula="of:=COUNTIF([.F27:.O27];&quot;&gt;0&quot;)" office:value-type="float" office:value="0">
            <text:p>0</text:p>
          </table:table-cell>
          <table:table-cell/>
          <table:table-cell office:value-type="string">
            <text:p>firerage once a round</text:p>
          </table:table-cell>
        </table:table-row>
        <table:table-row table:style-name="ro19">
          <table:table-cell office:value-type="string">
            <text:p>fanasy</text:p>
          </table:table-cell>
          <table:table-cell office:value-type="string">
            <text:p>lonely keep</text:p>
          </table:table-cell>
          <table:table-cell office:value-type="string">
            <text:p>honorable knight</text:p>
          </table:table-cell>
          <table:table-cell office:value-type="string">
            <text:p>220k</text:p>
          </table:table-cell>
          <table:table-cell office:value-type="string">
            <text:p>wide shield of the tempest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f:=SUM([.F28:.O28])" office:value-type="float" office:value="19">
            <text:p>19</text:p>
          </table:table-cell>
          <table:table-cell table:formula="of:=COUNTIF([.F28:.O28];&quot;&gt;0&quot;)" office:value-type="float" office:value="3">
            <text:p>3</text:p>
          </table:table-cell>
          <table:table-cell office:value-type="string">
            <text:p>Jugger</text:p>
          </table:table-cell>
          <table:table-cell/>
        </table:table-row>
      </table:table>
      <table:table table:name="other" table:style-name="ta16" table:print="false">
        <office:forms form:automatic-focus="false" form:apply-design-mode="false"/>
        <table:table-column table:style-name="co18" table:default-cell-style-name="Default"/>
        <table:table-column table:style-name="co91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14" table:default-cell-style-name="Default"/>
        <table:table-row table:style-name="ro1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the land (1)</text:p>
          </table:table-cell>
          <table:table-cell office:value-type="string">
            <text:p>westron wind</text:p>
          </table:table-cell>
          <table:table-cell office:value-type="string">
            <text:p>46k</text:p>
          </table:table-cell>
          <table:table-cell office:value-type="string">
            <text:p>translucent bracele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F2:.O2])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fantasy</text:p>
          </table:table-cell>
          <table:table-cell office:value-type="string">
            <text:p>great well of crenda</text:p>
          </table:table-cell>
          <table:table-cell office:value-type="string">
            <text:p>Quetzal, God of Birds</text:p>
          </table:table-cell>
          <table:table-cell office:value-type="string">
            <text:p>85k</text:p>
          </table:table-cell>
          <table:table-cell office:value-type="string">
            <text:p>blood red bracers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F3:.O3])" office:value-type="float" office:value="9">
            <text:p>9</text:p>
          </table:table-cell>
          <table:table-cell office:value-type="string">
            <text:p>bindy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billirubin</text:p>
          </table:table-cell>
          <table:table-cell office:value-type="string">
            <text:p>90k</text:p>
          </table:table-cell>
          <table:table-cell office:value-type="string">
            <text:p>bracers of magical resistance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F4:.O4])" office:value-type="float" office:value="9">
            <text:p>9</text:p>
          </table:table-cell>
          <table:table-cell office:value-type="string">
            <text:p>+1 wis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winnie the pooh</text:p>
          </table:table-cell>
          <table:table-cell office:value-type="string">
            <text:p>eeyore</text:p>
          </table:table-cell>
          <table:table-cell office:value-type="string">
            <text:p>60k</text:p>
          </table:table-cell>
          <table:table-cell office:value-type="string">
            <text:p>eeyore's tail</text:p>
          </table:table-cell>
          <table:table-cell table:number-columns-repeated="10"/>
          <table:table-cell office:value-type="float" office:value="-1">
            <text:p>-1</text:p>
          </table:table-cell>
          <table:table-cell office:value-type="string">
            <text:p>bindy; heals sps when it hits (neg ac)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string">
            <text:p>dune</text:p>
          </table:table-cell>
          <table:table-cell office:value-type="string">
            <text:p>slorr</text:p>
          </table:table-cell>
          <table:table-cell office:value-type="string">
            <text:p>23k</text:p>
          </table:table-cell>
          <table:table-cell office:value-type="string">
            <text:p>force shield module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north room from slorr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portal of life 1.0</text:p>
          </table:table-cell>
          <table:table-cell office:value-type="string">
            <text:p>guardian</text:p>
          </table:table-cell>
          <table:table-cell/>
          <table:table-cell office:value-type="string">
            <text:p>skin suit of the damned</text:p>
          </table:table-cell>
          <table:table-cell table:number-columns-repeated="11"/>
          <table:table-cell office:value-type="string">
            <text:p>northern castle, pretty fragile other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xaxis</text:p>
          </table:table-cell>
          <table:table-cell office:value-type="string">
            <text:p>xill warrior</text:p>
          </table:table-cell>
          <table:table-cell office:value-type="string">
            <text:p>45k</text:p>
          </table:table-cell>
          <table:table-cell office:value-type="string">
            <text:p>spiderskin codpiece</text:p>
          </table:table-cell>
          <table:table-cell table:number-columns-repeated="1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rabbit fields</text:p>
          </table:table-cell>
          <table:table-cell office:value-type="string">
            <text:p>rabbit</text:p>
          </table:table-cell>
          <table:table-cell office:value-type="string">
            <text:p>20k</text:p>
          </table:table-cell>
          <table:table-cell office:value-type="string">
            <text:p>rabbit foot</text:p>
          </table:table-cell>
          <table:table-cell table:number-columns-repeated="2"/>
          <table:table-cell table:number-columns-repeated="8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fantasy</text:p>
          </table:table-cell>
          <table:table-cell office:value-type="string">
            <text:p>xaxis</text:p>
          </table:table-cell>
          <table:table-cell office:value-type="string">
            <text:p>learned sorcerer</text:p>
          </table:table-cell>
          <table:table-cell office:value-type="string">
            <text:p>40k</text:p>
          </table:table-cell>
          <table:table-cell office:value-type="string">
            <text:p>shining silver bracelet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fantasy</text:p>
          </table:table-cell>
          <table:table-cell office:value-type="string">
            <text:p>desert psionicists tent</text:p>
          </table:table-cell>
          <table:table-cell office:value-type="string">
            <text:p>rilord</text:p>
          </table:table-cell>
          <table:table-cell office:value-type="string">
            <text:p>17k</text:p>
          </table:table-cell>
          <table:table-cell office:value-type="string">
            <text:p>golden psionicist bracelet</text:p>
          </table:table-cell>
          <table:table-cell table:number-columns-repeated="2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chaos</text:p>
          </table:table-cell>
          <table:table-cell office:value-type="string">
            <text:p>smileyland</text:p>
          </table:table-cell>
          <table:table-cell office:value-type="string">
            <text:p>undead smiley</text:p>
          </table:table-cell>
          <table:table-cell office:value-type="string">
            <text:p>20k</text:p>
          </table:table-cell>
          <table:table-cell office:value-type="string">
            <text:p>smile(tm)</text:p>
          </table:table-cell>
          <table:table-cell table:number-columns-repeated="11"/>
          <table:table-cell office:value-type="string">
            <text:p>+2 cha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simpsons</text:p>
          </table:table-cell>
          <table:table-cell office:value-type="string">
            <text:p>ned flanders</text:p>
          </table:table-cell>
          <table:table-cell office:value-type="string">
            <text:p>150K?</text:p>
          </table:table-cell>
          <table:table-cell office:value-type="string">
            <text:p>aura of heavenly protection</text:p>
          </table:table-cell>
          <table:table-cell table:number-columns-repeated="2" office:value-type="string">
            <text:p>x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4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cronos</text:p>
          </table:table-cell>
          <table:table-cell office:value-type="string">
            <text:p>106k</text:p>
          </table:table-cell>
          <table:table-cell office:value-type="string">
            <text:p>bracers of protection + 2</text:p>
          </table:table-cell>
          <table:table-cell table:number-columns-repeated="4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F14:.O14])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chaos</text:p>
          </table:table-cell>
          <table:table-cell office:value-type="string">
            <text:p>twelve princesses</text:p>
          </table:table-cell>
          <table:table-cell table:number-columns-repeated="2" office:value-type="string">
            <text:p>n/a</text:p>
          </table:table-cell>
          <table:table-cell office:value-type="string">
            <text:p>cloak of invisibility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Invis :)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wwf ring</text:p>
          </table:table-cell>
          <table:table-cell office:value-type="string">
            <text:p>andre the giant</text:p>
          </table:table-cell>
          <table:table-cell office:value-type="string">
            <text:p>70k</text:p>
          </table:table-cell>
          <table:table-cell office:value-type="string">
            <text:p>wwf heavyweight championship belt</text:p>
          </table:table-cell>
          <table:table-cell table:number-columns-repeated="10" office:value-type="string">
            <text:p>x</text:p>
          </table:table-cell>
          <table:table-cell/>
          <table:table-cell office:value-type="string">
            <text:p>unique, higher ac, 1/1 regen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wwf ring</text:p>
          </table:table-cell>
          <table:table-cell office:value-type="string">
            <text:p>whoever</text:p>
          </table:table-cell>
          <table:table-cell office:value-type="string">
            <text:p>30k</text:p>
          </table:table-cell>
          <table:table-cell office:value-type="string">
            <text:p>wwf intercontinental championship belt</text:p>
          </table:table-cell>
          <table:table-cell table:number-columns-repeated="10" office:value-type="string">
            <text:p>x</text:p>
          </table:table-cell>
          <table:table-cell/>
          <table:table-cell office:value-type="string">
            <text:p>rare, random emotes, 1/0 or 0/1 depending on switch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princess bride</text:p>
          </table:table-cell>
          <table:table-cell office:value-type="string">
            <text:p>dread pirate roberts</text:p>
          </table:table-cell>
          <table:table-cell office:value-type="string">
            <text:p>620k</text:p>
          </table:table-cell>
          <table:table-cell office:value-type="string">
            <text:p>dread pirate mask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masks your identity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rotc</text:p>
          </table:table-cell>
          <table:table-cell office:value-type="string">
            <text:p>admiral rogers</text:p>
          </table:table-cell>
          <table:table-cell office:value-type="string">
            <text:p>80k</text:p>
          </table:table-cell>
          <table:table-cell office:value-type="string">
            <text:p>navy seal pin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+1 str, +3 con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portal of life 2.0</text:p>
          </table:table-cell>
          <table:table-cell office:value-type="string">
            <text:p>guardian</text:p>
          </table:table-cell>
          <table:table-cell office:value-type="string">
            <text:p>250k</text:p>
          </table:table-cell>
          <table:table-cell office:value-type="string">
            <text:p>skin suit of the damned (burning)</text:p>
          </table:table-cell>
          <table:table-cell table:number-columns-repeated="11"/>
          <table:table-cell office:value-type="string">
            <text:p>hardier than 1.0 version and more ac, rare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myth area</text:p>
          </table:table-cell>
          <table:table-cell office:value-type="string">
            <text:p>venus</text:p>
          </table:table-cell>
          <table:table-cell office:value-type="string">
            <text:p>50k</text:p>
          </table:table-cell>
          <table:table-cell office:value-type="string">
            <text:p>cestus gird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/>
          <table:table-cell office:value-type="string">
            <text:p>unique, +2 cha</text:p>
          </table:table-cell>
        </table:table-row>
        <table:table-row table:style-name="ro1">
          <table:table-cell table:number-columns-repeated="4" office:value-type="string">
            <text:p>?</text:p>
          </table:table-cell>
          <table:table-cell office:value-type="string">
            <text:p>adamantite bracers (wavering)</text:p>
          </table:table-cell>
          <table:table-cell table:number-columns-repeated="3"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/>
          <table:table-cell office:value-type="string">
            <text:p>reduces dmg on each hit, some hits heal you rather than dmg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string">
            <text:p>lost city</text:p>
          </table:table-cell>
          <table:table-cell office:value-type="string">
            <text:p>lee</text:p>
          </table:table-cell>
          <table:table-cell office:value-type="string">
            <text:p>80k</text:p>
          </table:table-cell>
          <table:table-cell office:value-type="string">
            <text:p>black belt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6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cience</text:p>
          </table:table-cell>
          <table:table-cell office:value-type="string">
            <text:p>lost city</text:p>
          </table:table-cell>
          <table:table-cell office:value-type="string">
            <text:p>sung</text:p>
          </table:table-cell>
          <table:table-cell office:value-type="string">
            <text:p>143k</text:p>
          </table:table-cell>
          <table:table-cell office:value-type="string">
            <text:p>belt of wisom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+2 wis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murus faralain</text:p>
          </table:table-cell>
          <table:table-cell office:value-type="string">
            <text:p>barbazu (random)</text:p>
          </table:table-cell>
          <table:table-cell office:value-type="string">
            <text:p>40k</text:p>
          </table:table-cell>
          <table:table-cell office:value-type="string">
            <text:p>myril aura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/>
          <table:table-cell office:value-type="string">
            <text:p>+3 dex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string">
            <text:p>whorehouse</text:p>
          </table:table-cell>
          <table:table-cell table:number-columns-repeated="2"/>
          <table:table-cell office:value-type="string">
            <text:p>anal donut</text:p>
          </table:table-cell>
          <table:table-cell table:number-columns-repeated="11"/>
          <table:table-cell office:value-type="string">
            <text:p>sp regen, random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string">
            <text:p>carnegie 2.0</text:p>
          </table:table-cell>
          <table:table-cell office:value-type="string">
            <text:p>new yorker</text:p>
          </table:table-cell>
          <table:table-cell office:value-type="string">
            <text:p>200k</text:p>
          </table:table-cell>
          <table:table-cell office:value-type="string">
            <text:p>expensive mens wristwatch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haha, okay ac for an other</text:p>
          </table:table-cell>
        </table:table-row>
        <table:table-row table:style-name="ro1" table:number-rows-repeated="20"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<text:s/></text:p>
          </table:table-cell>
          <table:table-cell table:number-columns-repeated="12"/>
        </table:table-row>
      </table:table>
      <table:table table:name="unknown" table:style-name="ta13" table:print="false">
        <office:forms form:automatic-focus="false" form:apply-design-mode="false"/>
        <table:table-column table:style-name="co18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21" table:default-cell-style-name="Default"/>
        <table:table-column table:style-name="co11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13" table:default-cell-style-name="Default"/>
        <table:table-row table:style-name="ro1">
          <table:table-cell table:style-name="ce2" office:value-type="string">
            <text:p>Realm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Mob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ravenloft</text:p>
          </table:table-cell>
          <table:table-cell office:value-type="string">
            <text:p>nightmare</text:p>
          </table:table-cell>
          <table:table-cell office:value-type="float" office:value="100">
            <text:p>100</text:p>
          </table:table-cell>
          <table:table-cell office:value-type="string">
            <text:p>phylactery of the mists</text:p>
          </table:table-cell>
          <table:table-cell table:number-columns-repeated="12"/>
        </table:table-row>
        <table:table-row table:style-name="ro1">
          <table:table-cell office:value-type="string">
            <text:p>science</text:p>
          </table:table-cell>
          <table:table-cell office:value-type="string">
            <text:p>USS Enterprise (TNG)</text:p>
          </table:table-cell>
          <table:table-cell table:number-columns-repeated="2" office:value-type="string">
            <text:p>*</text:p>
          </table:table-cell>
          <table:table-cell office:value-type="string">
            <text:p>badge</text:p>
          </table:table-cell>
          <table:table-cell table:number-columns-repeated="11"/>
          <table:table-cell office:value-type="string">
            <text:p>tports you in the area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heaven</text:p>
          </table:table-cell>
          <table:table-cell office:value-type="string">
            <text:p>adam</text:p>
          </table:table-cell>
          <table:table-cell office:value-type="string">
            <text:p>30k</text:p>
          </table:table-cell>
          <table:table-cell office:value-type="string">
            <text:p>death shroud</text:p>
          </table:table-cell>
          <table:table-cell table:number-columns-repeated="12"/>
        </table:table-row>
        <table:table-row table:style-name="ro1">
          <table:table-cell office:value-type="string">
            <text:p>science</text:p>
          </table:table-cell>
          <table:table-cell office:value-type="string">
            <text:p>ued installation</text:p>
          </table:table-cell>
          <table:table-cell table:number-columns-repeated="2" office:value-type="string">
            <text:p>n/a</text:p>
          </table:table-cell>
          <table:table-cell office:value-type="string">
            <text:p>gas mask</text:p>
          </table:table-cell>
          <table:table-cell table:number-columns-repeated="11"/>
          <table:table-cell office:value-type="string">
            <text:p>open cabinet in command center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string">
            <text:p>atlanta</text:p>
          </table:table-cell>
          <table:table-cell table:number-columns-repeated="2"/>
          <table:table-cell office:value-type="string">
            <text:p>mirrorshades</text:p>
          </table:table-cell>
          <table:table-cell table:number-columns-repeated="11"/>
          <table:table-cell office:value-type="string">
            <text:p>let's you see mobs %hps</text:p>
          </table:table-cell>
        </table:table-row>
        <table:table-row table:style-name="ro5">
          <table:table-cell table:number-columns-repeated="4"/>
          <table:table-cell office:value-type="string">
            <text:p>visor</text:p>
          </table:table-cell>
          <table:table-cell table:number-columns-repeated="11"/>
          <table:table-cell office:value-type="string">
            <text:p>can't remember where these are :(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seacave</text:p>
          </table:table-cell>
          <table:table-cell table:number-columns-repeated="2" office:value-type="string">
            <text:p>n/a</text:p>
          </table:table-cell>
          <table:table-cell office:value-type="string">
            <text:p>swim trunks</text:p>
          </table:table-cell>
          <table:table-cell table:number-columns-repeated="11"/>
          <table:table-cell office:value-type="string">
            <text:p>gather for dead swimmer, take trunks, 'swim'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mage tower</text:p>
          </table:table-cell>
          <table:table-cell office:value-type="string">
            <text:p>high colonic mage</text:p>
          </table:table-cell>
          <table:table-cell office:value-type="string">
            <text:p>200k</text:p>
          </table:table-cell>
          <table:table-cell office:value-type="string">
            <text:p>blue and yellow pointy hat</text:p>
          </table:table-cell>
          <table:table-cell table:number-columns-repeated="11"/>
          <table:table-cell office:value-type="string">
            <text:p>+1 wis / int, -1 con / str</text:p>
          </table:table-cell>
        </table:table-row>
      </table:table>
      <table:table table:name="world drops" table:style-name="ta13" table:print="false">
        <office:forms form:automatic-focus="false" form:apply-design-mode="false"/>
        <table:table-column table:style-name="co92" table:default-cell-style-name="Default"/>
        <table:table-column table:style-name="co9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98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Type</text:p>
          </table:table-cell>
          <table:table-cell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buckler of eternia</text:p>
          </table:table-cell>
          <table:table-cell office:value-type="string">
            <text:p>shield</text:p>
          </table:table-cell>
          <table:table-cell table:number-columns-repeated="5" office:value-type="string">
            <text:p>x</text:p>
          </table:table-cell>
          <table:table-cell table:number-columns-repeated="6"/>
          <table:table-cell office:value-type="string">
            <text:p>gives light, is a bag, good ac</text:p>
          </table:table-cell>
        </table:table-row>
        <table:table-row table:style-name="ro16">
          <table:table-cell office:value-type="string">
            <text:p>staff of elemental fury</text:p>
          </table:table-cell>
          <table:table-cell office:value-type="string">
            <text:p>staff</text:p>
          </table:table-cell>
          <table:table-cell table:number-columns-repeated="11"/>
          <table:table-cell office:value-type="string">
            <text:p>summons elementals to help in combat</text:p>
          </table:table-cell>
        </table:table-row>
      </table:table>
      <table:database-ranges>
        <table:database-range table:name="__Anonymous_Sheet_DB__1" table:target-range-address="shield.A1:shield.S22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cloak.A1:cloak.R33">
          <table:sort>
            <table:sort-by table:field-number="15" table:order="descending" table:data-type="automatic"/>
          </table:sort>
        </table:database-range>
        <table:database-range table:target-range-address="main.A1:main.Q47">
          <table:sort>
            <table:sort-by table:field-number="1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5P0" style:volatile="true">
      <number:number number:decimal-places="1" number:min-integer-digits="1" number:grouping="true"/>
      <number:text> </number:text>
    </number:number-style>
    <number:number-style style:name="N145P1" style:volatile="true">
      <number:text> (</number:text>
      <number:number number:decimal-places="1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1" number:min-integer-digits="1"/>
      <number:text>%</number:text>
    </number:percentage-style>
    <number:number-style style:name="N150P0" style:volatile="true">
      <number:number number:decimal-places="3" number:min-integer-digits="1" number:grouping="true"/>
      <number:text> </number:text>
    </number:number-style>
    <number:number-style style:name="N150P1" style:volatile="true">
      <number:text> (</number:text>
      <number:number number:decimal-places="3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4" number:min-integer-digits="1" number:grouping="true"/>
      <number:text> </number:text>
    </number:number-style>
    <number:number-style style:name="N153P1" style:volatile="true">
      <number:text> (</number:text>
      <number:number number:decimal-places="4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8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6" number:min-integer-digits="1"/>
    </number:number-style>
    <number:number-style style:name="N159P0" style:volatile="true">
      <number:number number:decimal-places="0" number:min-integer-digits="1" number:grouping="true"/>
    </number:number-style>
    <number:number-style style:name="N159">
      <style:text-properties fo:color="#ff0000"/>
      <number:number number:decimal-places="0" number:min-integer-digits="1" number:grouping="true"/>
      <style:map style:condition="value()&gt;=0" style:apply-style-name="N159P0"/>
    </number:number-style>
    <number:number-style style:name="N160">
      <number:number number:decimal-places="1" number:min-integer-digits="1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16:4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tal_20_for_20_set" style:display-name="PageStyle_total for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lmet" style:display-name="PageStyle_helm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ulet" style:display-name="PageStyle_amu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n" style:display-name="PageStyle_ma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reastplate" style:display-name="PageStyle_breastpla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loak" style:display-name="PageStyle_cloa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loves" style:display-name="PageStyle_glov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eaves" style:display-name="PageStyle_greav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ots" style:display-name="PageStyle_boo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ng" style:display-name="PageStyle_r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ield" style:display-name="PageStyle_shie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ddypants</meta:initial-creator>
    <meta:creation-date>2010-07-19T19:33:32</meta:creation-date>
    <dc:date>2015-03-10T16:42:08</dc:date>
    <meta:generator>OpenOffice/4.1.1$Unix OpenOffice.org_project/411m6$Build-9775</meta:generator>
    <meta:editing-duration>P1DT20M27S</meta:editing-duration>
    <meta:editing-cycles>379</meta:editing-cycles>
    <meta:document-statistic meta:table-count="15" meta:cell-count="4075" meta:object-count="0"/>
  </office:meta>
</office:document-meta>
</file>